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99.81pt"/>
    </style:style>
    <style:style style:name="co17" style:family="table-column">
      <style:table-column-properties fo:break-before="auto" style:column-width="189.35pt"/>
    </style:style>
    <style:style style:name="co18" style:family="table-column">
      <style:table-column-properties fo:break-before="auto" style:column-width="185.5pt"/>
    </style:style>
    <style:style style:name="co19" style:family="table-column">
      <style:table-column-properties fo:break-before="auto" style:column-width="196.3pt"/>
    </style:style>
    <style:style style:name="co20" style:family="table-column">
      <style:table-column-properties fo:break-before="auto" style:column-width="114.46pt"/>
    </style:style>
    <style:style style:name="co21" style:family="table-column">
      <style:table-column-properties fo:break-before="auto" style:column-width="139.21pt"/>
    </style:style>
    <style:style style:name="co22" style:family="table-column">
      <style:table-column-properties fo:break-before="auto" style:column-width="108.31pt"/>
    </style:style>
    <style:style style:name="co23" style:family="table-column">
      <style:table-column-properties fo:break-before="auto" style:column-width="119.1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211.49pt"/>
    </style:style>
    <style:style style:name="co26" style:family="table-column">
      <style:table-column-properties fo:break-before="auto" style:column-width="122.6pt"/>
    </style:style>
    <style:style style:name="co27" style:family="table-column">
      <style:table-column-properties fo:break-before="auto" style:column-width="149.5pt"/>
    </style:style>
    <style:style style:name="co28" style:family="table-column">
      <style:table-column-properties fo:break-before="auto" style:column-width="115.54pt"/>
    </style:style>
    <style:style style:name="co29" style:family="table-column">
      <style:table-column-properties fo:break-before="auto" style:column-width="127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RUN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percentile_viewfeedresponsetime_edge1</text:p>
          </table:table-cell>
          <table:table-cell office:value-type="string" calcext:value-type="string">
            <text:p>percentile_viewfeedresponsetime_edge2</text:p>
          </table:table-cell>
          <table:table-cell office:value-type="string" calcext:value-type="string">
            <text:p>percentile_addfeedresponsetime_edge1</text:p>
          </table:table-cell>
          <table:table-cell office:value-type="string" calcext:value-type="string">
            <text:p>percentile_addfeedresponsetime_edge2</text:p>
          </table:table-cell>
          <table:table-cell office:value-type="string" calcext:value-type="string">
            <text:p>percentile_deletefeedresponsetime_edge1</text:p>
          </table:table-cell>
          <table:table-cell office:value-type="string" calcext:value-type="string">
            <text:p>percentile_deletefeedresponsetime_edge2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ue May 02 12:46:00 UTC 2017</text:p>
          </table:table-cell>
          <table:table-cell office:value-type="float" office:value="391" calcext:value-type="float">
            <text:p>391</text:p>
          </table:table-cell>
          <table:table-cell table:formula="of:=1497411584" office:value-type="float" office:value="1497411584" calcext:value-type="float">
            <text:p>1497411584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7" calcext:value-type="float">
            <text:p>37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35687.265625" calcext:value-type="float">
            <text:p>135687.265625</text:p>
          </table:table-cell>
          <table:table-cell office:value-type="float" office:value="89" calcext:value-type="float">
            <text:p>89</text:p>
          </table:table-cell>
          <table:table-cell office:value-type="float" office:value="931553280" calcext:value-type="float">
            <text:p>931553280</text:p>
          </table:table-cell>
          <table:table-cell office:value-type="float" office:value="19968.89453125" calcext:value-type="float">
            <text:p>19968.89453125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462614528" calcext:value-type="float">
            <text:p>462614528</text:p>
          </table:table-cell>
          <table:table-cell office:value-type="float" office:value="464064512" calcext:value-type="float">
            <text:p>464064512</text:p>
          </table:table-cell>
          <table:table-cell office:value-type="float" office:value="1654734.125" calcext:value-type="float">
            <text:p>1654734.125</text:p>
          </table:table-cell>
          <table:table-cell office:value-type="float" office:value="1589898.25" calcext:value-type="float">
            <text:p>1589898.25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207000002264976" calcext:value-type="float">
            <text:p>0.207000002264976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92381143569946" calcext:value-type="float">
            <text:p>0.692381143569946</text:p>
          </table:table-cell>
          <table:table-cell office:value-type="float" office:value="600" calcext:value-type="float">
            <text:p>600</text:p>
          </table:table-cell>
          <table:table-cell office:value-type="float" office:value="26472" calcext:value-type="float">
            <text:p>26472</text:p>
          </table:table-cell>
          <table:table-cell office:value-type="float" office:value="26672" calcext:value-type="float">
            <text:p>26672</text:p>
          </table:table-cell>
          <table:table-cell office:value-type="float" office:value="16311" calcext:value-type="float">
            <text:p>16311</text:p>
          </table:table-cell>
          <table:table-cell office:value-type="float" office:value="16397" calcext:value-type="float">
            <text:p>163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900014" calcext:value-type="float">
            <text:p>1071900014</text:p>
          </table:table-cell>
          <table:table-cell office:value-type="float" office:value="1110240648" calcext:value-type="float">
            <text:p>1110240648</text:p>
          </table:table-cell>
          <table:table-cell office:value-type="float" office:value="339183749" calcext:value-type="float">
            <text:p>339183749</text:p>
          </table:table-cell>
          <table:table-cell office:value-type="float" office:value="231843300" calcext:value-type="float">
            <text:p>231843300</text:p>
          </table:table-cell>
          <table:table-cell office:value-type="float" office:value="289834482" calcext:value-type="float">
            <text:p>289834482</text:p>
          </table:table-cell>
          <table:table-cell office:value-type="float" office:value="315696181" calcext:value-type="float">
            <text:p>315696181</text:p>
          </table:table-cell>
          <table:table-cell office:value-type="float" office:value="288946425" calcext:value-type="float">
            <text:p>288946425</text:p>
          </table:table-cell>
          <table:table-cell table:number-columns-repeated="2" office:value-type="float" office:value="76713858" calcext:value-type="float">
            <text:p>76713858</text:p>
          </table:table-cell>
          <table:table-cell office:value-type="float" office:value="39111142" calcext:value-type="float">
            <text:p>39111142</text:p>
          </table:table-cell>
          <table:table-cell office:value-type="float" office:value="37592839" calcext:value-type="float">
            <text:p>375928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ue May 02 12:45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497276416" calcext:value-type="float">
            <text:p>1497276416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3" calcext:value-type="float">
            <text:p>33</text:p>
          </table:table-cell>
          <table:table-cell office:value-type="float" office:value="30769152" calcext:value-type="float">
            <text:p>30769152</text:p>
          </table:table-cell>
          <table:table-cell office:value-type="float" office:value="139434.296875" calcext:value-type="float">
            <text:p>139434.296875</text:p>
          </table:table-cell>
          <table:table-cell office:value-type="float" office:value="86" calcext:value-type="float">
            <text:p>86</text:p>
          </table:table-cell>
          <table:table-cell office:value-type="float" office:value="931188736" calcext:value-type="float">
            <text:p>931188736</text:p>
          </table:table-cell>
          <table:table-cell office:value-type="float" office:value="19828.216796875" calcext:value-type="float">
            <text:p>19828.216796875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457809920" calcext:value-type="float">
            <text:p>457809920</text:p>
          </table:table-cell>
          <table:table-cell office:value-type="float" office:value="461975552" calcext:value-type="float">
            <text:p>461975552</text:p>
          </table:table-cell>
          <table:table-cell office:value-type="float" office:value="1654734.125" calcext:value-type="float">
            <text:p>1654734.125</text:p>
          </table:table-cell>
          <table:table-cell office:value-type="float" office:value="1589898.25" calcext:value-type="float">
            <text:p>1589898.25</text:p>
          </table:table-cell>
          <table:table-cell office:value-type="float" office:value="0.113499999046326" calcext:value-type="float">
            <text:p>0.113499999046326</text:p>
          </table:table-cell>
          <table:table-cell office:value-type="float" office:value="0.210250005125999" calcext:value-type="float">
            <text:p>0.210250005125999</text:p>
          </table:table-cell>
          <table:table-cell office:value-type="float" office:value="0.17399999499321" calcext:value-type="float">
            <text:p>0.17399999499321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9227397441864" calcext:value-type="float">
            <text:p>0.69227397441864</text:p>
          </table:table-cell>
          <table:table-cell office:value-type="float" office:value="600" calcext:value-type="float">
            <text:p>600</text:p>
          </table:table-cell>
          <table:table-cell office:value-type="float" office:value="25706" calcext:value-type="float">
            <text:p>25706</text:p>
          </table:table-cell>
          <table:table-cell office:value-type="float" office:value="25921" calcext:value-type="float">
            <text:p>25921</text:p>
          </table:table-cell>
          <table:table-cell office:value-type="float" office:value="15132" calcext:value-type="float">
            <text:p>15132</text:p>
          </table:table-cell>
          <table:table-cell office:value-type="float" office:value="15187" calcext:value-type="float">
            <text:p>151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53245" calcext:value-type="float">
            <text:p>999953245</text:p>
          </table:table-cell>
          <table:table-cell office:value-type="float" office:value="1245722996" calcext:value-type="float">
            <text:p>1245722996</text:p>
          </table:table-cell>
          <table:table-cell office:value-type="float" office:value="363142910" calcext:value-type="float">
            <text:p>363142910</text:p>
          </table:table-cell>
          <table:table-cell office:value-type="float" office:value="313683273" calcext:value-type="float">
            <text:p>313683273</text:p>
          </table:table-cell>
          <table:table-cell office:value-type="float" office:value="360235065" calcext:value-type="float">
            <text:p>360235065</text:p>
          </table:table-cell>
          <table:table-cell office:value-type="float" office:value="207219541" calcext:value-type="float">
            <text:p>207219541</text:p>
          </table:table-cell>
          <table:table-cell office:value-type="float" office:value="311260661" calcext:value-type="float">
            <text:p>311260661</text:p>
          </table:table-cell>
          <table:table-cell table:number-columns-repeated="2" office:value-type="float" office:value="75462810" calcext:value-type="float">
            <text:p>75462810</text:p>
          </table:table-cell>
          <table:table-cell office:value-type="float" office:value="39791331" calcext:value-type="float">
            <text:p>39791331</text:p>
          </table:table-cell>
          <table:table-cell office:value-type="float" office:value="39644808" calcext:value-type="float">
            <text:p>396448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ue May 02 12:44:00 UTC 2017</text:p>
          </table:table-cell>
          <table:table-cell office:value-type="float" office:value="393" calcext:value-type="float">
            <text:p>393</text:p>
          </table:table-cell>
          <table:table-cell office:value-type="float" office:value="1497333760" calcext:value-type="float">
            <text:p>1497333760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6" calcext:value-type="float">
            <text:p>36</text:p>
          </table:table-cell>
          <table:table-cell office:value-type="float" office:value="30765056" calcext:value-type="float">
            <text:p>30765056</text:p>
          </table:table-cell>
          <table:table-cell office:value-type="float" office:value="139434.296875" calcext:value-type="float">
            <text:p>139434.296875</text:p>
          </table:table-cell>
          <table:table-cell office:value-type="float" office:value="95" calcext:value-type="float">
            <text:p>95</text:p>
          </table:table-cell>
          <table:table-cell office:value-type="float" office:value="930930688" calcext:value-type="float">
            <text:p>930930688</text:p>
          </table:table-cell>
          <table:table-cell office:value-type="float" office:value="22058.671875" calcext:value-type="float">
            <text:p>22058.671875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454144000" calcext:value-type="float">
            <text:p>454144000</text:p>
          </table:table-cell>
          <table:table-cell office:value-type="float" office:value="461307904" calcext:value-type="float">
            <text:p>461307904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209999993443489" calcext:value-type="float">
            <text:p>0.209999993443489</text:p>
          </table:table-cell>
          <table:table-cell office:value-type="float" office:value="0.177000001072884" calcext:value-type="float">
            <text:p>0.17700000107288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92062139511108" calcext:value-type="float">
            <text:p>0.692062139511108</text:p>
          </table:table-cell>
          <table:table-cell office:value-type="float" office:value="522" calcext:value-type="float">
            <text:p>522</text:p>
          </table:table-cell>
          <table:table-cell office:value-type="float" office:value="24981" calcext:value-type="float">
            <text:p>24981</text:p>
          </table:table-cell>
          <table:table-cell office:value-type="float" office:value="25170" calcext:value-type="float">
            <text:p>25170</text:p>
          </table:table-cell>
          <table:table-cell office:value-type="float" office:value="13932" calcext:value-type="float">
            <text:p>13932</text:p>
          </table:table-cell>
          <table:table-cell office:value-type="float" office:value="14001" calcext:value-type="float">
            <text:p>14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9453380" calcext:value-type="float">
            <text:p>1299453380</text:p>
          </table:table-cell>
          <table:table-cell office:value-type="float" office:value="1235717806" calcext:value-type="float">
            <text:p>1235717806</text:p>
          </table:table-cell>
          <table:table-cell office:value-type="float" office:value="402208734" calcext:value-type="float">
            <text:p>402208734</text:p>
          </table:table-cell>
          <table:table-cell office:value-type="float" office:value="360853771" calcext:value-type="float">
            <text:p>360853771</text:p>
          </table:table-cell>
          <table:table-cell office:value-type="float" office:value="296161827" calcext:value-type="float">
            <text:p>296161827</text:p>
          </table:table-cell>
          <table:table-cell office:value-type="float" office:value="352251523" calcext:value-type="float">
            <text:p>352251523</text:p>
          </table:table-cell>
          <table:table-cell office:value-type="float" office:value="304761374" calcext:value-type="float">
            <text:p>304761374</text:p>
          </table:table-cell>
          <table:table-cell table:number-columns-repeated="2" office:value-type="float" office:value="78090416" calcext:value-type="float">
            <text:p>78090416</text:p>
          </table:table-cell>
          <table:table-cell office:value-type="float" office:value="37353257" calcext:value-type="float">
            <text:p>37353257</text:p>
          </table:table-cell>
          <table:table-cell office:value-type="float" office:value="36095003" calcext:value-type="float">
            <text:p>360950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ue May 02 12:43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497853952" calcext:value-type="float">
            <text:p>1497853952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5" calcext:value-type="float">
            <text:p>35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44985.90625" calcext:value-type="float">
            <text:p>144985.90625</text:p>
          </table:table-cell>
          <table:table-cell office:value-type="float" office:value="99" calcext:value-type="float">
            <text:p>99</text:p>
          </table:table-cell>
          <table:table-cell office:value-type="float" office:value="930820096" calcext:value-type="float">
            <text:p>930820096</text:p>
          </table:table-cell>
          <table:table-cell office:value-type="float" office:value="22367.486328125" calcext:value-type="float">
            <text:p>22367.486328125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0867200" calcext:value-type="float">
            <text:p>450867200</text:p>
          </table:table-cell>
          <table:table-cell office:value-type="float" office:value="458653696" calcext:value-type="float">
            <text:p>458653696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20550000667572" calcext:value-type="float">
            <text:p>0.20550000667572</text:p>
          </table:table-cell>
          <table:table-cell office:value-type="float" office:value="0.17849999666214" calcext:value-type="float">
            <text:p>0.17849999666214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0.691881597042084" calcext:value-type="float">
            <text:p>0.691881597042084</text:p>
          </table:table-cell>
          <table:table-cell office:value-type="float" office:value="522" calcext:value-type="float">
            <text:p>522</text:p>
          </table:table-cell>
          <table:table-cell office:value-type="float" office:value="24222" calcext:value-type="float">
            <text:p>24222</text:p>
          </table:table-cell>
          <table:table-cell office:value-type="float" office:value="24448" calcext:value-type="float">
            <text:p>24448</text:p>
          </table:table-cell>
          <table:table-cell office:value-type="float" office:value="12758" calcext:value-type="float">
            <text:p>12758</text:p>
          </table:table-cell>
          <table:table-cell office:value-type="float" office:value="12790" calcext:value-type="float">
            <text:p>127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7003121" calcext:value-type="float">
            <text:p>977003121</text:p>
          </table:table-cell>
          <table:table-cell office:value-type="float" office:value="951034677" calcext:value-type="float">
            <text:p>951034677</text:p>
          </table:table-cell>
          <table:table-cell office:value-type="float" office:value="346351187" calcext:value-type="float">
            <text:p>346351187</text:p>
          </table:table-cell>
          <table:table-cell office:value-type="float" office:value="414989286" calcext:value-type="float">
            <text:p>414989286</text:p>
          </table:table-cell>
          <table:table-cell office:value-type="float" office:value="320943156" calcext:value-type="float">
            <text:p>320943156</text:p>
          </table:table-cell>
          <table:table-cell office:value-type="float" office:value="286747961" calcext:value-type="float">
            <text:p>286747961</text:p>
          </table:table-cell>
          <table:table-cell office:value-type="float" office:value="288161878" calcext:value-type="float">
            <text:p>288161878</text:p>
          </table:table-cell>
          <table:table-cell table:number-columns-repeated="2" office:value-type="float" office:value="78466840" calcext:value-type="float">
            <text:p>78466840</text:p>
          </table:table-cell>
          <table:table-cell office:value-type="float" office:value="41744027" calcext:value-type="float">
            <text:p>41744027</text:p>
          </table:table-cell>
          <table:table-cell office:value-type="float" office:value="48998472" calcext:value-type="float">
            <text:p>489984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e May 02 12:42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174016" calcext:value-type="float">
            <text:p>1497174016</text:p>
          </table:table-cell>
          <table:table-cell office:value-type="float" office:value="8216256.5" calcext:value-type="float">
            <text:p>8216256.5</text:p>
          </table:table-cell>
          <table:table-cell office:value-type="float" office:value="33" calcext:value-type="float">
            <text:p>33</text:p>
          </table:table-cell>
          <table:table-cell office:value-type="float" office:value="29966336" calcext:value-type="float">
            <text:p>29966336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4" calcext:value-type="float">
            <text:p>104</text:p>
          </table:table-cell>
          <table:table-cell office:value-type="float" office:value="930594816" calcext:value-type="float">
            <text:p>930594816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448229376" calcext:value-type="float">
            <text:p>448229376</text:p>
          </table:table-cell>
          <table:table-cell office:value-type="float" office:value="456433664" calcext:value-type="float">
            <text:p>456433664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210999995470047" calcext:value-type="float">
            <text:p>0.210999995470047</text:p>
          </table:table-cell>
          <table:table-cell office:value-type="float" office:value="0.178249999880791" calcext:value-type="float">
            <text:p>0.178249999880791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693667411804199" calcext:value-type="float">
            <text:p>0.693667411804199</text:p>
          </table:table-cell>
          <table:table-cell office:value-type="float" office:value="522" calcext:value-type="float">
            <text:p>522</text:p>
          </table:table-cell>
          <table:table-cell office:value-type="float" office:value="23401" calcext:value-type="float">
            <text:p>23401</text:p>
          </table:table-cell>
          <table:table-cell office:value-type="float" office:value="23595" calcext:value-type="float">
            <text:p>23595</text:p>
          </table:table-cell>
          <table:table-cell office:value-type="float" office:value="11657" calcext:value-type="float">
            <text:p>11657</text:p>
          </table:table-cell>
          <table:table-cell office:value-type="float" office:value="11716" calcext:value-type="float">
            <text:p>117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384923" calcext:value-type="float">
            <text:p>840384923</text:p>
          </table:table-cell>
          <table:table-cell office:value-type="float" office:value="986011597" calcext:value-type="float">
            <text:p>986011597</text:p>
          </table:table-cell>
          <table:table-cell office:value-type="float" office:value="384235433" calcext:value-type="float">
            <text:p>384235433</text:p>
          </table:table-cell>
          <table:table-cell office:value-type="float" office:value="251855233" calcext:value-type="float">
            <text:p>251855233</text:p>
          </table:table-cell>
          <table:table-cell office:value-type="float" office:value="308260537" calcext:value-type="float">
            <text:p>308260537</text:p>
          </table:table-cell>
          <table:table-cell office:value-type="float" office:value="298408961" calcext:value-type="float">
            <text:p>298408961</text:p>
          </table:table-cell>
          <table:table-cell office:value-type="float" office:value="272826777" calcext:value-type="float">
            <text:p>272826777</text:p>
          </table:table-cell>
          <table:table-cell table:number-columns-repeated="2" office:value-type="float" office:value="74816968" calcext:value-type="float">
            <text:p>74816968</text:p>
          </table:table-cell>
          <table:table-cell office:value-type="float" office:value="40132580" calcext:value-type="float">
            <text:p>40132580</text:p>
          </table:table-cell>
          <table:table-cell office:value-type="float" office:value="35517655" calcext:value-type="float">
            <text:p>355176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e May 02 12:41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513984" calcext:value-type="float">
            <text:p>1497513984</text:p>
          </table:table-cell>
          <table:table-cell office:value-type="float" office:value="7893696" calcext:value-type="float">
            <text:p>7893696</text:p>
          </table:table-cell>
          <table:table-cell office:value-type="float" office:value="35" calcext:value-type="float">
            <text:p>35</text:p>
          </table:table-cell>
          <table:table-cell office:value-type="float" office:value="29958144" calcext:value-type="float">
            <text:p>29958144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8" calcext:value-type="float">
            <text:p>108</text:p>
          </table:table-cell>
          <table:table-cell office:value-type="float" office:value="930033664" calcext:value-type="float">
            <text:p>930033664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446881792" calcext:value-type="float">
            <text:p>446881792</text:p>
          </table:table-cell>
          <table:table-cell office:value-type="float" office:value="453591040" calcext:value-type="float">
            <text:p>453591040</text:p>
          </table:table-cell>
          <table:table-cell office:value-type="float" office:value="1488583.125" calcext:value-type="float">
            <text:p>1488583.125</text:p>
          </table:table-cell>
          <table:table-cell office:value-type="float" office:value="1636348.625" calcext:value-type="float">
            <text:p>1636348.6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208000004291534" calcext:value-type="float">
            <text:p>0.208000004291534</text:p>
          </table:table-cell>
          <table:table-cell office:value-type="float" office:value="0.204999998211861" calcext:value-type="float">
            <text:p>0.204999998211861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691637933254242" calcext:value-type="float">
            <text:p>0.691637933254242</text:p>
          </table:table-cell>
          <table:table-cell office:value-type="float" office:value="502" calcext:value-type="float">
            <text:p>502</text:p>
          </table:table-cell>
          <table:table-cell office:value-type="float" office:value="22528" calcext:value-type="float">
            <text:p>22528</text:p>
          </table:table-cell>
          <table:table-cell office:value-type="float" office:value="22751" calcext:value-type="float">
            <text:p>22751</text:p>
          </table:table-cell>
          <table:table-cell office:value-type="float" office:value="10627" calcext:value-type="float">
            <text:p>10627</text:p>
          </table:table-cell>
          <table:table-cell office:value-type="float" office:value="10684" calcext:value-type="float">
            <text:p>106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3098643" calcext:value-type="float">
            <text:p>983098643</text:p>
          </table:table-cell>
          <table:table-cell office:value-type="float" office:value="897821075" calcext:value-type="float">
            <text:p>897821075</text:p>
          </table:table-cell>
          <table:table-cell office:value-type="float" office:value="381676392" calcext:value-type="float">
            <text:p>381676392</text:p>
          </table:table-cell>
          <table:table-cell office:value-type="float" office:value="340531721" calcext:value-type="float">
            <text:p>340531721</text:p>
          </table:table-cell>
          <table:table-cell office:value-type="float" office:value="330081734" calcext:value-type="float">
            <text:p>330081734</text:p>
          </table:table-cell>
          <table:table-cell office:value-type="float" office:value="280486475" calcext:value-type="float">
            <text:p>280486475</text:p>
          </table:table-cell>
          <table:table-cell office:value-type="float" office:value="259285299" calcext:value-type="float">
            <text:p>259285299</text:p>
          </table:table-cell>
          <table:table-cell table:number-columns-repeated="2" office:value-type="float" office:value="72902372" calcext:value-type="float">
            <text:p>72902372</text:p>
          </table:table-cell>
          <table:table-cell office:value-type="float" office:value="35642187" calcext:value-type="float">
            <text:p>35642187</text:p>
          </table:table-cell>
          <table:table-cell office:value-type="float" office:value="35244714" calcext:value-type="float">
            <text:p>352447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e May 02 12:40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227264" calcext:value-type="float">
            <text:p>1497227264</text:p>
          </table:table-cell>
          <table:table-cell office:value-type="float" office:value="8301794" calcext:value-type="float">
            <text:p>8301794</text:p>
          </table:table-cell>
          <table:table-cell office:value-type="float" office:value="35" calcext:value-type="float">
            <text:p>35</text:p>
          </table:table-cell>
          <table:table-cell office:value-type="float" office:value="29270016" calcext:value-type="float">
            <text:p>29270016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4" calcext:value-type="float">
            <text:p>104</text:p>
          </table:table-cell>
          <table:table-cell office:value-type="float" office:value="930119680" calcext:value-type="float">
            <text:p>930119680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447164416" calcext:value-type="float">
            <text:p>447164416</text:p>
          </table:table-cell>
          <table:table-cell office:value-type="float" office:value="451973120" calcext:value-type="float">
            <text:p>451973120</text:p>
          </table:table-cell>
          <table:table-cell office:value-type="float" office:value="1499465.875" calcext:value-type="float">
            <text:p>1499465.875</text:p>
          </table:table-cell>
          <table:table-cell office:value-type="float" office:value="1506336.625" calcext:value-type="float">
            <text:p>1506336.62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206499993801117" calcext:value-type="float">
            <text:p>0.206499993801117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691303730010986" calcext:value-type="float">
            <text:p>0.691303730010986</text:p>
          </table:table-cell>
          <table:table-cell office:value-type="float" office:value="502" calcext:value-type="float">
            <text:p>502</text:p>
          </table:table-cell>
          <table:table-cell office:value-type="float" office:value="21594" calcext:value-type="float">
            <text:p>21594</text:p>
          </table:table-cell>
          <table:table-cell office:value-type="float" office:value="21836" calcext:value-type="float">
            <text:p>21836</text:p>
          </table:table-cell>
          <table:table-cell office:value-type="float" office:value="9647" calcext:value-type="float">
            <text:p>9647</text:p>
          </table:table-cell>
          <table:table-cell office:value-type="float" office:value="9687" calcext:value-type="float">
            <text:p>96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065267" calcext:value-type="float">
            <text:p>864065267</text:p>
          </table:table-cell>
          <table:table-cell office:value-type="float" office:value="904019398" calcext:value-type="float">
            <text:p>904019398</text:p>
          </table:table-cell>
          <table:table-cell office:value-type="float" office:value="271899278" calcext:value-type="float">
            <text:p>271899278</text:p>
          </table:table-cell>
          <table:table-cell office:value-type="float" office:value="370943727" calcext:value-type="float">
            <text:p>370943727</text:p>
          </table:table-cell>
          <table:table-cell office:value-type="float" office:value="394289300" calcext:value-type="float">
            <text:p>394289300</text:p>
          </table:table-cell>
          <table:table-cell office:value-type="float" office:value="312171967" calcext:value-type="float">
            <text:p>312171967</text:p>
          </table:table-cell>
          <table:table-cell office:value-type="float" office:value="260100480" calcext:value-type="float">
            <text:p>260100480</text:p>
          </table:table-cell>
          <table:table-cell table:number-columns-repeated="2" office:value-type="float" office:value="76470121" calcext:value-type="float">
            <text:p>76470121</text:p>
          </table:table-cell>
          <table:table-cell office:value-type="float" office:value="36615898" calcext:value-type="float">
            <text:p>36615898</text:p>
          </table:table-cell>
          <table:table-cell office:value-type="float" office:value="45276442" calcext:value-type="float">
            <text:p>452764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e May 02 12:39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496977408" calcext:value-type="float">
            <text:p>1496977408</text:p>
          </table:table-cell>
          <table:table-cell office:value-type="float" office:value="8301794" calcext:value-type="float">
            <text:p>8301794</text:p>
          </table:table-cell>
          <table:table-cell office:value-type="float" office:value="35" calcext:value-type="float">
            <text:p>35</text:p>
          </table:table-cell>
          <table:table-cell office:value-type="float" office:value="30822400" calcext:value-type="float">
            <text:p>30822400</text:p>
          </table:table-cell>
          <table:table-cell office:value-type="float" office:value="146920.296875" calcext:value-type="float">
            <text:p>146920.296875</text:p>
          </table:table-cell>
          <table:table-cell office:value-type="float" office:value="90" calcext:value-type="float">
            <text:p>90</text:p>
          </table:table-cell>
          <table:table-cell office:value-type="float" office:value="929447936" calcext:value-type="float">
            <text:p>929447936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440537088" calcext:value-type="float">
            <text:p>440537088</text:p>
          </table:table-cell>
          <table:table-cell office:value-type="float" office:value="446648320" calcext:value-type="float">
            <text:p>446648320</text:p>
          </table:table-cell>
          <table:table-cell office:value-type="float" office:value="1742083.25" calcext:value-type="float">
            <text:p>1742083.25</text:p>
          </table:table-cell>
          <table:table-cell office:value-type="float" office:value="1506336.625" calcext:value-type="float">
            <text:p>1506336.625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0.197249993681908" calcext:value-type="float">
            <text:p>0.197249993681908</text:p>
          </table:table-cell>
          <table:table-cell office:value-type="float" office:value="0.166500002145767" calcext:value-type="float">
            <text:p>0.16650000214576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91139340400696" calcext:value-type="float">
            <text:p>0.691139340400696</text:p>
          </table:table-cell>
          <table:table-cell office:value-type="float" office:value="502" calcext:value-type="float">
            <text:p>502</text:p>
          </table:table-cell>
          <table:table-cell office:value-type="float" office:value="20667" calcext:value-type="float">
            <text:p>20667</text:p>
          </table:table-cell>
          <table:table-cell office:value-type="float" office:value="20932" calcext:value-type="float">
            <text:p>20932</text:p>
          </table:table-cell>
          <table:table-cell office:value-type="float" office:value="8700" calcext:value-type="float">
            <text:p>8700</text:p>
          </table:table-cell>
          <table:table-cell office:value-type="float" office:value="8675" calcext:value-type="float">
            <text:p>8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6682785" calcext:value-type="float">
            <text:p>756682785</text:p>
          </table:table-cell>
          <table:table-cell office:value-type="float" office:value="836370447" calcext:value-type="float">
            <text:p>836370447</text:p>
          </table:table-cell>
          <table:table-cell office:value-type="float" office:value="257248525" calcext:value-type="float">
            <text:p>257248525</text:p>
          </table:table-cell>
          <table:table-cell office:value-type="float" office:value="276813702" calcext:value-type="float">
            <text:p>276813702</text:p>
          </table:table-cell>
          <table:table-cell office:value-type="float" office:value="288568751" calcext:value-type="float">
            <text:p>288568751</text:p>
          </table:table-cell>
          <table:table-cell office:value-type="float" office:value="328457865" calcext:value-type="float">
            <text:p>328457865</text:p>
          </table:table-cell>
          <table:table-cell office:value-type="float" office:value="254314305" calcext:value-type="float">
            <text:p>254314305</text:p>
          </table:table-cell>
          <table:table-cell table:number-columns-repeated="2" office:value-type="float" office:value="73376143" calcext:value-type="float">
            <text:p>73376143</text:p>
          </table:table-cell>
          <table:table-cell office:value-type="float" office:value="43485529" calcext:value-type="float">
            <text:p>43485529</text:p>
          </table:table-cell>
          <table:table-cell office:value-type="float" office:value="34514412" calcext:value-type="float">
            <text:p>34514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e May 02 12:38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8329088" calcext:value-type="float">
            <text:p>1498329088</text:p>
          </table:table-cell>
          <table:table-cell office:value-type="float" office:value="8461977" calcext:value-type="float">
            <text:p>8461977</text:p>
          </table:table-cell>
          <table:table-cell office:value-type="float" office:value="35" calcext:value-type="float">
            <text:p>35</text:p>
          </table:table-cell>
          <table:table-cell office:value-type="float" office:value="32169984" calcext:value-type="float">
            <text:p>32169984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3" calcext:value-type="float">
            <text:p>93</text:p>
          </table:table-cell>
          <table:table-cell office:value-type="float" office:value="929710080" calcext:value-type="float">
            <text:p>929710080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438476800" calcext:value-type="float">
            <text:p>438476800</text:p>
          </table:table-cell>
          <table:table-cell office:value-type="float" office:value="443707392" calcext:value-type="float">
            <text:p>443707392</text:p>
          </table:table-cell>
          <table:table-cell office:value-type="float" office:value="1500366.125" calcext:value-type="float">
            <text:p>1500366.125</text:p>
          </table:table-cell>
          <table:table-cell office:value-type="float" office:value="1821246.625" calcext:value-type="float">
            <text:p>1821246.6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98750004172325" calcext:value-type="float">
            <text:p>0.198750004172325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6911740899086" calcext:value-type="float">
            <text:p>0.6911740899086</text:p>
          </table:table-cell>
          <table:table-cell office:value-type="float" office:value="433" calcext:value-type="float">
            <text:p>433</text:p>
          </table:table-cell>
          <table:table-cell office:value-type="float" office:value="19846" calcext:value-type="float">
            <text:p>19846</text:p>
          </table:table-cell>
          <table:table-cell office:value-type="float" office:value="20129" calcext:value-type="float">
            <text:p>20129</text:p>
          </table:table-cell>
          <table:table-cell office:value-type="float" office:value="7784" calcext:value-type="float">
            <text:p>7784</text:p>
          </table:table-cell>
          <table:table-cell office:value-type="float" office:value="7740" calcext:value-type="float">
            <text:p>77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288044" calcext:value-type="float">
            <text:p>1015288044</text:p>
          </table:table-cell>
          <table:table-cell office:value-type="float" office:value="1041139441" calcext:value-type="float">
            <text:p>1041139441</text:p>
          </table:table-cell>
          <table:table-cell office:value-type="float" office:value="300856549" calcext:value-type="float">
            <text:p>300856549</text:p>
          </table:table-cell>
          <table:table-cell office:value-type="float" office:value="343750949" calcext:value-type="float">
            <text:p>343750949</text:p>
          </table:table-cell>
          <table:table-cell office:value-type="float" office:value="249281555" calcext:value-type="float">
            <text:p>249281555</text:p>
          </table:table-cell>
          <table:table-cell office:value-type="float" office:value="353623686" calcext:value-type="float">
            <text:p>353623686</text:p>
          </table:table-cell>
          <table:table-cell office:value-type="float" office:value="292347361" calcext:value-type="float">
            <text:p>292347361</text:p>
          </table:table-cell>
          <table:table-cell table:number-columns-repeated="2" office:value-type="float" office:value="71839825" calcext:value-type="float">
            <text:p>71839825</text:p>
          </table:table-cell>
          <table:table-cell office:value-type="float" office:value="40862258" calcext:value-type="float">
            <text:p>40862258</text:p>
          </table:table-cell>
          <table:table-cell office:value-type="float" office:value="35841390" calcext:value-type="float">
            <text:p>358413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e May 02 12:37:00 UTC 2017</text:p>
          </table:table-cell>
          <table:table-cell office:value-type="float" office:value="393" calcext:value-type="float">
            <text:p>393</text:p>
          </table:table-cell>
          <table:table-cell office:value-type="float" office:value="1497079808" calcext:value-type="float">
            <text:p>1497079808</text:p>
          </table:table-cell>
          <table:table-cell office:value-type="float" office:value="8461977" calcext:value-type="float">
            <text:p>8461977</text:p>
          </table:table-cell>
          <table:table-cell office:value-type="float" office:value="35" calcext:value-type="float">
            <text:p>35</text:p>
          </table:table-cell>
          <table:table-cell office:value-type="float" office:value="32071680" calcext:value-type="float">
            <text:p>32071680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7" calcext:value-type="float">
            <text:p>97</text:p>
          </table:table-cell>
          <table:table-cell office:value-type="float" office:value="929255424" calcext:value-type="float">
            <text:p>929255424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435449856" calcext:value-type="float">
            <text:p>435449856</text:p>
          </table:table-cell>
          <table:table-cell office:value-type="float" office:value="443527168" calcext:value-type="float">
            <text:p>443527168</text:p>
          </table:table-cell>
          <table:table-cell office:value-type="float" office:value="1500366.125" calcext:value-type="float">
            <text:p>1500366.125</text:p>
          </table:table-cell>
          <table:table-cell office:value-type="float" office:value="1821246.625" calcext:value-type="float">
            <text:p>1821246.625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19200000166893" calcext:value-type="float">
            <text:p>0.19200000166893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90862894058228" calcext:value-type="float">
            <text:p>0.690862894058228</text:p>
          </table:table-cell>
          <table:table-cell office:value-type="float" office:value="433" calcext:value-type="float">
            <text:p>433</text:p>
          </table:table-cell>
          <table:table-cell office:value-type="float" office:value="19168" calcext:value-type="float">
            <text:p>19168</text:p>
          </table:table-cell>
          <table:table-cell office:value-type="float" office:value="19400" calcext:value-type="float">
            <text:p>19400</text:p>
          </table:table-cell>
          <table:table-cell office:value-type="float" office:value="6787" calcext:value-type="float">
            <text:p>6787</text:p>
          </table:table-cell>
          <table:table-cell office:value-type="float" office:value="6811" calcext:value-type="float">
            <text:p>6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4271420" calcext:value-type="float">
            <text:p>1084271420</text:p>
          </table:table-cell>
          <table:table-cell office:value-type="float" office:value="1123322208" calcext:value-type="float">
            <text:p>1123322208</text:p>
          </table:table-cell>
          <table:table-cell office:value-type="float" office:value="343188616" calcext:value-type="float">
            <text:p>343188616</text:p>
          </table:table-cell>
          <table:table-cell office:value-type="float" office:value="340150227" calcext:value-type="float">
            <text:p>340150227</text:p>
          </table:table-cell>
          <table:table-cell office:value-type="float" office:value="318925809" calcext:value-type="float">
            <text:p>318925809</text:p>
          </table:table-cell>
          <table:table-cell office:value-type="float" office:value="356485793" calcext:value-type="float">
            <text:p>356485793</text:p>
          </table:table-cell>
          <table:table-cell office:value-type="float" office:value="316193468" calcext:value-type="float">
            <text:p>316193468</text:p>
          </table:table-cell>
          <table:table-cell table:number-columns-repeated="2" office:value-type="float" office:value="77425089" calcext:value-type="float">
            <text:p>77425089</text:p>
          </table:table-cell>
          <table:table-cell office:value-type="float" office:value="41985178" calcext:value-type="float">
            <text:p>41985178</text:p>
          </table:table-cell>
          <table:table-cell office:value-type="float" office:value="43845375" calcext:value-type="float">
            <text:p>438453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ue May 02 12:36:00 UTC 2017</text:p>
          </table:table-cell>
          <table:table-cell office:value-type="float" office:value="392" calcext:value-type="float">
            <text:p>392</text:p>
          </table:table-cell>
          <table:table-cell office:value-type="float" office:value="1496887296" calcext:value-type="float">
            <text:p>1496887296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7" calcext:value-type="float">
            <text:p>37</text:p>
          </table:table-cell>
          <table:table-cell office:value-type="float" office:value="28516352" calcext:value-type="float">
            <text:p>28516352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1" calcext:value-type="float">
            <text:p>91</text:p>
          </table:table-cell>
          <table:table-cell office:value-type="float" office:value="929046528" calcext:value-type="float">
            <text:p>929046528</text:p>
          </table:table-cell>
          <table:table-cell office:value-type="float" office:value="21215.880859375" calcext:value-type="float">
            <text:p>21215.880859375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431439872" calcext:value-type="float">
            <text:p>431439872</text:p>
          </table:table-cell>
          <table:table-cell office:value-type="float" office:value="436568064" calcext:value-type="float">
            <text:p>436568064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95999994874001" calcext:value-type="float">
            <text:p>0.195999994874001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92535221576691" calcext:value-type="float">
            <text:p>0.692535221576691</text:p>
          </table:table-cell>
          <table:table-cell office:value-type="float" office:value="433" calcext:value-type="float">
            <text:p>433</text:p>
          </table:table-cell>
          <table:table-cell office:value-type="float" office:value="18361" calcext:value-type="float">
            <text:p>18361</text:p>
          </table:table-cell>
          <table:table-cell office:value-type="float" office:value="18618" calcext:value-type="float">
            <text:p>18618</text:p>
          </table:table-cell>
          <table:table-cell office:value-type="float" office:value="5945" calcext:value-type="float">
            <text:p>5945</text:p>
          </table:table-cell>
          <table:table-cell office:value-type="float" office:value="5936" calcext:value-type="float">
            <text:p>5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309913" calcext:value-type="float">
            <text:p>1018309913</text:p>
          </table:table-cell>
          <table:table-cell office:value-type="float" office:value="1012264673" calcext:value-type="float">
            <text:p>1012264673</text:p>
          </table:table-cell>
          <table:table-cell office:value-type="float" office:value="276804206" calcext:value-type="float">
            <text:p>276804206</text:p>
          </table:table-cell>
          <table:table-cell office:value-type="float" office:value="329538653" calcext:value-type="float">
            <text:p>329538653</text:p>
          </table:table-cell>
          <table:table-cell office:value-type="float" office:value="326324627" calcext:value-type="float">
            <text:p>326324627</text:p>
          </table:table-cell>
          <table:table-cell office:value-type="float" office:value="299554383" calcext:value-type="float">
            <text:p>299554383</text:p>
          </table:table-cell>
          <table:table-cell office:value-type="float" office:value="277182970" calcext:value-type="float">
            <text:p>277182970</text:p>
          </table:table-cell>
          <table:table-cell table:number-columns-repeated="2" office:value-type="float" office:value="71864283" calcext:value-type="float">
            <text:p>71864283</text:p>
          </table:table-cell>
          <table:table-cell office:value-type="float" office:value="35509842" calcext:value-type="float">
            <text:p>35509842</text:p>
          </table:table-cell>
          <table:table-cell office:value-type="float" office:value="33670311" calcext:value-type="float">
            <text:p>33670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e May 02 12:35:00 UTC 2017</text:p>
          </table:table-cell>
          <table:table-cell office:value-type="float" office:value="402" calcext:value-type="float">
            <text:p>402</text:p>
          </table:table-cell>
          <table:table-cell office:value-type="float" office:value="1496952832" calcext:value-type="float">
            <text:p>1496952832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4" calcext:value-type="float">
            <text:p>34</text:p>
          </table:table-cell>
          <table:table-cell office:value-type="float" office:value="29999104" calcext:value-type="float">
            <text:p>29999104</text:p>
          </table:table-cell>
          <table:table-cell office:value-type="float" office:value="139672.5625" calcext:value-type="float">
            <text:p>139672.5625</text:p>
          </table:table-cell>
          <table:table-cell office:value-type="float" office:value="100" calcext:value-type="float">
            <text:p>100</text:p>
          </table:table-cell>
          <table:table-cell office:value-type="float" office:value="928743424" calcext:value-type="float">
            <text:p>928743424</text:p>
          </table:table-cell>
          <table:table-cell office:value-type="float" office:value="22519.134765625" calcext:value-type="float">
            <text:p>22519.13476562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427900928" calcext:value-type="float">
            <text:p>427900928</text:p>
          </table:table-cell>
          <table:table-cell office:value-type="float" office:value="433086464" calcext:value-type="float">
            <text:p>433086464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110250003635883" calcext:value-type="float">
            <text:p>0.110250003635883</text:p>
          </table:table-cell>
          <table:table-cell office:value-type="float" office:value="0.198249995708466" calcext:value-type="float">
            <text:p>0.198249995708466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690908432006836" calcext:value-type="float">
            <text:p>0.690908432006836</text:p>
          </table:table-cell>
          <table:table-cell office:value-type="float" office:value="389" calcext:value-type="float">
            <text:p>389</text:p>
          </table:table-cell>
          <table:table-cell office:value-type="float" office:value="17604" calcext:value-type="float">
            <text:p>17604</text:p>
          </table:table-cell>
          <table:table-cell office:value-type="float" office:value="17867" calcext:value-type="float">
            <text:p>17867</text:p>
          </table:table-cell>
          <table:table-cell office:value-type="float" office:value="5168" calcext:value-type="float">
            <text:p>5168</text:p>
          </table:table-cell>
          <table:table-cell office:value-type="float" office:value="5120" calcext:value-type="float">
            <text:p>5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1763792" calcext:value-type="float">
            <text:p>961763792</text:p>
          </table:table-cell>
          <table:table-cell office:value-type="float" office:value="1120851416" calcext:value-type="float">
            <text:p>1120851416</text:p>
          </table:table-cell>
          <table:table-cell office:value-type="float" office:value="264452282" calcext:value-type="float">
            <text:p>264452282</text:p>
          </table:table-cell>
          <table:table-cell office:value-type="float" office:value="368039963" calcext:value-type="float">
            <text:p>368039963</text:p>
          </table:table-cell>
          <table:table-cell office:value-type="float" office:value="358045940" calcext:value-type="float">
            <text:p>358045940</text:p>
          </table:table-cell>
          <table:table-cell office:value-type="float" office:value="449587372" calcext:value-type="float">
            <text:p>449587372</text:p>
          </table:table-cell>
          <table:table-cell office:value-type="float" office:value="284815555" calcext:value-type="float">
            <text:p>284815555</text:p>
          </table:table-cell>
          <table:table-cell table:number-columns-repeated="2" office:value-type="float" office:value="72456381" calcext:value-type="float">
            <text:p>72456381</text:p>
          </table:table-cell>
          <table:table-cell office:value-type="float" office:value="40234549" calcext:value-type="float">
            <text:p>40234549</text:p>
          </table:table-cell>
          <table:table-cell office:value-type="float" office:value="39475947" calcext:value-type="float">
            <text:p>394759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e May 02 12:34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567232" calcext:value-type="float">
            <text:p>1497567232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7" calcext:value-type="float">
            <text:p>37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39672.5625" calcext:value-type="float">
            <text:p>139672.5625</text:p>
          </table:table-cell>
          <table:table-cell office:value-type="float" office:value="97" calcext:value-type="float">
            <text:p>97</text:p>
          </table:table-cell>
          <table:table-cell office:value-type="float" office:value="928481280" calcext:value-type="float">
            <text:p>928481280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427712512" calcext:value-type="float">
            <text:p>427712512</text:p>
          </table:table-cell>
          <table:table-cell office:value-type="float" office:value="429146112" calcext:value-type="float">
            <text:p>429146112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90500006079674" calcext:value-type="float">
            <text:p>0.190500006079674</text:p>
          </table:table-cell>
          <table:table-cell office:value-type="float" office:value="0.179250001907349" calcext:value-type="float">
            <text:p>0.179250001907349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90230786800385" calcext:value-type="float">
            <text:p>0.690230786800385</text:p>
          </table:table-cell>
          <table:table-cell office:value-type="float" office:value="389" calcext:value-type="float">
            <text:p>389</text:p>
          </table:table-cell>
          <table:table-cell office:value-type="float" office:value="16779" calcext:value-type="float">
            <text:p>16779</text:p>
          </table:table-cell>
          <table:table-cell office:value-type="float" office:value="17050" calcext:value-type="float">
            <text:p>17050</text:p>
          </table:table-cell>
          <table:table-cell office:value-type="float" office:value="4504" calcext:value-type="float">
            <text:p>4504</text:p>
          </table:table-cell>
          <table:table-cell office:value-type="float" office:value="4440" calcext:value-type="float">
            <text:p>4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5515422" calcext:value-type="float">
            <text:p>985515422</text:p>
          </table:table-cell>
          <table:table-cell office:value-type="float" office:value="1035875407" calcext:value-type="float">
            <text:p>1035875407</text:p>
          </table:table-cell>
          <table:table-cell office:value-type="float" office:value="327733667" calcext:value-type="float">
            <text:p>327733667</text:p>
          </table:table-cell>
          <table:table-cell office:value-type="float" office:value="337884479" calcext:value-type="float">
            <text:p>337884479</text:p>
          </table:table-cell>
          <table:table-cell office:value-type="float" office:value="364196580" calcext:value-type="float">
            <text:p>364196580</text:p>
          </table:table-cell>
          <table:table-cell office:value-type="float" office:value="339313891" calcext:value-type="float">
            <text:p>339313891</text:p>
          </table:table-cell>
          <table:table-cell office:value-type="float" office:value="275474129" calcext:value-type="float">
            <text:p>275474129</text:p>
          </table:table-cell>
          <table:table-cell table:number-columns-repeated="2" office:value-type="float" office:value="77970658" calcext:value-type="float">
            <text:p>77970658</text:p>
          </table:table-cell>
          <table:table-cell office:value-type="float" office:value="41363088" calcext:value-type="float">
            <text:p>41363088</text:p>
          </table:table-cell>
          <table:table-cell office:value-type="float" office:value="36577234" calcext:value-type="float">
            <text:p>36577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ue May 02 12:33:00 UTC 2017</text:p>
          </table:table-cell>
          <table:table-cell office:value-type="float" office:value="397" calcext:value-type="float">
            <text:p>397</text:p>
          </table:table-cell>
          <table:table-cell office:value-type="float" office:value="1498320896" calcext:value-type="float">
            <text:p>1498320896</text:p>
          </table:table-cell>
          <table:table-cell office:value-type="float" office:value="8155488.5" calcext:value-type="float">
            <text:p>8155488.5</text:p>
          </table:table-cell>
          <table:table-cell office:value-type="float" office:value="36" calcext:value-type="float">
            <text:p>36</text:p>
          </table:table-cell>
          <table:table-cell office:value-type="float" office:value="30683136" calcext:value-type="float">
            <text:p>30683136</text:p>
          </table:table-cell>
          <table:table-cell office:value-type="float" office:value="125737.2109375" calcext:value-type="float">
            <text:p>125737.2109375</text:p>
          </table:table-cell>
          <table:table-cell office:value-type="float" office:value="93" calcext:value-type="float">
            <text:p>93</text:p>
          </table:table-cell>
          <table:table-cell office:value-type="float" office:value="928673792" calcext:value-type="float">
            <text:p>928673792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419323904" calcext:value-type="float">
            <text:p>419323904</text:p>
          </table:table-cell>
          <table:table-cell office:value-type="float" office:value="420421632" calcext:value-type="float">
            <text:p>420421632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77249997854233" calcext:value-type="float">
            <text:p>0.177249997854233</text:p>
          </table:table-cell>
          <table:table-cell office:value-type="float" office:value="0.164499998092651" calcext:value-type="float">
            <text:p>0.164499998092651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92157030105591" calcext:value-type="float">
            <text:p>0.692157030105591</text:p>
          </table:table-cell>
          <table:table-cell office:value-type="float" office:value="389" calcext:value-type="float">
            <text:p>389</text:p>
          </table:table-cell>
          <table:table-cell office:value-type="float" office:value="15965" calcext:value-type="float">
            <text:p>15965</text:p>
          </table:table-cell>
          <table:table-cell office:value-type="float" office:value="16226" calcext:value-type="float">
            <text:p>16226</text:p>
          </table:table-cell>
          <table:table-cell office:value-type="float" office:value="3831" calcext:value-type="float">
            <text:p>3831</text:p>
          </table:table-cell>
          <table:table-cell office:value-type="float" office:value="3770" calcext:value-type="float">
            <text:p>37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917913" calcext:value-type="float">
            <text:p>919917913</text:p>
          </table:table-cell>
          <table:table-cell office:value-type="float" office:value="1036294493" calcext:value-type="float">
            <text:p>1036294493</text:p>
          </table:table-cell>
          <table:table-cell office:value-type="float" office:value="325606966" calcext:value-type="float">
            <text:p>325606966</text:p>
          </table:table-cell>
          <table:table-cell office:value-type="float" office:value="375084869" calcext:value-type="float">
            <text:p>375084869</text:p>
          </table:table-cell>
          <table:table-cell office:value-type="float" office:value="296155761" calcext:value-type="float">
            <text:p>296155761</text:p>
          </table:table-cell>
          <table:table-cell office:value-type="float" office:value="287584217" calcext:value-type="float">
            <text:p>287584217</text:p>
          </table:table-cell>
          <table:table-cell office:value-type="float" office:value="285424105" calcext:value-type="float">
            <text:p>285424105</text:p>
          </table:table-cell>
          <table:table-cell table:number-columns-repeated="2" office:value-type="float" office:value="78288227" calcext:value-type="float">
            <text:p>78288227</text:p>
          </table:table-cell>
          <table:table-cell office:value-type="float" office:value="43324958" calcext:value-type="float">
            <text:p>43324958</text:p>
          </table:table-cell>
          <table:table-cell office:value-type="float" office:value="37540107" calcext:value-type="float">
            <text:p>37540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e May 02 12:32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464832" calcext:value-type="float">
            <text:p>1497464832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4" calcext:value-type="float">
            <text:p>34</text:p>
          </table:table-cell>
          <table:table-cell office:value-type="float" office:value="30019584" calcext:value-type="float">
            <text:p>30019584</text:p>
          </table:table-cell>
          <table:table-cell office:value-type="float" office:value="125737.2109375" calcext:value-type="float">
            <text:p>125737.2109375</text:p>
          </table:table-cell>
          <table:table-cell office:value-type="float" office:value="96" calcext:value-type="float">
            <text:p>96</text:p>
          </table:table-cell>
          <table:table-cell office:value-type="float" office:value="928120832" calcext:value-type="float">
            <text:p>928120832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417075200" calcext:value-type="float">
            <text:p>417075200</text:p>
          </table:table-cell>
          <table:table-cell office:value-type="float" office:value="425783296" calcext:value-type="float">
            <text:p>425783296</text:p>
          </table:table-cell>
          <table:table-cell office:value-type="float" office:value="1695389.375" calcext:value-type="float">
            <text:p>1695389.375</text:p>
          </table:table-cell>
          <table:table-cell office:value-type="float" office:value="1503201.875" calcext:value-type="float">
            <text:p>1503201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82750001549721" calcext:value-type="float">
            <text:p>0.182750001549721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89927935600281" calcext:value-type="float">
            <text:p>0.689927935600281</text:p>
          </table:table-cell>
          <table:table-cell office:value-type="float" office:value="333" calcext:value-type="float">
            <text:p>333</text:p>
          </table:table-cell>
          <table:table-cell office:value-type="float" office:value="15183" calcext:value-type="float">
            <text:p>15183</text:p>
          </table:table-cell>
          <table:table-cell office:value-type="float" office:value="15439" calcext:value-type="float">
            <text:p>15439</text:p>
          </table:table-cell>
          <table:table-cell office:value-type="float" office:value="3280" calcext:value-type="float">
            <text:p>3280</text:p>
          </table:table-cell>
          <table:table-cell office:value-type="float" office:value="3209" calcext:value-type="float">
            <text:p>3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7382229" calcext:value-type="float">
            <text:p>1047382229</text:p>
          </table:table-cell>
          <table:table-cell office:value-type="float" office:value="1131716797" calcext:value-type="float">
            <text:p>1131716797</text:p>
          </table:table-cell>
          <table:table-cell office:value-type="float" office:value="368790937" calcext:value-type="float">
            <text:p>368790937</text:p>
          </table:table-cell>
          <table:table-cell office:value-type="float" office:value="359075978" calcext:value-type="float">
            <text:p>359075978</text:p>
          </table:table-cell>
          <table:table-cell office:value-type="float" office:value="348910307" calcext:value-type="float">
            <text:p>348910307</text:p>
          </table:table-cell>
          <table:table-cell office:value-type="float" office:value="367728363" calcext:value-type="float">
            <text:p>367728363</text:p>
          </table:table-cell>
          <table:table-cell office:value-type="float" office:value="292506612" calcext:value-type="float">
            <text:p>292506612</text:p>
          </table:table-cell>
          <table:table-cell table:number-columns-repeated="2" office:value-type="float" office:value="77383075" calcext:value-type="float">
            <text:p>77383075</text:p>
          </table:table-cell>
          <table:table-cell office:value-type="float" office:value="48684336" calcext:value-type="float">
            <text:p>48684336</text:p>
          </table:table-cell>
          <table:table-cell office:value-type="float" office:value="41815309" calcext:value-type="float">
            <text:p>418153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e May 02 12:31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853952" calcext:value-type="float">
            <text:p>1497853952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7" calcext:value-type="float">
            <text:p>37</text:p>
          </table:table-cell>
          <table:table-cell office:value-type="float" office:value="30023680" calcext:value-type="float">
            <text:p>30023680</text:p>
          </table:table-cell>
          <table:table-cell office:value-type="float" office:value="132611.53125" calcext:value-type="float">
            <text:p>132611.53125</text:p>
          </table:table-cell>
          <table:table-cell office:value-type="float" office:value="97" calcext:value-type="float">
            <text:p>97</text:p>
          </table:table-cell>
          <table:table-cell office:value-type="float" office:value="928010240" calcext:value-type="float">
            <text:p>928010240</text:p>
          </table:table-cell>
          <table:table-cell office:value-type="float" office:value="21796.77734375" calcext:value-type="float">
            <text:p>21796.7773437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419057664" calcext:value-type="float">
            <text:p>419057664</text:p>
          </table:table-cell>
          <table:table-cell office:value-type="float" office:value="419680256" calcext:value-type="float">
            <text:p>419680256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183750003576279" calcext:value-type="float">
            <text:p>0.183750003576279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89714133739471" calcext:value-type="float">
            <text:p>0.689714133739471</text:p>
          </table:table-cell>
          <table:table-cell office:value-type="float" office:value="333" calcext:value-type="float">
            <text:p>333</text:p>
          </table:table-cell>
          <table:table-cell office:value-type="float" office:value="14403" calcext:value-type="float">
            <text:p>14403</text:p>
          </table:table-cell>
          <table:table-cell office:value-type="float" office:value="14665" calcext:value-type="float">
            <text:p>14665</text:p>
          </table:table-cell>
          <table:table-cell office:value-type="float" office:value="2801" calcext:value-type="float">
            <text:p>2801</text:p>
          </table:table-cell>
          <table:table-cell office:value-type="float" office:value="2715" calcext:value-type="float">
            <text:p>27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993216" calcext:value-type="float">
            <text:p>935993216</text:p>
          </table:table-cell>
          <table:table-cell office:value-type="float" office:value="990214415" calcext:value-type="float">
            <text:p>990214415</text:p>
          </table:table-cell>
          <table:table-cell office:value-type="float" office:value="308302569" calcext:value-type="float">
            <text:p>308302569</text:p>
          </table:table-cell>
          <table:table-cell office:value-type="float" office:value="264579300" calcext:value-type="float">
            <text:p>264579300</text:p>
          </table:table-cell>
          <table:table-cell office:value-type="float" office:value="281205365" calcext:value-type="float">
            <text:p>281205365</text:p>
          </table:table-cell>
          <table:table-cell office:value-type="float" office:value="366022795" calcext:value-type="float">
            <text:p>366022795</text:p>
          </table:table-cell>
          <table:table-cell office:value-type="float" office:value="288733625" calcext:value-type="float">
            <text:p>288733625</text:p>
          </table:table-cell>
          <table:table-cell table:number-columns-repeated="2" office:value-type="float" office:value="75151735" calcext:value-type="float">
            <text:p>75151735</text:p>
          </table:table-cell>
          <table:table-cell office:value-type="float" office:value="33289979" calcext:value-type="float">
            <text:p>33289979</text:p>
          </table:table-cell>
          <table:table-cell office:value-type="float" office:value="42433558" calcext:value-type="float">
            <text:p>424335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e May 02 12:30:00 UTC 2017</text:p>
          </table:table-cell>
          <table:table-cell office:value-type="float" office:value="410" calcext:value-type="float">
            <text:p>410</text:p>
          </table:table-cell>
          <table:table-cell office:value-type="float" office:value="1497419776" calcext:value-type="float">
            <text:p>1497419776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3" calcext:value-type="float">
            <text:p>33</text:p>
          </table:table-cell>
          <table:table-cell office:value-type="float" office:value="30703616" calcext:value-type="float">
            <text:p>30703616</text:p>
          </table:table-cell>
          <table:table-cell office:value-type="float" office:value="135530" calcext:value-type="float">
            <text:p>135530</text:p>
          </table:table-cell>
          <table:table-cell office:value-type="float" office:value="92" calcext:value-type="float">
            <text:p>92</text:p>
          </table:table-cell>
          <table:table-cell office:value-type="float" office:value="927698944" calcext:value-type="float">
            <text:p>927698944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410681344" calcext:value-type="float">
            <text:p>410681344</text:p>
          </table:table-cell>
          <table:table-cell office:value-type="float" office:value="414097408" calcext:value-type="float">
            <text:p>414097408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50000008940697" calcext:value-type="float">
            <text:p>0.08500000089407</text:p>
          </table:table-cell>
          <table:table-cell office:value-type="float" office:value="0.172250002622604" calcext:value-type="float">
            <text:p>0.172250002622604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8960452079773" calcext:value-type="float">
            <text:p>0.68960452079773</text:p>
          </table:table-cell>
          <table:table-cell office:value-type="float" office:value="333" calcext:value-type="float">
            <text:p>333</text:p>
          </table:table-cell>
          <table:table-cell office:value-type="float" office:value="13659" calcext:value-type="float">
            <text:p>13659</text:p>
          </table:table-cell>
          <table:table-cell office:value-type="float" office:value="13858" calcext:value-type="float">
            <text:p>13858</text:p>
          </table:table-cell>
          <table:table-cell office:value-type="float" office:value="2270" calcext:value-type="float">
            <text:p>2270</text:p>
          </table:table-cell>
          <table:table-cell office:value-type="float" office:value="2246" calcext:value-type="float">
            <text:p>2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137747" calcext:value-type="float">
            <text:p>1192137747</text:p>
          </table:table-cell>
          <table:table-cell office:value-type="float" office:value="1094813305" calcext:value-type="float">
            <text:p>1094813305</text:p>
          </table:table-cell>
          <table:table-cell office:value-type="float" office:value="366223319" calcext:value-type="float">
            <text:p>366223319</text:p>
          </table:table-cell>
          <table:table-cell office:value-type="float" office:value="303487161" calcext:value-type="float">
            <text:p>303487161</text:p>
          </table:table-cell>
          <table:table-cell office:value-type="float" office:value="339783344" calcext:value-type="float">
            <text:p>339783344</text:p>
          </table:table-cell>
          <table:table-cell office:value-type="float" office:value="360207594" calcext:value-type="float">
            <text:p>360207594</text:p>
          </table:table-cell>
          <table:table-cell office:value-type="float" office:value="297376994" calcext:value-type="float">
            <text:p>297376994</text:p>
          </table:table-cell>
          <table:table-cell table:number-columns-repeated="2" office:value-type="float" office:value="76992088" calcext:value-type="float">
            <text:p>76992088</text:p>
          </table:table-cell>
          <table:table-cell office:value-type="float" office:value="40946108" calcext:value-type="float">
            <text:p>40946108</text:p>
          </table:table-cell>
          <table:table-cell office:value-type="float" office:value="50031781" calcext:value-type="float">
            <text:p>500317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ue May 02 12:29:00 UTC 2017</text:p>
          </table:table-cell>
          <table:table-cell office:value-type="float" office:value="390" calcext:value-type="float">
            <text:p>390</text:p>
          </table:table-cell>
          <table:table-cell office:value-type="float" office:value="1497309184" calcext:value-type="float">
            <text:p>1497309184</text:p>
          </table:table-cell>
          <table:table-cell office:value-type="float" office:value="8138197" calcext:value-type="float">
            <text:p>8138197</text:p>
          </table:table-cell>
          <table:table-cell office:value-type="float" office:value="35" calcext:value-type="float">
            <text:p>35</text:p>
          </table:table-cell>
          <table:table-cell office:value-type="float" office:value="30003200" calcext:value-type="float">
            <text:p>30003200</text:p>
          </table:table-cell>
          <table:table-cell office:value-type="float" office:value="135530" calcext:value-type="float">
            <text:p>135530</text:p>
          </table:table-cell>
          <table:table-cell office:value-type="float" office:value="95" calcext:value-type="float">
            <text:p>95</text:p>
          </table:table-cell>
          <table:table-cell office:value-type="float" office:value="927817728" calcext:value-type="float">
            <text:p>927817728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411959296" calcext:value-type="float">
            <text:p>411959296</text:p>
          </table:table-cell>
          <table:table-cell office:value-type="float" office:value="412078080" calcext:value-type="float">
            <text:p>412078080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89563393592835" calcext:value-type="float">
            <text:p>0.689563393592835</text:p>
          </table:table-cell>
          <table:table-cell office:value-type="float" office:value="298" calcext:value-type="float">
            <text:p>298</text:p>
          </table:table-cell>
          <table:table-cell office:value-type="float" office:value="12878" calcext:value-type="float">
            <text:p>12878</text:p>
          </table:table-cell>
          <table:table-cell office:value-type="float" office:value="13090" calcext:value-type="float">
            <text:p>13090</text:p>
          </table:table-cell>
          <table:table-cell office:value-type="float" office:value="1886" calcext:value-type="float">
            <text:p>1886</text:p>
          </table:table-cell>
          <table:table-cell office:value-type="float" office:value="1836" calcext:value-type="float">
            <text:p>1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114417" calcext:value-type="float">
            <text:p>1127114417</text:p>
          </table:table-cell>
          <table:table-cell office:value-type="float" office:value="1131079776" calcext:value-type="float">
            <text:p>1131079776</text:p>
          </table:table-cell>
          <table:table-cell office:value-type="float" office:value="274595052" calcext:value-type="float">
            <text:p>274595052</text:p>
          </table:table-cell>
          <table:table-cell office:value-type="float" office:value="348572426" calcext:value-type="float">
            <text:p>348572426</text:p>
          </table:table-cell>
          <table:table-cell office:value-type="float" office:value="370757588" calcext:value-type="float">
            <text:p>370757588</text:p>
          </table:table-cell>
          <table:table-cell office:value-type="float" office:value="343721153" calcext:value-type="float">
            <text:p>343721153</text:p>
          </table:table-cell>
          <table:table-cell office:value-type="float" office:value="299272782" calcext:value-type="float">
            <text:p>299272782</text:p>
          </table:table-cell>
          <table:table-cell table:number-columns-repeated="2" office:value-type="float" office:value="78142058" calcext:value-type="float">
            <text:p>78142058</text:p>
          </table:table-cell>
          <table:table-cell office:value-type="float" office:value="43836621" calcext:value-type="float">
            <text:p>43836621</text:p>
          </table:table-cell>
          <table:table-cell office:value-type="float" office:value="42248886" calcext:value-type="float">
            <text:p>42248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ue May 02 12:28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7288704" calcext:value-type="float">
            <text:p>1497288704</text:p>
          </table:table-cell>
          <table:table-cell office:value-type="float" office:value="8138197" calcext:value-type="float">
            <text:p>8138197</text:p>
          </table:table-cell>
          <table:table-cell office:value-type="float" office:value="34" calcext:value-type="float">
            <text:p>34</text:p>
          </table:table-cell>
          <table:table-cell office:value-type="float" office:value="29995008" calcext:value-type="float">
            <text:p>29995008</text:p>
          </table:table-cell>
          <table:table-cell office:value-type="float" office:value="128277.6484375" calcext:value-type="float">
            <text:p>128277.6484375</text:p>
          </table:table-cell>
          <table:table-cell office:value-type="float" office:value="92" calcext:value-type="float">
            <text:p>92</text:p>
          </table:table-cell>
          <table:table-cell office:value-type="float" office:value="927297536" calcext:value-type="float">
            <text:p>927297536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05876736" calcext:value-type="float">
            <text:p>405876736</text:p>
          </table:table-cell>
          <table:table-cell office:value-type="float" office:value="411545600" calcext:value-type="float">
            <text:p>411545600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52499976754189" calcext:value-type="float">
            <text:p>0.085249997675419</text:p>
          </table:table-cell>
          <table:table-cell office:value-type="float" office:value="0.170750007033348" calcext:value-type="float">
            <text:p>0.170750007033348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89400017261505" calcext:value-type="float">
            <text:p>0.689400017261505</text:p>
          </table:table-cell>
          <table:table-cell office:value-type="float" office:value="298" calcext:value-type="float">
            <text:p>298</text:p>
          </table:table-cell>
          <table:table-cell office:value-type="float" office:value="12140" calcext:value-type="float">
            <text:p>12140</text:p>
          </table:table-cell>
          <table:table-cell office:value-type="float" office:value="12342" calcext:value-type="float">
            <text:p>12342</text:p>
          </table:table-cell>
          <table:table-cell office:value-type="float" office:value="1499" calcext:value-type="float">
            <text:p>1499</text:p>
          </table:table-cell>
          <table:table-cell office:value-type="float" office:value="1468" calcext:value-type="float">
            <text:p>1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870701" calcext:value-type="float">
            <text:p>989870701</text:p>
          </table:table-cell>
          <table:table-cell office:value-type="float" office:value="998781656" calcext:value-type="float">
            <text:p>998781656</text:p>
          </table:table-cell>
          <table:table-cell office:value-type="float" office:value="282331567" calcext:value-type="float">
            <text:p>282331567</text:p>
          </table:table-cell>
          <table:table-cell office:value-type="float" office:value="357323820" calcext:value-type="float">
            <text:p>357323820</text:p>
          </table:table-cell>
          <table:table-cell office:value-type="float" office:value="368585321" calcext:value-type="float">
            <text:p>368585321</text:p>
          </table:table-cell>
          <table:table-cell office:value-type="float" office:value="351959596" calcext:value-type="float">
            <text:p>351959596</text:p>
          </table:table-cell>
          <table:table-cell office:value-type="float" office:value="304479236" calcext:value-type="float">
            <text:p>304479236</text:p>
          </table:table-cell>
          <table:table-cell table:number-columns-repeated="2" office:value-type="float" office:value="79475882" calcext:value-type="float">
            <text:p>79475882</text:p>
          </table:table-cell>
          <table:table-cell office:value-type="float" office:value="39424391" calcext:value-type="float">
            <text:p>39424391</text:p>
          </table:table-cell>
          <table:table-cell office:value-type="float" office:value="39312392" calcext:value-type="float">
            <text:p>39312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ue May 02 12:27:00 UTC 2017</text:p>
          </table:table-cell>
          <table:table-cell office:value-type="float" office:value="395" calcext:value-type="float">
            <text:p>395</text:p>
          </table:table-cell>
          <table:table-cell office:value-type="float" office:value="1497632768" calcext:value-type="float">
            <text:p>1497632768</text:p>
          </table:table-cell>
          <table:table-cell office:value-type="float" office:value="8435606" calcext:value-type="float">
            <text:p>8435606</text:p>
          </table:table-cell>
          <table:table-cell office:value-type="float" office:value="35" calcext:value-type="float">
            <text:p>35</text:p>
          </table:table-cell>
          <table:table-cell office:value-type="float" office:value="29990912" calcext:value-type="float">
            <text:p>29990912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1" calcext:value-type="float">
            <text:p>91</text:p>
          </table:table-cell>
          <table:table-cell office:value-type="float" office:value="927510528" calcext:value-type="float">
            <text:p>927510528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398598144" calcext:value-type="float">
            <text:p>398598144</text:p>
          </table:table-cell>
          <table:table-cell office:value-type="float" office:value="405671936" calcext:value-type="float">
            <text:p>405671936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60500004887581" calcext:value-type="float">
            <text:p>0.160500004887581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89342737197876" calcext:value-type="float">
            <text:p>0.689342737197876</text:p>
          </table:table-cell>
          <table:table-cell office:value-type="float" office:value="298" calcext:value-type="float">
            <text:p>298</text:p>
          </table:table-cell>
          <table:table-cell office:value-type="float" office:value="11362" calcext:value-type="float">
            <text:p>11362</text:p>
          </table:table-cell>
          <table:table-cell office:value-type="float" office:value="11573" calcext:value-type="float">
            <text:p>11573</text:p>
          </table:table-cell>
          <table:table-cell office:value-type="float" office:value="1148" calcext:value-type="float">
            <text:p>1148</text:p>
          </table:table-cell>
          <table:table-cell office:value-type="float" office:value="1107" calcext:value-type="float">
            <text:p>1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4238677" calcext:value-type="float">
            <text:p>1054238677</text:p>
          </table:table-cell>
          <table:table-cell office:value-type="float" office:value="1181062233" calcext:value-type="float">
            <text:p>1181062233</text:p>
          </table:table-cell>
          <table:table-cell office:value-type="float" office:value="401483541" calcext:value-type="float">
            <text:p>401483541</text:p>
          </table:table-cell>
          <table:table-cell office:value-type="float" office:value="315682855" calcext:value-type="float">
            <text:p>315682855</text:p>
          </table:table-cell>
          <table:table-cell office:value-type="float" office:value="336786890" calcext:value-type="float">
            <text:p>336786890</text:p>
          </table:table-cell>
          <table:table-cell office:value-type="float" office:value="357060293" calcext:value-type="float">
            <text:p>357060293</text:p>
          </table:table-cell>
          <table:table-cell office:value-type="float" office:value="303627241" calcext:value-type="float">
            <text:p>303627241</text:p>
          </table:table-cell>
          <table:table-cell table:number-columns-repeated="2" office:value-type="float" office:value="76219851" calcext:value-type="float">
            <text:p>76219851</text:p>
          </table:table-cell>
          <table:table-cell office:value-type="float" office:value="34365603" calcext:value-type="float">
            <text:p>34365603</text:p>
          </table:table-cell>
          <table:table-cell office:value-type="float" office:value="34901120" calcext:value-type="float">
            <text:p>349011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ue May 02 12:26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546752" calcext:value-type="float">
            <text:p>1497546752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8" calcext:value-type="float">
            <text:p>38</text:p>
          </table:table-cell>
          <table:table-cell office:value-type="float" office:value="30085120" calcext:value-type="float">
            <text:p>30085120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0" calcext:value-type="float">
            <text:p>90</text:p>
          </table:table-cell>
          <table:table-cell office:value-type="float" office:value="927531008" calcext:value-type="float">
            <text:p>927531008</text:p>
          </table:table-cell>
          <table:table-cell office:value-type="float" office:value="20806.513671875" calcext:value-type="float">
            <text:p>20806.51367187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401637376" calcext:value-type="float">
            <text:p>401637376</text:p>
          </table:table-cell>
          <table:table-cell office:value-type="float" office:value="405561344" calcext:value-type="float">
            <text:p>405561344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167500004172325" calcext:value-type="float">
            <text:p>0.167500004172325</text:p>
          </table:table-cell>
          <table:table-cell office:value-type="float" office:value="0.152750000357628" calcext:value-type="float">
            <text:p>0.152750000357628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89263999462128" calcext:value-type="float">
            <text:p>0.689263999462128</text:p>
          </table:table-cell>
          <table:table-cell office:value-type="float" office:value="246" calcext:value-type="float">
            <text:p>246</text:p>
          </table:table-cell>
          <table:table-cell office:value-type="float" office:value="10637" calcext:value-type="float">
            <text:p>10637</text:p>
          </table:table-cell>
          <table:table-cell office:value-type="float" office:value="10838" calcext:value-type="float">
            <text:p>10838</text:p>
          </table:table-cell>
          <table:table-cell office:value-type="float" office:value="903" calcext:value-type="float">
            <text:p>903</text:p>
          </table:table-cell>
          <table:table-cell office:value-type="float" office:value="847" calcext:value-type="float">
            <text:p>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477019" calcext:value-type="float">
            <text:p>977477019</text:p>
          </table:table-cell>
          <table:table-cell office:value-type="float" office:value="1027649086" calcext:value-type="float">
            <text:p>1027649086</text:p>
          </table:table-cell>
          <table:table-cell office:value-type="float" office:value="273891492" calcext:value-type="float">
            <text:p>273891492</text:p>
          </table:table-cell>
          <table:table-cell office:value-type="float" office:value="321695403" calcext:value-type="float">
            <text:p>321695403</text:p>
          </table:table-cell>
          <table:table-cell office:value-type="float" office:value="305437220" calcext:value-type="float">
            <text:p>305437220</text:p>
          </table:table-cell>
          <table:table-cell office:value-type="float" office:value="296542478" calcext:value-type="float">
            <text:p>296542478</text:p>
          </table:table-cell>
          <table:table-cell office:value-type="float" office:value="300425996" calcext:value-type="float">
            <text:p>300425996</text:p>
          </table:table-cell>
          <table:table-cell table:number-columns-repeated="2" office:value-type="float" office:value="73633989" calcext:value-type="float">
            <text:p>73633989</text:p>
          </table:table-cell>
          <table:table-cell office:value-type="float" office:value="45749930" calcext:value-type="float">
            <text:p>45749930</text:p>
          </table:table-cell>
          <table:table-cell office:value-type="float" office:value="43369635" calcext:value-type="float">
            <text:p>43369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e May 02 12:25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497169920" calcext:value-type="float">
            <text:p>1497169920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3" calcext:value-type="float">
            <text:p>33</text:p>
          </table:table-cell>
          <table:table-cell office:value-type="float" office:value="30748672" calcext:value-type="float">
            <text:p>30748672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89" calcext:value-type="float">
            <text:p>89</text:p>
          </table:table-cell>
          <table:table-cell office:value-type="float" office:value="926822400" calcext:value-type="float">
            <text:p>926822400</text:p>
          </table:table-cell>
          <table:table-cell office:value-type="float" office:value="20806.513671875" calcext:value-type="float">
            <text:p>20806.51367187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398503936" calcext:value-type="float">
            <text:p>398503936</text:p>
          </table:table-cell>
          <table:table-cell office:value-type="float" office:value="404647936" calcext:value-type="float">
            <text:p>404647936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64250001311302" calcext:value-type="float">
            <text:p>0.16425000131130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91085040569305" calcext:value-type="float">
            <text:p>0.691085040569305</text:p>
          </table:table-cell>
          <table:table-cell office:value-type="float" office:value="246" calcext:value-type="float">
            <text:p>246</text:p>
          </table:table-cell>
          <table:table-cell office:value-type="float" office:value="9900" calcext:value-type="float">
            <text:p>9900</text:p>
          </table:table-cell>
          <table:table-cell office:value-type="float" office:value="10094" calcext:value-type="float">
            <text:p>10094</text:p>
          </table:table-cell>
          <table:table-cell office:value-type="float" office:value="707" calcext:value-type="float">
            <text:p>707</text:p>
          </table:table-cell>
          <table:table-cell office:value-type="float" office:value="668" calcext:value-type="float">
            <text:p>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872479" calcext:value-type="float">
            <text:p>1000872479</text:p>
          </table:table-cell>
          <table:table-cell office:value-type="float" office:value="978720704" calcext:value-type="float">
            <text:p>978720704</text:p>
          </table:table-cell>
          <table:table-cell office:value-type="float" office:value="265517812" calcext:value-type="float">
            <text:p>265517812</text:p>
          </table:table-cell>
          <table:table-cell office:value-type="float" office:value="340852866" calcext:value-type="float">
            <text:p>340852866</text:p>
          </table:table-cell>
          <table:table-cell office:value-type="float" office:value="327259732" calcext:value-type="float">
            <text:p>327259732</text:p>
          </table:table-cell>
          <table:table-cell office:value-type="float" office:value="271602072" calcext:value-type="float">
            <text:p>271602072</text:p>
          </table:table-cell>
          <table:table-cell office:value-type="float" office:value="296146245" calcext:value-type="float">
            <text:p>296146245</text:p>
          </table:table-cell>
          <table:table-cell table:number-columns-repeated="2" office:value-type="float" office:value="70059641" calcext:value-type="float">
            <text:p>70059641</text:p>
          </table:table-cell>
          <table:table-cell office:value-type="float" office:value="28671784" calcext:value-type="float">
            <text:p>28671784</text:p>
          </table:table-cell>
          <table:table-cell office:value-type="float" office:value="30526410" calcext:value-type="float">
            <text:p>305264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e May 02 12:24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7321472" calcext:value-type="float">
            <text:p>1497321472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5" calcext:value-type="float">
            <text:p>35</text:p>
          </table:table-cell>
          <table:table-cell office:value-type="float" office:value="30715904" calcext:value-type="float">
            <text:p>30715904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3" calcext:value-type="float">
            <text:p>93</text:p>
          </table:table-cell>
          <table:table-cell office:value-type="float" office:value="926433280" calcext:value-type="float">
            <text:p>926433280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96398592" calcext:value-type="float">
            <text:p>396398592</text:p>
          </table:table-cell>
          <table:table-cell office:value-type="float" office:value="400789504" calcext:value-type="float">
            <text:p>400789504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165000006556511" calcext:value-type="float">
            <text:p>0.165000006556511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88979208469391" calcext:value-type="float">
            <text:p>0.688979208469391</text:p>
          </table:table-cell>
          <table:table-cell office:value-type="float" office:value="246" calcext:value-type="float">
            <text:p>246</text:p>
          </table:table-cell>
          <table:table-cell office:value-type="float" office:value="9193" calcext:value-type="float">
            <text:p>9193</text:p>
          </table:table-cell>
          <table:table-cell office:value-type="float" office:value="9383" calcext:value-type="float">
            <text:p>9383</text:p>
          </table:table-cell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7381983" calcext:value-type="float">
            <text:p>957381983</text:p>
          </table:table-cell>
          <table:table-cell office:value-type="float" office:value="954546395" calcext:value-type="float">
            <text:p>954546395</text:p>
          </table:table-cell>
          <table:table-cell office:value-type="float" office:value="299346508" calcext:value-type="float">
            <text:p>299346508</text:p>
          </table:table-cell>
          <table:table-cell office:value-type="float" office:value="255872548" calcext:value-type="float">
            <text:p>255872548</text:p>
          </table:table-cell>
          <table:table-cell office:value-type="float" office:value="270600649" calcext:value-type="float">
            <text:p>270600649</text:p>
          </table:table-cell>
          <table:table-cell office:value-type="float" office:value="306028253" calcext:value-type="float">
            <text:p>306028253</text:p>
          </table:table-cell>
          <table:table-cell office:value-type="float" office:value="303569491" calcext:value-type="float">
            <text:p>303569491</text:p>
          </table:table-cell>
          <table:table-cell table:number-columns-repeated="2" office:value-type="float" office:value="74769609" calcext:value-type="float">
            <text:p>74769609</text:p>
          </table:table-cell>
          <table:table-cell office:value-type="float" office:value="40937085" calcext:value-type="float">
            <text:p>40937085</text:p>
          </table:table-cell>
          <table:table-cell office:value-type="float" office:value="33055152" calcext:value-type="float">
            <text:p>330551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ue May 02 12:23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247744" calcext:value-type="float">
            <text:p>1497247744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32" calcext:value-type="float">
            <text:p>32</text:p>
          </table:table-cell>
          <table:table-cell office:value-type="float" office:value="30617600" calcext:value-type="float">
            <text:p>30617600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6" calcext:value-type="float">
            <text:p>96</text:p>
          </table:table-cell>
          <table:table-cell office:value-type="float" office:value="926674944" calcext:value-type="float">
            <text:p>926674944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396406784" calcext:value-type="float">
            <text:p>396406784</text:p>
          </table:table-cell>
          <table:table-cell office:value-type="float" office:value="400535552" calcext:value-type="float">
            <text:p>400535552</text:p>
          </table:table-cell>
          <table:table-cell office:value-type="float" office:value="1567725.75" calcext:value-type="float">
            <text:p>1567725.7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895000025629997" calcext:value-type="float">
            <text:p>0.089500002563</text:p>
          </table:table-cell>
          <table:table-cell office:value-type="float" office:value="0.156000003218651" calcext:value-type="float">
            <text:p>0.156000003218651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88883304595947" calcext:value-type="float">
            <text:p>0.688883304595947</text:p>
          </table:table-cell>
          <table:table-cell office:value-type="float" office:value="248" calcext:value-type="float">
            <text:p>248</text:p>
          </table:table-cell>
          <table:table-cell office:value-type="float" office:value="8429" calcext:value-type="float">
            <text:p>8429</text:p>
          </table:table-cell>
          <table:table-cell office:value-type="float" office:value="8640" calcext:value-type="float">
            <text:p>8640</text:p>
          </table:table-cell>
          <table:table-cell office:value-type="float" office:value="318" calcext:value-type="float">
            <text:p>318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198589" calcext:value-type="float">
            <text:p>792198589</text:p>
          </table:table-cell>
          <table:table-cell office:value-type="float" office:value="710136035" calcext:value-type="float">
            <text:p>710136035</text:p>
          </table:table-cell>
          <table:table-cell office:value-type="float" office:value="209134325" calcext:value-type="float">
            <text:p>209134325</text:p>
          </table:table-cell>
          <table:table-cell office:value-type="float" office:value="288858508" calcext:value-type="float">
            <text:p>288858508</text:p>
          </table:table-cell>
          <table:table-cell office:value-type="float" office:value="270921458" calcext:value-type="float">
            <text:p>270921458</text:p>
          </table:table-cell>
          <table:table-cell office:value-type="float" office:value="256426192" calcext:value-type="float">
            <text:p>256426192</text:p>
          </table:table-cell>
          <table:table-cell office:value-type="float" office:value="265148616" calcext:value-type="float">
            <text:p>265148616</text:p>
          </table:table-cell>
          <table:table-cell table:number-columns-repeated="2" office:value-type="float" office:value="69918000" calcext:value-type="float">
            <text:p>69918000</text:p>
          </table:table-cell>
          <table:table-cell office:value-type="float" office:value="37708253" calcext:value-type="float">
            <text:p>37708253</text:p>
          </table:table-cell>
          <table:table-cell office:value-type="float" office:value="33929413" calcext:value-type="float">
            <text:p>339294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ue May 02 12:22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346048" calcext:value-type="float">
            <text:p>1497346048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32" calcext:value-type="float">
            <text:p>32</text:p>
          </table:table-cell>
          <table:table-cell office:value-type="float" office:value="30015488" calcext:value-type="float">
            <text:p>30015488</text:p>
          </table:table-cell>
          <table:table-cell office:value-type="float" office:value="125084.7734375" calcext:value-type="float">
            <text:p>125084.7734375</text:p>
          </table:table-cell>
          <table:table-cell office:value-type="float" office:value="96" calcext:value-type="float">
            <text:p>96</text:p>
          </table:table-cell>
          <table:table-cell office:value-type="float" office:value="926142464" calcext:value-type="float">
            <text:p>926142464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399327232" calcext:value-type="float">
            <text:p>399327232</text:p>
          </table:table-cell>
          <table:table-cell office:value-type="float" office:value="401002496" calcext:value-type="float">
            <text:p>401002496</text:p>
          </table:table-cell>
          <table:table-cell office:value-type="float" office:value="1483754.75" calcext:value-type="float">
            <text:p>1483754.75</text:p>
          </table:table-cell>
          <table:table-cell office:value-type="float" office:value="0" calcext:value-type="float">
            <text:p>0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44500002264977" calcext:value-type="float">
            <text:p>0.144500002264977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68868613243103" calcext:value-type="float">
            <text:p>0.68868613243103</text:p>
          </table:table-cell>
          <table:table-cell office:value-type="float" office:value="248" calcext:value-type="float">
            <text:p>248</text:p>
          </table:table-cell>
          <table:table-cell office:value-type="float" office:value="7635" calcext:value-type="float">
            <text:p>7635</text:p>
          </table:table-cell>
          <table:table-cell office:value-type="float" office:value="7814" calcext:value-type="float">
            <text:p>7814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7514834" calcext:value-type="float">
            <text:p>717514834</text:p>
          </table:table-cell>
          <table:table-cell office:value-type="float" office:value="753964628" calcext:value-type="float">
            <text:p>753964628</text:p>
          </table:table-cell>
          <table:table-cell office:value-type="float" office:value="266724160" calcext:value-type="float">
            <text:p>266724160</text:p>
          </table:table-cell>
          <table:table-cell office:value-type="float" office:value="221068693" calcext:value-type="float">
            <text:p>221068693</text:p>
          </table:table-cell>
          <table:table-cell office:value-type="float" office:value="185070071" calcext:value-type="float">
            <text:p>185070071</text:p>
          </table:table-cell>
          <table:table-cell office:value-type="float" office:value="159890487" calcext:value-type="float">
            <text:p>159890487</text:p>
          </table:table-cell>
          <table:table-cell office:value-type="float" office:value="248285174" calcext:value-type="float">
            <text:p>248285174</text:p>
          </table:table-cell>
          <table:table-cell table:number-columns-repeated="2" office:value-type="float" office:value="66958434" calcext:value-type="float">
            <text:p>66958434</text:p>
          </table:table-cell>
          <table:table-cell office:value-type="float" office:value="33559553" calcext:value-type="float">
            <text:p>33559553</text:p>
          </table:table-cell>
          <table:table-cell office:value-type="float" office:value="37559667" calcext:value-type="float">
            <text:p>37559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ue May 02 12:21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497149440" calcext:value-type="float">
            <text:p>149714944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9" calcext:value-type="float">
            <text:p>29</text:p>
          </table:table-cell>
          <table:table-cell office:value-type="float" office:value="29085696" calcext:value-type="float">
            <text:p>29085696</text:p>
          </table:table-cell>
          <table:table-cell office:value-type="float" office:value="119454.078125" calcext:value-type="float">
            <text:p>119454.078125</text:p>
          </table:table-cell>
          <table:table-cell office:value-type="float" office:value="79" calcext:value-type="float">
            <text:p>79</text:p>
          </table:table-cell>
          <table:table-cell office:value-type="float" office:value="925978624" calcext:value-type="float">
            <text:p>925978624</text:p>
          </table:table-cell>
          <table:table-cell office:value-type="float" office:value="11008.078125" calcext:value-type="float">
            <text:p>11008.07812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91376896" calcext:value-type="float">
            <text:p>391376896</text:p>
          </table:table-cell>
          <table:table-cell office:value-type="float" office:value="392429568" calcext:value-type="float">
            <text:p>392429568</text:p>
          </table:table-cell>
          <table:table-cell office:value-type="float" office:value="1349543.125" calcext:value-type="float">
            <text:p>1349543.125</text:p>
          </table:table-cell>
          <table:table-cell office:value-type="float" office:value="0" calcext:value-type="float">
            <text:p>0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0.136500000953674" calcext:value-type="float">
            <text:p>0.136500000953674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88636720180512" calcext:value-type="float">
            <text:p>0.688636720180512</text:p>
          </table:table-cell>
          <table:table-cell office:value-type="float" office:value="248" calcext:value-type="float">
            <text:p>248</text:p>
          </table:table-cell>
          <table:table-cell office:value-type="float" office:value="6771" calcext:value-type="float">
            <text:p>6771</text:p>
          </table:table-cell>
          <table:table-cell office:value-type="float" office:value="6939" calcext:value-type="float">
            <text:p>6939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936778" calcext:value-type="float">
            <text:p>491936778</text:p>
          </table:table-cell>
          <table:table-cell office:value-type="float" office:value="580718772" calcext:value-type="float">
            <text:p>580718772</text:p>
          </table:table-cell>
          <table:table-cell office:value-type="float" office:value="195551487" calcext:value-type="float">
            <text:p>195551487</text:p>
          </table:table-cell>
          <table:table-cell office:value-type="float" office:value="151087608" calcext:value-type="float">
            <text:p>151087608</text:p>
          </table:table-cell>
          <table:table-cell office:value-type="float" office:value="161299270" calcext:value-type="float">
            <text:p>161299270</text:p>
          </table:table-cell>
          <table:table-cell office:value-type="float" office:value="123560653" calcext:value-type="float">
            <text:p>123560653</text:p>
          </table:table-cell>
          <table:table-cell office:value-type="float" office:value="214028377" calcext:value-type="float">
            <text:p>214028377</text:p>
          </table:table-cell>
          <table:table-cell table:number-columns-repeated="2" office:value-type="float" office:value="57462851" calcext:value-type="float">
            <text:p>57462851</text:p>
          </table:table-cell>
          <table:table-cell office:value-type="float" office:value="28336434" calcext:value-type="float">
            <text:p>28336434</text:p>
          </table:table-cell>
          <table:table-cell office:value-type="float" office:value="27130528" calcext:value-type="float">
            <text:p>27130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ue May 02 12:20:00 UTC 2017</text:p>
          </table:table-cell>
          <table:table-cell office:value-type="float" office:value="337" calcext:value-type="float">
            <text:p>337</text:p>
          </table:table-cell>
          <table:table-cell office:value-type="float" office:value="1496985600" calcext:value-type="float">
            <text:p>149698560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7" calcext:value-type="float">
            <text:p>27</text:p>
          </table:table-cell>
          <table:table-cell office:value-type="float" office:value="28237824" calcext:value-type="float">
            <text:p>28237824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76" calcext:value-type="float">
            <text:p>76</text:p>
          </table:table-cell>
          <table:table-cell office:value-type="float" office:value="926093312" calcext:value-type="float">
            <text:p>926093312</text:p>
          </table:table-cell>
          <table:table-cell office:value-type="float" office:value="11008.078125" calcext:value-type="float">
            <text:p>11008.07812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87358720" calcext:value-type="float">
            <text:p>387358720</text:p>
          </table:table-cell>
          <table:table-cell office:value-type="float" office:value="390823936" calcext:value-type="float">
            <text:p>390823936</text:p>
          </table:table-cell>
          <table:table-cell office:value-type="float" office:value="1300378" calcext:value-type="float">
            <text:p>1300378</text:p>
          </table:table-cell>
          <table:table-cell office:value-type="float" office:value="1306097.125" calcext:value-type="float">
            <text:p>1306097.12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37749999761581" calcext:value-type="float">
            <text:p>0.137749999761581</text:p>
          </table:table-cell>
          <table:table-cell office:value-type="float" office:value="0.129749998450279" calcext:value-type="float">
            <text:p>0.129749998450279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88487529754639" calcext:value-type="float">
            <text:p>0.688487529754639</text:p>
          </table:table-cell>
          <table:table-cell office:value-type="float" office:value="165" calcext:value-type="float">
            <text:p>165</text:p>
          </table:table-cell>
          <table:table-cell office:value-type="float" office:value="6108" calcext:value-type="float">
            <text:p>6108</text:p>
          </table:table-cell>
          <table:table-cell office:value-type="float" office:value="6239" calcext:value-type="float">
            <text:p>623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218916" calcext:value-type="float">
            <text:p>425218916</text:p>
          </table:table-cell>
          <table:table-cell office:value-type="float" office:value="501274745" calcext:value-type="float">
            <text:p>501274745</text:p>
          </table:table-cell>
          <table:table-cell office:value-type="float" office:value="85660290" calcext:value-type="float">
            <text:p>85660290</text:p>
          </table:table-cell>
          <table:table-cell office:value-type="float" office:value="87170730" calcext:value-type="float">
            <text:p>87170730</text:p>
          </table:table-cell>
          <table:table-cell office:value-type="float" office:value="69494547" calcext:value-type="float">
            <text:p>69494547</text:p>
          </table:table-cell>
          <table:table-cell office:value-type="float" office:value="111237238" calcext:value-type="float">
            <text:p>111237238</text:p>
          </table:table-cell>
          <table:table-cell office:value-type="float" office:value="218358584" calcext:value-type="float">
            <text:p>218358584</text:p>
          </table:table-cell>
          <table:table-cell table:number-columns-repeated="2" office:value-type="float" office:value="51077071" calcext:value-type="float">
            <text:p>51077071</text:p>
          </table:table-cell>
          <table:table-cell office:value-type="float" office:value="21399966" calcext:value-type="float">
            <text:p>21399966</text:p>
          </table:table-cell>
          <table:table-cell office:value-type="float" office:value="19852586" calcext:value-type="float">
            <text:p>198525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e May 02 12:19:00 UTC 2017</text:p>
          </table:table-cell>
          <table:table-cell office:value-type="float" office:value="333" calcext:value-type="float">
            <text:p>333</text:p>
          </table:table-cell>
          <table:table-cell office:value-type="float" office:value="1497047040" calcext:value-type="float">
            <text:p>149704704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7" calcext:value-type="float">
            <text:p>27</text:p>
          </table:table-cell>
          <table:table-cell office:value-type="float" office:value="28250112" calcext:value-type="float">
            <text:p>28250112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76" calcext:value-type="float">
            <text:p>76</text:p>
          </table:table-cell>
          <table:table-cell office:value-type="float" office:value="925511680" calcext:value-type="float">
            <text:p>925511680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388808704" calcext:value-type="float">
            <text:p>388808704</text:p>
          </table:table-cell>
          <table:table-cell office:value-type="float" office:value="389087232" calcext:value-type="float">
            <text:p>389087232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88379883766174" calcext:value-type="float">
            <text:p>0.688379883766174</text:p>
          </table:table-cell>
          <table:table-cell office:value-type="float" office:value="165" calcext:value-type="float">
            <text:p>165</text:p>
          </table:table-cell>
          <table:table-cell office:value-type="float" office:value="5484" calcext:value-type="float">
            <text:p>5484</text:p>
          </table:table-cell>
          <table:table-cell office:value-type="float" office:value="5607" calcext:value-type="float">
            <text:p>560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4086177" calcext:value-type="float">
            <text:p>474086177</text:p>
          </table:table-cell>
          <table:table-cell office:value-type="float" office:value="455692215" calcext:value-type="float">
            <text:p>455692215</text:p>
          </table:table-cell>
          <table:table-cell office:value-type="float" office:value="80967901" calcext:value-type="float">
            <text:p>80967901</text:p>
          </table:table-cell>
          <table:table-cell office:value-type="float" office:value="80778251" calcext:value-type="float">
            <text:p>80778251</text:p>
          </table:table-cell>
          <table:table-cell office:value-type="float" office:value="121211596" calcext:value-type="float">
            <text:p>121211596</text:p>
          </table:table-cell>
          <table:table-cell office:value-type="float" office:value="98432965" calcext:value-type="float">
            <text:p>98432965</text:p>
          </table:table-cell>
          <table:table-cell office:value-type="float" office:value="212323324" calcext:value-type="float">
            <text:p>212323324</text:p>
          </table:table-cell>
          <table:table-cell table:number-columns-repeated="2" office:value-type="float" office:value="48887033" calcext:value-type="float">
            <text:p>48887033</text:p>
          </table:table-cell>
          <table:table-cell office:value-type="float" office:value="23353184" calcext:value-type="float">
            <text:p>23353184</text:p>
          </table:table-cell>
          <table:table-cell office:value-type="float" office:value="20305643" calcext:value-type="float">
            <text:p>20305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ue May 02 12:18:00 UTC 2017</text:p>
          </table:table-cell>
          <table:table-cell office:value-type="float" office:value="303" calcext:value-type="float">
            <text:p>303</text:p>
          </table:table-cell>
          <table:table-cell office:value-type="float" office:value="1497473024" calcext:value-type="float">
            <text:p>1497473024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2" calcext:value-type="float">
            <text:p>22</text:p>
          </table:table-cell>
          <table:table-cell office:value-type="float" office:value="27533312" calcext:value-type="float">
            <text:p>27533312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63" calcext:value-type="float">
            <text:p>63</text:p>
          </table:table-cell>
          <table:table-cell office:value-type="float" office:value="925683712" calcext:value-type="float">
            <text:p>925683712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383107072" calcext:value-type="float">
            <text:p>383107072</text:p>
          </table:table-cell>
          <table:table-cell office:value-type="float" office:value="388251648" calcext:value-type="float">
            <text:p>388251648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688157260417938" calcext:value-type="float">
            <text:p>0.688157260417938</text:p>
          </table:table-cell>
          <table:table-cell office:value-type="float" office:value="165" calcext:value-type="float">
            <text:p>165</text:p>
          </table:table-cell>
          <table:table-cell office:value-type="float" office:value="4863" calcext:value-type="float">
            <text:p>4863</text:p>
          </table:table-cell>
          <table:table-cell office:value-type="float" office:value="4976" calcext:value-type="float">
            <text:p>497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850674" calcext:value-type="float">
            <text:p>264850674</text:p>
          </table:table-cell>
          <table:table-cell office:value-type="float" office:value="230310838" calcext:value-type="float">
            <text:p>230310838</text:p>
          </table:table-cell>
          <table:table-cell office:value-type="float" office:value="50756825" calcext:value-type="float">
            <text:p>50756825</text:p>
          </table:table-cell>
          <table:table-cell office:value-type="float" office:value="35975495" calcext:value-type="float">
            <text:p>35975495</text:p>
          </table:table-cell>
          <table:table-cell office:value-type="float" office:value="52618588" calcext:value-type="float">
            <text:p>52618588</text:p>
          </table:table-cell>
          <table:table-cell office:value-type="float" office:value="58940703" calcext:value-type="float">
            <text:p>58940703</text:p>
          </table:table-cell>
          <table:table-cell office:value-type="float" office:value="165528898" calcext:value-type="float">
            <text:p>165528898</text:p>
          </table:table-cell>
          <table:table-cell table:number-columns-repeated="2" office:value-type="float" office:value="39734015" calcext:value-type="float">
            <text:p>39734015</text:p>
          </table:table-cell>
          <table:table-cell office:value-type="float" office:value="11266026" calcext:value-type="float">
            <text:p>11266026</text:p>
          </table:table-cell>
          <table:table-cell office:value-type="float" office:value="14976770" calcext:value-type="float">
            <text:p>149767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e May 02 12:17:00 UTC 2017</text:p>
          </table:table-cell>
          <table:table-cell office:value-type="float" office:value="275" calcext:value-type="float">
            <text:p>275</text:p>
          </table:table-cell>
          <table:table-cell office:value-type="float" office:value="1497202688" calcext:value-type="float">
            <text:p>1497202688</text:p>
          </table:table-cell>
          <table:table-cell office:value-type="float" office:value="5765628" calcext:value-type="float">
            <text:p>5765628</text:p>
          </table:table-cell>
          <table:table-cell office:value-type="float" office:value="23" calcext:value-type="float">
            <text:p>23</text:p>
          </table:table-cell>
          <table:table-cell office:value-type="float" office:value="27516928" calcext:value-type="float">
            <text:p>27516928</text:p>
          </table:table-cell>
          <table:table-cell office:value-type="float" office:value="92957.8046875" calcext:value-type="float">
            <text:p>92957.8046875</text:p>
          </table:table-cell>
          <table:table-cell office:value-type="float" office:value="66" calcext:value-type="float">
            <text:p>66</text:p>
          </table:table-cell>
          <table:table-cell office:value-type="float" office:value="925220864" calcext:value-type="float">
            <text:p>925220864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388907008" calcext:value-type="float">
            <text:p>388907008</text:p>
          </table:table-cell>
          <table:table-cell office:value-type="float" office:value="390393856" calcext:value-type="float">
            <text:p>390393856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18000000715256" calcext:value-type="float">
            <text:p>0.118000000715256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0.687691450119019" calcext:value-type="float">
            <text:p>0.687691450119019</text:p>
          </table:table-cell>
          <table:table-cell office:value-type="float" office:value="127" calcext:value-type="float">
            <text:p>127</text:p>
          </table:table-cell>
          <table:table-cell office:value-type="float" office:value="4335" calcext:value-type="float">
            <text:p>4335</text:p>
          </table:table-cell>
          <table:table-cell office:value-type="float" office:value="4426" calcext:value-type="float">
            <text:p>44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862204" calcext:value-type="float">
            <text:p>169862204</text:p>
          </table:table-cell>
          <table:table-cell office:value-type="float" office:value="169785007" calcext:value-type="float">
            <text:p>169785007</text:p>
          </table:table-cell>
          <table:table-cell office:value-type="float" office:value="25158456" calcext:value-type="float">
            <text:p>25158456</text:p>
          </table:table-cell>
          <table:table-cell office:value-type="float" office:value="27862380" calcext:value-type="float">
            <text:p>27862380</text:p>
          </table:table-cell>
          <table:table-cell office:value-type="float" office:value="25630223" calcext:value-type="float">
            <text:p>25630223</text:p>
          </table:table-cell>
          <table:table-cell office:value-type="float" office:value="36293272" calcext:value-type="float">
            <text:p>36293272</text:p>
          </table:table-cell>
          <table:table-cell office:value-type="float" office:value="114293809" calcext:value-type="float">
            <text:p>114293809</text:p>
          </table:table-cell>
          <table:table-cell table:number-columns-repeated="2" office:value-type="float" office:value="27556909" calcext:value-type="float">
            <text:p>27556909</text:p>
          </table:table-cell>
          <table:table-cell office:value-type="float" office:value="6808867" calcext:value-type="float">
            <text:p>6808867</text:p>
          </table:table-cell>
          <table:table-cell office:value-type="float" office:value="7660385" calcext:value-type="float">
            <text:p>7660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e May 02 12:16:00 UTC 2017</text:p>
          </table:table-cell>
          <table:table-cell office:value-type="float" office:value="276" calcext:value-type="float">
            <text:p>276</text:p>
          </table:table-cell>
          <table:table-cell office:value-type="float" office:value="1496981504" calcext:value-type="float">
            <text:p>1496981504</text:p>
          </table:table-cell>
          <table:table-cell office:value-type="float" office:value="5725593" calcext:value-type="float">
            <text:p>5725593</text:p>
          </table:table-cell>
          <table:table-cell office:value-type="float" office:value="24" calcext:value-type="float">
            <text:p>24</text:p>
          </table:table-cell>
          <table:table-cell office:value-type="float" office:value="28246016" calcext:value-type="float">
            <text:p>28246016</text:p>
          </table:table-cell>
          <table:table-cell office:value-type="float" office:value="97278.453125" calcext:value-type="float">
            <text:p>97278.453125</text:p>
          </table:table-cell>
          <table:table-cell office:value-type="float" office:value="66" calcext:value-type="float">
            <text:p>66</text:p>
          </table:table-cell>
          <table:table-cell office:value-type="float" office:value="925478912" calcext:value-type="float">
            <text:p>925478912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404819968" calcext:value-type="float">
            <text:p>404819968</text:p>
          </table:table-cell>
          <table:table-cell office:value-type="float" office:value="388210688" calcext:value-type="float">
            <text:p>388210688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126499995589256" calcext:value-type="float">
            <text:p>0.126499995589256</text:p>
          </table:table-cell>
          <table:table-cell office:value-type="float" office:value="0.122749999165535" calcext:value-type="float">
            <text:p>0.122749999165535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688483119010925" calcext:value-type="float">
            <text:p>0.688483119010925</text:p>
          </table:table-cell>
          <table:table-cell office:value-type="float" office:value="127" calcext:value-type="float">
            <text:p>127</text:p>
          </table:table-cell>
          <table:table-cell office:value-type="float" office:value="3843" calcext:value-type="float">
            <text:p>3843</text:p>
          </table:table-cell>
          <table:table-cell office:value-type="float" office:value="3919" calcext:value-type="float">
            <text:p>39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140446" calcext:value-type="float">
            <text:p>164140446</text:p>
          </table:table-cell>
          <table:table-cell office:value-type="float" office:value="144555523" calcext:value-type="float">
            <text:p>144555523</text:p>
          </table:table-cell>
          <table:table-cell office:value-type="float" office:value="20932899" calcext:value-type="float">
            <text:p>20932899</text:p>
          </table:table-cell>
          <table:table-cell office:value-type="float" office:value="23056677" calcext:value-type="float">
            <text:p>23056677</text:p>
          </table:table-cell>
          <table:table-cell office:value-type="float" office:value="30163391" calcext:value-type="float">
            <text:p>30163391</text:p>
          </table:table-cell>
          <table:table-cell office:value-type="float" office:value="29439835" calcext:value-type="float">
            <text:p>29439835</text:p>
          </table:table-cell>
          <table:table-cell office:value-type="float" office:value="103561080" calcext:value-type="float">
            <text:p>103561080</text:p>
          </table:table-cell>
          <table:table-cell table:number-columns-repeated="2" office:value-type="float" office:value="24517882" calcext:value-type="float">
            <text:p>24517882</text:p>
          </table:table-cell>
          <table:table-cell office:value-type="float" office:value="6477788" calcext:value-type="float">
            <text:p>6477788</text:p>
          </table:table-cell>
          <table:table-cell office:value-type="float" office:value="5854969" calcext:value-type="float">
            <text:p>58549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e May 02 12:15:00 UTC 2017</text:p>
          </table:table-cell>
          <table:table-cell office:value-type="float" office:value="277" calcext:value-type="float">
            <text:p>277</text:p>
          </table:table-cell>
          <table:table-cell office:value-type="float" office:value="1497047040" calcext:value-type="float">
            <text:p>1497047040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26" calcext:value-type="float">
            <text:p>26</text:p>
          </table:table-cell>
          <table:table-cell office:value-type="float" office:value="28246016" calcext:value-type="float">
            <text:p>28246016</text:p>
          </table:table-cell>
          <table:table-cell office:value-type="float" office:value="97948.359375" calcext:value-type="float">
            <text:p>97948.359375</text:p>
          </table:table-cell>
          <table:table-cell office:value-type="float" office:value="71" calcext:value-type="float">
            <text:p>71</text:p>
          </table:table-cell>
          <table:table-cell office:value-type="float" office:value="924938240" calcext:value-type="float">
            <text:p>924938240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429187072" calcext:value-type="float">
            <text:p>429187072</text:p>
          </table:table-cell>
          <table:table-cell office:value-type="float" office:value="403206144" calcext:value-type="float">
            <text:p>403206144</text:p>
          </table:table-cell>
          <table:table-cell office:value-type="float" office:value="1100047" calcext:value-type="float">
            <text:p>1100047</text:p>
          </table:table-cell>
          <table:table-cell office:value-type="float" office:value="0" calcext:value-type="float">
            <text:p>0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687185525894165" calcext:value-type="float">
            <text:p>0.687185525894165</text:p>
          </table:table-cell>
          <table:table-cell office:value-type="float" office:value="127" calcext:value-type="float">
            <text:p>127</text:p>
          </table:table-cell>
          <table:table-cell office:value-type="float" office:value="3350" calcext:value-type="float">
            <text:p>3350</text:p>
          </table:table-cell>
          <table:table-cell office:value-type="float" office:value="3419" calcext:value-type="float">
            <text:p>34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720592" calcext:value-type="float">
            <text:p>249720592</text:p>
          </table:table-cell>
          <table:table-cell office:value-type="float" office:value="173641066" calcext:value-type="float">
            <text:p>173641066</text:p>
          </table:table-cell>
          <table:table-cell office:value-type="float" office:value="41454497" calcext:value-type="float">
            <text:p>41454497</text:p>
          </table:table-cell>
          <table:table-cell office:value-type="float" office:value="35848447" calcext:value-type="float">
            <text:p>35848447</text:p>
          </table:table-cell>
          <table:table-cell office:value-type="float" office:value="26423518" calcext:value-type="float">
            <text:p>26423518</text:p>
          </table:table-cell>
          <table:table-cell office:value-type="float" office:value="38406902" calcext:value-type="float">
            <text:p>38406902</text:p>
          </table:table-cell>
          <table:table-cell office:value-type="float" office:value="143138002" calcext:value-type="float">
            <text:p>143138002</text:p>
          </table:table-cell>
          <table:table-cell table:number-columns-repeated="2" office:value-type="float" office:value="32009059" calcext:value-type="float">
            <text:p>32009059</text:p>
          </table:table-cell>
          <table:table-cell office:value-type="float" office:value="10149218" calcext:value-type="float">
            <text:p>10149218</text:p>
          </table:table-cell>
          <table:table-cell office:value-type="float" office:value="8711685" calcext:value-type="float">
            <text:p>8711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ue May 02 12:14:00 UTC 2017</text:p>
          </table:table-cell>
          <table:table-cell office:value-type="float" office:value="303" calcext:value-type="float">
            <text:p>303</text:p>
          </table:table-cell>
          <table:table-cell office:value-type="float" office:value="1497976832" calcext:value-type="float">
            <text:p>1497976832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26" calcext:value-type="float">
            <text:p>26</text:p>
          </table:table-cell>
          <table:table-cell office:value-type="float" office:value="28045312" calcext:value-type="float">
            <text:p>28045312</text:p>
          </table:table-cell>
          <table:table-cell office:value-type="float" office:value="97948.359375" calcext:value-type="float">
            <text:p>97948.359375</text:p>
          </table:table-cell>
          <table:table-cell office:value-type="float" office:value="75" calcext:value-type="float">
            <text:p>75</text:p>
          </table:table-cell>
          <table:table-cell office:value-type="float" office:value="925052928" calcext:value-type="float">
            <text:p>925052928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78461952" calcext:value-type="float">
            <text:p>478461952</text:p>
          </table:table-cell>
          <table:table-cell office:value-type="float" office:value="445505536" calcext:value-type="float">
            <text:p>445505536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0.68710333108902" calcext:value-type="float">
            <text:p>0.68710333108902</text:p>
          </table:table-cell>
          <table:table-cell office:value-type="float" office:value="149" calcext:value-type="float">
            <text:p>149</text:p>
          </table:table-cell>
          <table:table-cell office:value-type="float" office:value="2788" calcext:value-type="float">
            <text:p>2788</text:p>
          </table:table-cell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854372" calcext:value-type="float">
            <text:p>211854372</text:p>
          </table:table-cell>
          <table:table-cell office:value-type="float" office:value="201312910" calcext:value-type="float">
            <text:p>201312910</text:p>
          </table:table-cell>
          <table:table-cell office:value-type="float" office:value="32414551" calcext:value-type="float">
            <text:p>32414551</text:p>
          </table:table-cell>
          <table:table-cell office:value-type="float" office:value="43481050" calcext:value-type="float">
            <text:p>43481050</text:p>
          </table:table-cell>
          <table:table-cell office:value-type="float" office:value="33242180" calcext:value-type="float">
            <text:p>33242180</text:p>
          </table:table-cell>
          <table:table-cell office:value-type="float" office:value="63596483" calcext:value-type="float">
            <text:p>63596483</text:p>
          </table:table-cell>
          <table:table-cell office:value-type="float" office:value="127474540" calcext:value-type="float">
            <text:p>127474540</text:p>
          </table:table-cell>
          <table:table-cell table:number-columns-repeated="2" office:value-type="float" office:value="30802521" calcext:value-type="float">
            <text:p>30802521</text:p>
          </table:table-cell>
          <table:table-cell office:value-type="float" office:value="14881396" calcext:value-type="float">
            <text:p>14881396</text:p>
          </table:table-cell>
          <table:table-cell office:value-type="float" office:value="11007656" calcext:value-type="float">
            <text:p>11007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e May 02 12:13:00 UTC 2017</text:p>
          </table:table-cell>
          <table:table-cell office:value-type="float" office:value="296" calcext:value-type="float">
            <text:p>296</text:p>
          </table:table-cell>
          <table:table-cell office:value-type="float" office:value="1497956352" calcext:value-type="float">
            <text:p>1497956352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19" calcext:value-type="float">
            <text:p>19</text:p>
          </table:table-cell>
          <table:table-cell office:value-type="float" office:value="28053504" calcext:value-type="float">
            <text:p>28053504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66" calcext:value-type="float">
            <text:p>66</text:p>
          </table:table-cell>
          <table:table-cell office:value-type="float" office:value="924614656" calcext:value-type="float">
            <text:p>924614656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543297536" calcext:value-type="float">
            <text:p>543297536</text:p>
          </table:table-cell>
          <table:table-cell office:value-type="float" office:value="490475520" calcext:value-type="float">
            <text:p>490475520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38999998569489" calcext:value-type="float">
            <text:p>0.138999998569489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968249976634979" calcext:value-type="float">
            <text:p>0.968249976634979</text:p>
          </table:table-cell>
          <table:table-cell office:value-type="float" office:value="0.68809312582016" calcext:value-type="float">
            <text:p>0.68809312582016</text:p>
          </table:table-cell>
          <table:table-cell office:value-type="float" office:value="149" calcext:value-type="float">
            <text:p>149</text:p>
          </table:table-cell>
          <table:table-cell office:value-type="float" office:value="2217" calcext:value-type="float">
            <text:p>2217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728417" calcext:value-type="float">
            <text:p>261728417</text:p>
          </table:table-cell>
          <table:table-cell office:value-type="float" office:value="253167851" calcext:value-type="float">
            <text:p>253167851</text:p>
          </table:table-cell>
          <table:table-cell office:value-type="float" office:value="55604039" calcext:value-type="float">
            <text:p>55604039</text:p>
          </table:table-cell>
          <table:table-cell office:value-type="float" office:value="50711258" calcext:value-type="float">
            <text:p>50711258</text:p>
          </table:table-cell>
          <table:table-cell office:value-type="float" office:value="55530699" calcext:value-type="float">
            <text:p>55530699</text:p>
          </table:table-cell>
          <table:table-cell office:value-type="float" office:value="46340837" calcext:value-type="float">
            <text:p>46340837</text:p>
          </table:table-cell>
          <table:table-cell office:value-type="float" office:value="168435442" calcext:value-type="float">
            <text:p>168435442</text:p>
          </table:table-cell>
          <table:table-cell table:number-columns-repeated="2" office:value-type="float" office:value="40560158" calcext:value-type="float">
            <text:p>40560158</text:p>
          </table:table-cell>
          <table:table-cell office:value-type="float" office:value="14594176" calcext:value-type="float">
            <text:p>14594176</text:p>
          </table:table-cell>
          <table:table-cell office:value-type="float" office:value="15961687" calcext:value-type="float">
            <text:p>15961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ue May 02 12:12:00 UTC 2017</text:p>
          </table:table-cell>
          <table:table-cell office:value-type="float" office:value="236" calcext:value-type="float">
            <text:p>236</text:p>
          </table:table-cell>
          <table:table-cell office:value-type="float" office:value="1497776128" calcext:value-type="float">
            <text:p>1497776128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16" calcext:value-type="float">
            <text:p>16</text:p>
          </table:table-cell>
          <table:table-cell office:value-type="float" office:value="26267648" calcext:value-type="float">
            <text:p>26267648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50" calcext:value-type="float">
            <text:p>50</text:p>
          </table:table-cell>
          <table:table-cell office:value-type="float" office:value="924868608" calcext:value-type="float">
            <text:p>924868608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60263168" calcext:value-type="float">
            <text:p>560263168</text:p>
          </table:table-cell>
          <table:table-cell office:value-type="float" office:value="540200960" calcext:value-type="float">
            <text:p>540200960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97350001335144" calcext:value-type="float">
            <text:p>0.97350001335144</text:p>
          </table:table-cell>
          <table:table-cell office:value-type="float" office:value="0.686778485774994" calcext:value-type="float">
            <text:p>0.686778485774994</text:p>
          </table:table-cell>
          <table:table-cell office:value-type="float" office:value="149" calcext:value-type="float">
            <text:p>149</text:p>
          </table:table-cell>
          <table:table-cell office:value-type="float" office:value="1637" calcext:value-type="float">
            <text:p>1637</text:p>
          </table:table-cell>
          <table:table-cell office:value-type="float" office:value="1675" calcext:value-type="float">
            <text:p>16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143155" calcext:value-type="float">
            <text:p>251143155</text:p>
          </table:table-cell>
          <table:table-cell office:value-type="float" office:value="210260422" calcext:value-type="float">
            <text:p>210260422</text:p>
          </table:table-cell>
          <table:table-cell office:value-type="float" office:value="67215361" calcext:value-type="float">
            <text:p>67215361</text:p>
          </table:table-cell>
          <table:table-cell office:value-type="float" office:value="62633511" calcext:value-type="float">
            <text:p>62633511</text:p>
          </table:table-cell>
          <table:table-cell office:value-type="float" office:value="56844201" calcext:value-type="float">
            <text:p>56844201</text:p>
          </table:table-cell>
          <table:table-cell office:value-type="float" office:value="74940086" calcext:value-type="float">
            <text:p>74940086</text:p>
          </table:table-cell>
          <table:table-cell office:value-type="float" office:value="138060652" calcext:value-type="float">
            <text:p>138060652</text:p>
          </table:table-cell>
          <table:table-cell table:number-columns-repeated="2" office:value-type="float" office:value="37625253" calcext:value-type="float">
            <text:p>37625253</text:p>
          </table:table-cell>
          <table:table-cell office:value-type="float" office:value="13511902" calcext:value-type="float">
            <text:p>13511902</text:p>
          </table:table-cell>
          <table:table-cell office:value-type="float" office:value="17064044" calcext:value-type="float">
            <text:p>17064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e May 02 12:11:00 UTC 2017</text:p>
          </table:table-cell>
          <table:table-cell office:value-type="float" office:value="192" calcext:value-type="float">
            <text:p>192</text:p>
          </table:table-cell>
          <table:table-cell office:value-type="float" office:value="1497530368" calcext:value-type="float">
            <text:p>1497530368</text:p>
          </table:table-cell>
          <table:table-cell office:value-type="float" office:value="3306308" calcext:value-type="float">
            <text:p>3306308</text:p>
          </table:table-cell>
          <table:table-cell office:value-type="float" office:value="13" calcext:value-type="float">
            <text:p>13</text:p>
          </table:table-cell>
          <table:table-cell office:value-type="float" office:value="26267648" calcext:value-type="float">
            <text:p>26267648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51" calcext:value-type="float">
            <text:p>51</text:p>
          </table:table-cell>
          <table:table-cell office:value-type="float" office:value="924430336" calcext:value-type="float">
            <text:p>924430336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579637248" calcext:value-type="float">
            <text:p>579637248</text:p>
          </table:table-cell>
          <table:table-cell office:value-type="float" office:value="562253824" calcext:value-type="float">
            <text:p>562253824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11249998211861" calcext:value-type="float">
            <text:p>0.111249998211861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73999977111816" calcext:value-type="float">
            <text:p>0.973999977111816</text:p>
          </table:table-cell>
          <table:table-cell office:value-type="float" office:value="0.686603307723999" calcext:value-type="float">
            <text:p>0.686603307723999</text:p>
          </table:table-cell>
          <table:table-cell office:value-type="float" office:value="92" calcext:value-type="float">
            <text:p>92</text:p>
          </table:table-cell>
          <table:table-cell office:value-type="float" office:value="1232" calcext:value-type="float">
            <text:p>1232</text:p>
          </table:table-cell>
          <table:table-cell office:value-type="float" office:value="1254" calcext:value-type="float">
            <text:p>12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163147" calcext:value-type="float">
            <text:p>135163147</text:p>
          </table:table-cell>
          <table:table-cell office:value-type="float" office:value="128544356" calcext:value-type="float">
            <text:p>128544356</text:p>
          </table:table-cell>
          <table:table-cell office:value-type="float" office:value="34028561" calcext:value-type="float">
            <text:p>34028561</text:p>
          </table:table-cell>
          <table:table-cell office:value-type="float" office:value="44548025" calcext:value-type="float">
            <text:p>44548025</text:p>
          </table:table-cell>
          <table:table-cell office:value-type="float" office:value="33603193" calcext:value-type="float">
            <text:p>33603193</text:p>
          </table:table-cell>
          <table:table-cell office:value-type="float" office:value="42110475" calcext:value-type="float">
            <text:p>42110475</text:p>
          </table:table-cell>
          <table:table-cell office:value-type="float" office:value="94602760" calcext:value-type="float">
            <text:p>94602760</text:p>
          </table:table-cell>
          <table:table-cell table:number-columns-repeated="2" office:value-type="float" office:value="21343839" calcext:value-type="float">
            <text:p>21343839</text:p>
          </table:table-cell>
          <table:table-cell office:value-type="float" office:value="4502311" calcext:value-type="float">
            <text:p>4502311</text:p>
          </table:table-cell>
          <table:table-cell office:value-type="float" office:value="5760187" calcext:value-type="float">
            <text:p>5760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e May 02 12:10:00 UTC 2017</text:p>
          </table:table-cell>
          <table:table-cell office:value-type="float" office:value="173" calcext:value-type="float">
            <text:p>173</text:p>
          </table:table-cell>
          <table:table-cell office:value-type="float" office:value="1497493504" calcext:value-type="float">
            <text:p>1497493504</text:p>
          </table:table-cell>
          <table:table-cell office:value-type="float" office:value="1171188.25" calcext:value-type="float">
            <text:p>1171188.25</text:p>
          </table:table-cell>
          <table:table-cell office:value-type="float" office:value="9" calcext:value-type="float">
            <text:p>9</text:p>
          </table:table-cell>
          <table:table-cell office:value-type="float" office:value="26251264" calcext:value-type="float">
            <text:p>26251264</text:p>
          </table:table-cell>
          <table:table-cell office:value-type="float" office:value="19207.185546875" calcext:value-type="float">
            <text:p>19207.185546875</text:p>
          </table:table-cell>
          <table:table-cell office:value-type="float" office:value="41" calcext:value-type="float">
            <text:p>41</text:p>
          </table:table-cell>
          <table:table-cell office:value-type="float" office:value="924237824" calcext:value-type="float">
            <text:p>924237824</text:p>
          </table:table-cell>
          <table:table-cell office:value-type="float" office:value="9695.1669921875" calcext:value-type="float">
            <text:p>9695.16699218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61127424" calcext:value-type="float">
            <text:p>561127424</text:p>
          </table:table-cell>
          <table:table-cell office:value-type="float" office:value="553320448" calcext:value-type="float">
            <text:p>553320448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109499998390675" calcext:value-type="float">
            <text:p>0.109499998390675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686464369297028" calcext:value-type="float">
            <text:p>0.686464369297028</text:p>
          </table:table-cell>
          <table:table-cell office:value-type="float" office:value="92" calcext:value-type="float">
            <text:p>92</text:p>
          </table:table-cell>
          <table:table-cell office:value-type="float" office:value="867" calcext:value-type="float">
            <text:p>867</text:p>
          </table:table-cell>
          <table:table-cell office:value-type="float" office:value="894" calcext:value-type="float">
            <text:p>8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636752" calcext:value-type="float">
            <text:p>117636752</text:p>
          </table:table-cell>
          <table:table-cell office:value-type="float" office:value="124278834" calcext:value-type="float">
            <text:p>124278834</text:p>
          </table:table-cell>
          <table:table-cell office:value-type="float" office:value="57028802" calcext:value-type="float">
            <text:p>57028802</text:p>
          </table:table-cell>
          <table:table-cell office:value-type="float" office:value="36381227" calcext:value-type="float">
            <text:p>36381227</text:p>
          </table:table-cell>
          <table:table-cell office:value-type="float" office:value="53996126" calcext:value-type="float">
            <text:p>53996126</text:p>
          </table:table-cell>
          <table:table-cell office:value-type="float" office:value="43507146" calcext:value-type="float">
            <text:p>43507146</text:p>
          </table:table-cell>
          <table:table-cell office:value-type="float" office:value="84672699" calcext:value-type="float">
            <text:p>84672699</text:p>
          </table:table-cell>
          <table:table-cell table:number-columns-repeated="2" office:value-type="float" office:value="19757171" calcext:value-type="float">
            <text:p>19757171</text:p>
          </table:table-cell>
          <table:table-cell office:value-type="float" office:value="4721538" calcext:value-type="float">
            <text:p>4721538</text:p>
          </table:table-cell>
          <table:table-cell office:value-type="float" office:value="3967376" calcext:value-type="float">
            <text:p>3967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e May 02 12:09:00 UTC 2017</text:p>
          </table:table-cell>
          <table:table-cell office:value-type="float" office:value="118" calcext:value-type="float">
            <text:p>118</text:p>
          </table:table-cell>
          <table:table-cell office:value-type="float" office:value="1497784320" calcext:value-type="float">
            <text:p>1497784320</text:p>
          </table:table-cell>
          <table:table-cell office:value-type="float" office:value="1171188.25" calcext:value-type="float">
            <text:p>1171188.25</text:p>
          </table:table-cell>
          <table:table-cell office:value-type="float" office:value="5" calcext:value-type="float">
            <text:p>5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19207.185546875" calcext:value-type="float">
            <text:p>19207.185546875</text:p>
          </table:table-cell>
          <table:table-cell office:value-type="float" office:value="18" calcext:value-type="float">
            <text:p>18</text:p>
          </table:table-cell>
          <table:table-cell office:value-type="float" office:value="924061696" calcext:value-type="float">
            <text:p>924061696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49273600" calcext:value-type="float">
            <text:p>549273600</text:p>
          </table:table-cell>
          <table:table-cell office:value-type="float" office:value="538746880" calcext:value-type="float">
            <text:p>538746880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88121497631073" calcext:value-type="float">
            <text:p>0.688121497631073</text:p>
          </table:table-cell>
          <table:table-cell office:value-type="float" office:value="92" calcext:value-type="float">
            <text:p>92</text:p>
          </table:table-cell>
          <table:table-cell office:value-type="float" office:value="508" calcext:value-type="float">
            <text:p>508</text:p>
          </table:table-cell>
          <table:table-cell office:value-type="float" office:value="531" calcext:value-type="float">
            <text:p>5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154946" calcext:value-type="float">
            <text:p>117154946</text:p>
          </table:table-cell>
          <table:table-cell office:value-type="float" office:value="108922774" calcext:value-type="float">
            <text:p>108922774</text:p>
          </table:table-cell>
          <table:table-cell office:value-type="float" office:value="60160101" calcext:value-type="float">
            <text:p>60160101</text:p>
          </table:table-cell>
          <table:table-cell office:value-type="float" office:value="88500736" calcext:value-type="float">
            <text:p>88500736</text:p>
          </table:table-cell>
          <table:table-cell office:value-type="float" office:value="155491870" calcext:value-type="float">
            <text:p>155491870</text:p>
          </table:table-cell>
          <table:table-cell office:value-type="float" office:value="26393259" calcext:value-type="float">
            <text:p>26393259</text:p>
          </table:table-cell>
          <table:table-cell office:value-type="float" office:value="79251889" calcext:value-type="float">
            <text:p>79251889</text:p>
          </table:table-cell>
          <table:table-cell table:number-columns-repeated="2" office:value-type="float" office:value="23000559" calcext:value-type="float">
            <text:p>23000559</text:p>
          </table:table-cell>
          <table:table-cell office:value-type="float" office:value="4392980" calcext:value-type="float">
            <text:p>4392980</text:p>
          </table:table-cell>
          <table:table-cell office:value-type="float" office:value="4917325" calcext:value-type="float">
            <text:p>4917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e May 02 12:08:00 UTC 2017</text:p>
          </table:table-cell>
          <table:table-cell office:value-type="float" office:value="57" calcext:value-type="float">
            <text:p>57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732260.0625" calcext:value-type="float">
            <text:p>732260.0625</text:p>
          </table:table-cell>
          <table:table-cell office:value-type="float" office:value="4" calcext:value-type="float">
            <text:p>4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16027.4775390625" calcext:value-type="float">
            <text:p>16027.4775390625</text:p>
          </table:table-cell>
          <table:table-cell office:value-type="float" office:value="16" calcext:value-type="float">
            <text:p>16</text:p>
          </table:table-cell>
          <table:table-cell office:value-type="float" office:value="924401664" calcext:value-type="float">
            <text:p>924401664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42101504" calcext:value-type="float">
            <text:p>542101504</text:p>
          </table:table-cell>
          <table:table-cell office:value-type="float" office:value="532615168" calcext:value-type="float">
            <text:p>532615168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85766160488129" calcext:value-type="float">
            <text:p>0.685766160488129</text:p>
          </table:table-cell>
          <table:table-cell office:value-type="float" office:value="26" calcext:value-type="float">
            <text:p>26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680008" calcext:value-type="float">
            <text:p>141680008</text:p>
          </table:table-cell>
          <table:table-cell office:value-type="float" office:value="192736192" calcext:value-type="float">
            <text:p>192736192</text:p>
          </table:table-cell>
          <table:table-cell office:value-type="float" office:value="106406340" calcext:value-type="float">
            <text:p>106406340</text:p>
          </table:table-cell>
          <table:table-cell office:value-type="float" office:value="37615578" calcext:value-type="float">
            <text:p>37615578</text:p>
          </table:table-cell>
          <table:table-cell office:value-type="float" office:value="23747065" calcext:value-type="float">
            <text:p>23747065</text:p>
          </table:table-cell>
          <table:table-cell office:value-type="float" office:value="82340972" calcext:value-type="float">
            <text:p>82340972</text:p>
          </table:table-cell>
          <table:table-cell office:value-type="float" office:value="132720944" calcext:value-type="float">
            <text:p>132720944</text:p>
          </table:table-cell>
          <table:table-cell table:number-columns-repeated="2" office:value-type="float" office:value="28612309" calcext:value-type="float">
            <text:p>28612309</text:p>
          </table:table-cell>
          <table:table-cell office:value-type="float" office:value="1962593" calcext:value-type="float">
            <text:p>1962593</text:p>
          </table:table-cell>
          <table:table-cell office:value-type="float" office:value="3973372" calcext:value-type="float">
            <text:p>3973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e May 02 12:07:00 UTC 2017</text:p>
          </table:table-cell>
          <table:table-cell office:value-type="float" office:value="54" calcext:value-type="float">
            <text:p>54</text:p>
          </table:table-cell>
          <table:table-cell office:value-type="float" office:value="1496944640" calcext:value-type="float">
            <text:p>1496944640</text:p>
          </table:table-cell>
          <table:table-cell office:value-type="float" office:value="732260.0625" calcext:value-type="float">
            <text:p>732260.0625</text:p>
          </table:table-cell>
          <table:table-cell office:value-type="float" office:value="3" calcext:value-type="float">
            <text:p>3</text:p>
          </table:table-cell>
          <table:table-cell office:value-type="float" office:value="24662016" calcext:value-type="float">
            <text:p>24662016</text:p>
          </table:table-cell>
          <table:table-cell office:value-type="float" office:value="11573.794921875" calcext:value-type="float">
            <text:p>11573.794921875</text:p>
          </table:table-cell>
          <table:table-cell office:value-type="float" office:value="16" calcext:value-type="float">
            <text:p>16</text:p>
          </table:table-cell>
          <table:table-cell office:value-type="float" office:value="924016640" calcext:value-type="float">
            <text:p>924016640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41650944" calcext:value-type="float">
            <text:p>541650944</text:p>
          </table:table-cell>
          <table:table-cell office:value-type="float" office:value="518766592" calcext:value-type="float">
            <text:p>518766592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87505066394806" calcext:value-type="float">
            <text:p>0.687505066394806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180581" calcext:value-type="float">
            <text:p>127180581</text:p>
          </table:table-cell>
          <table:table-cell office:value-type="float" office:value="114672634" calcext:value-type="float">
            <text:p>114672634</text:p>
          </table:table-cell>
          <table:table-cell office:value-type="float" office:value="63195234" calcext:value-type="float">
            <text:p>63195234</text:p>
          </table:table-cell>
          <table:table-cell office:value-type="float" office:value="114395069" calcext:value-type="float">
            <text:p>114395069</text:p>
          </table:table-cell>
          <table:table-cell office:value-type="float" office:value="30657913" calcext:value-type="float">
            <text:p>30657913</text:p>
          </table:table-cell>
          <table:table-cell office:value-type="float" office:value="27125113" calcext:value-type="float">
            <text:p>27125113</text:p>
          </table:table-cell>
          <table:table-cell office:value-type="float" office:value="106688383" calcext:value-type="float">
            <text:p>106688383</text:p>
          </table:table-cell>
          <table:table-cell table:number-columns-repeated="2" office:value-type="float" office:value="25422338" calcext:value-type="float">
            <text:p>25422338</text:p>
          </table:table-cell>
          <table:table-cell office:value-type="float" office:value="3668971" calcext:value-type="float">
            <text:p>3668971</text:p>
          </table:table-cell>
          <table:table-cell office:value-type="float" office:value="1514699" calcext:value-type="float">
            <text:p>1514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e May 02 12:06:00 UTC 2017</text:p>
          </table:table-cell>
          <table:table-cell office:value-type="float" office:value="41" calcext:value-type="float">
            <text:p>4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471882.21875" calcext:value-type="float">
            <text:p>471882.21875</text:p>
          </table:table-cell>
          <table:table-cell office:value-type="float" office:value="1" calcext:value-type="float">
            <text:p>1</text:p>
          </table:table-cell>
          <table:table-cell office:value-type="float" office:value="24625152" calcext:value-type="float">
            <text:p>24625152</text:p>
          </table:table-cell>
          <table:table-cell office:value-type="float" office:value="6276.357421875" calcext:value-type="float">
            <text:p>6276.357421875</text:p>
          </table:table-cell>
          <table:table-cell office:value-type="float" office:value="9" calcext:value-type="float">
            <text:p>9</text:p>
          </table:table-cell>
          <table:table-cell office:value-type="float" office:value="924332032" calcext:value-type="float">
            <text:p>92433203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23853824" calcext:value-type="float">
            <text:p>523853824</text:p>
          </table:table-cell>
          <table:table-cell office:value-type="float" office:value="512815104" calcext:value-type="float">
            <text:p>512815104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85393333435059" calcext:value-type="float">
            <text:p>0.685393333435059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9436706" calcext:value-type="float">
            <text:p>139436706</text:p>
          </table:table-cell>
          <table:table-cell office:value-type="float" office:value="142088528" calcext:value-type="float">
            <text:p>142088528</text:p>
          </table:table-cell>
          <table:table-cell office:value-type="float" office:value="7212402" calcext:value-type="float">
            <text:p>7212402</text:p>
          </table:table-cell>
          <table:table-cell office:value-type="float" office:value="60230776" calcext:value-type="float">
            <text:p>60230776</text:p>
          </table:table-cell>
          <table:table-cell office:value-type="float" office:value="42985260" calcext:value-type="float">
            <text:p>42985260</text:p>
          </table:table-cell>
          <table:table-cell office:value-type="float" office:value="42407739" calcext:value-type="float">
            <text:p>42407739</text:p>
          </table:table-cell>
          <table:table-cell office:value-type="float" office:value="121415412" calcext:value-type="float">
            <text:p>121415412</text:p>
          </table:table-cell>
          <table:table-cell table:number-columns-repeated="2" office:value-type="float" office:value="43099228" calcext:value-type="float">
            <text:p>43099228</text:p>
          </table:table-cell>
          <table:table-cell office:value-type="float" office:value="2786639" calcext:value-type="float">
            <text:p>2786639</text:p>
          </table:table-cell>
          <table:table-cell office:value-type="float" office:value="1931248" calcext:value-type="float">
            <text:p>1931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e May 02 12:05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496977408" calcext:value-type="float">
            <text:p>1496977408</text:p>
          </table:table-cell>
          <table:table-cell office:value-type="float" office:value="383979.8125" calcext:value-type="float">
            <text:p>383979.8125</text:p>
          </table:table-cell>
          <table:table-cell office:value-type="float" office:value="1" calcext:value-type="float">
            <text:p>1</text:p>
          </table:table-cell>
          <table:table-cell office:value-type="float" office:value="24580096" calcext:value-type="float">
            <text:p>24580096</text:p>
          </table:table-cell>
          <table:table-cell office:value-type="float" office:value="5963.64892578125" calcext:value-type="float">
            <text:p>5963.64892578125</text:p>
          </table:table-cell>
          <table:table-cell office:value-type="float" office:value="9" calcext:value-type="float">
            <text:p>9</text:p>
          </table:table-cell>
          <table:table-cell office:value-type="float" office:value="923901952" calcext:value-type="float">
            <text:p>92390195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17062656" calcext:value-type="float">
            <text:p>517062656</text:p>
          </table:table-cell>
          <table:table-cell office:value-type="float" office:value="512700416" calcext:value-type="float">
            <text:p>512700416</text:p>
          </table:table-cell>
          <table:table-cell office:value-type="float" office:value="26030.09375" calcext:value-type="float">
            <text:p>26030.09375</text:p>
          </table:table-cell>
          <table:table-cell office:value-type="float" office:value="22.1114521026611" calcext:value-type="float">
            <text:p>22.1114521026611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85217201709747" calcext:value-type="float">
            <text:p>0.68521720170974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567115" calcext:value-type="float">
            <text:p>172567115</text:p>
          </table:table-cell>
          <table:table-cell office:value-type="float" office:value="223904729" calcext:value-type="float">
            <text:p>223904729</text:p>
          </table:table-cell>
          <table:table-cell office:value-type="float" office:value="77956359" calcext:value-type="float">
            <text:p>77956359</text:p>
          </table:table-cell>
          <table:table-cell office:value-type="float" office:value="48098170" calcext:value-type="float">
            <text:p>48098170</text:p>
          </table:table-cell>
          <table:table-cell office:value-type="float" office:value="64934223" calcext:value-type="float">
            <text:p>64934223</text:p>
          </table:table-cell>
          <table:table-cell office:value-type="float" office:value="60574413" calcext:value-type="float">
            <text:p>60574413</text:p>
          </table:table-cell>
          <table:table-cell office:value-type="float" office:value="206698612" calcext:value-type="float">
            <text:p>206698612</text:p>
          </table:table-cell>
          <table:table-cell table:number-columns-repeated="2" office:value-type="float" office:value="56722774" calcext:value-type="float">
            <text:p>56722774</text:p>
          </table:table-cell>
          <table:table-cell office:value-type="float" office:value="2180282" calcext:value-type="float">
            <text:p>2180282</text:p>
          </table:table-cell>
          <table:table-cell office:value-type="float" office:value="1673918" calcext:value-type="float">
            <text:p>1673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e May 02 12:04:00 UTC 2017</text:p>
          </table:table-cell>
          <table:table-cell office:value-type="float" office:value="21" calcext:value-type="float">
            <text:p>2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117854.2421875" calcext:value-type="float">
            <text:p>117854.2421875</text:p>
          </table:table-cell>
          <table:table-cell office:value-type="float" office:value="0" calcext:value-type="float">
            <text:p>0</text:p>
          </table:table-cell>
          <table:table-cell office:value-type="float" office:value="25092096" calcext:value-type="float">
            <text:p>250920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24168192" calcext:value-type="float">
            <text:p>92416819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487292928" calcext:value-type="float">
            <text:p>487292928</text:p>
          </table:table-cell>
          <table:table-cell office:value-type="float" office:value="488112128" calcext:value-type="float">
            <text:p>488112128</text:p>
          </table:table-cell>
          <table:table-cell office:value-type="float" office:value="26030.09375" calcext:value-type="float">
            <text:p>26030.09375</text:p>
          </table:table-cell>
          <table:table-cell office:value-type="float" office:value="22.1114521026611" calcext:value-type="float">
            <text:p>22.1114521026611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85011208057404" calcext:value-type="float">
            <text:p>0.68501120805740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766811" calcext:value-type="float">
            <text:p>137766811</text:p>
          </table:table-cell>
          <table:table-cell office:value-type="float" office:value="126430036" calcext:value-type="float">
            <text:p>126430036</text:p>
          </table:table-cell>
          <table:table-cell office:value-type="float" office:value="5524291" calcext:value-type="float">
            <text:p>5524291</text:p>
          </table:table-cell>
          <table:table-cell office:value-type="float" office:value="73614466" calcext:value-type="float">
            <text:p>73614466</text:p>
          </table:table-cell>
          <table:table-cell office:value-type="float" office:value="48744677" calcext:value-type="float">
            <text:p>48744677</text:p>
          </table:table-cell>
          <table:table-cell office:value-type="float" office:value="20913472" calcext:value-type="float">
            <text:p>20913472</text:p>
          </table:table-cell>
          <table:table-cell office:value-type="float" office:value="115040117" calcext:value-type="float">
            <text:p>115040117</text:p>
          </table:table-cell>
          <table:table-cell table:number-columns-repeated="2" office:value-type="float" office:value="33637019" calcext:value-type="float">
            <text:p>33637019</text:p>
          </table:table-cell>
          <table:table-cell office:value-type="float" office:value="1314880" calcext:value-type="float">
            <text:p>1314880</text:p>
          </table:table-cell>
          <table:table-cell office:value-type="float" office:value="2205885" calcext:value-type="float">
            <text:p>2205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e May 02 12:03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3734016" calcext:value-type="float">
            <text:p>923734016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008128" calcext:value-type="float">
            <text:p>441008128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28.9406604766846" calcext:value-type="float">
            <text:p>28.9406604766846</text:p>
          </table:table-cell>
          <table:table-cell office:value-type="float" office:value="21.3190822601318" calcext:value-type="float">
            <text:p>21.3190822601318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68498432636261" calcext:value-type="float">
            <text:p>0.6849843263626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724453" calcext:value-type="float">
            <text:p>90724453</text:p>
          </table:table-cell>
          <table:table-cell office:value-type="float" office:value="105032860" calcext:value-type="float">
            <text:p>105032860</text:p>
          </table:table-cell>
          <table:table-cell office:value-type="float" office:value="7216384" calcext:value-type="float">
            <text:p>7216384</text:p>
          </table:table-cell>
          <table:table-cell office:value-type="float" office:value="1626255153" calcext:value-type="float">
            <text:p>1626255153</text:p>
          </table:table-cell>
          <table:table-cell office:value-type="float" office:value="1685197952" calcext:value-type="float">
            <text:p>1685197952</text:p>
          </table:table-cell>
          <table:table-cell office:value-type="float" office:value="1653127529" calcext:value-type="float">
            <text:p>1653127529</text:p>
          </table:table-cell>
          <table:table-cell office:value-type="float" office:value="93131263" calcext:value-type="float">
            <text:p>93131263</text:p>
          </table:table-cell>
          <table:table-cell table:number-columns-repeated="2" office:value-type="float" office:value="54541711" calcext:value-type="float">
            <text:p>54541711</text:p>
          </table:table-cell>
          <table:table-cell office:value-type="float" office:value="4332546" calcext:value-type="float">
            <text:p>4332546</text:p>
          </table:table-cell>
          <table:table-cell office:value-type="float" office:value="4963220" calcext:value-type="float">
            <text:p>4963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e May 02 12:0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23734016" calcext:value-type="float">
            <text:p>923734016</text:p>
          </table:table-cell>
          <table:table-cell office:value-type="float" office:value="431.661071777344" calcext:value-type="float">
            <text:p>431.661071777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28.9406604766846" calcext:value-type="float">
            <text:p>28.9406604766846</text:p>
          </table:table-cell>
          <table:table-cell office:value-type="float" office:value="21.3190822601318" calcext:value-type="float">
            <text:p>21.3190822601318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68650341034" calcext:value-type="float">
            <text:p>0.68496865034103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e May 02 12:0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4094464" calcext:value-type="float">
            <text:p>924094464</text:p>
          </table:table-cell>
          <table:table-cell office:value-type="float" office:value="431.661071777344" calcext:value-type="float">
            <text:p>431.66107177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30.2038440704346" calcext:value-type="float">
            <text:p>30.2038440704346</text:p>
          </table:table-cell>
          <table:table-cell office:value-type="float" office:value="0" calcext:value-type="float">
            <text:p>0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38311576843" calcext:value-type="float">
            <text:p>0.6849383115768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e May 02 12:0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5950.91015625" calcext:value-type="float">
            <text:p>25950.91015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22.3930759429932" calcext:value-type="float">
            <text:p>22.3930759429932</text:p>
          </table:table-cell>
          <table:table-cell office:value-type="float" office:value="4" calcext:value-type="float">
            <text:p>4</text:p>
          </table:table-cell>
          <table:table-cell office:value-type="float" office:value="923971584" calcext:value-type="float">
            <text:p>923971584</text:p>
          </table:table-cell>
          <table:table-cell office:value-type="float" office:value="384.973968505859" calcext:value-type="float">
            <text:p>384.97396850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2720" calcext:value-type="float">
            <text:p>442142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34914112091" calcext:value-type="float">
            <text:p>0.684934914112091</text:p>
          </table:table-cell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465.71pt" svg:y="675.38pt">
            <loext:p draw:notify-on-update-of-ranges="Sheet2.A2:Sheet2.A48 Sheet2.B1:Sheet2.B1 Sheet2.B2:Sheet2.B48 Sheet2.A2:Sheet2.A48 Sheet2.C1:Sheet2.C1 Sheet2.C2:Sheet2.C48 Sheet2.A2:Sheet2.A48 Sheet2.D1:Sheet2.D1 Sheet2.D2:Sheet2.D48 Sheet2.A2:Sheet2.A48 Sheet2.E1:Sheet2.E1 Sheet2.E2:Sheet2.E48 Sheet2.A2:Sheet2.A48 Sheet2.F1:Sheet2.F1 Sheet2.F2:Sheet2.F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687.49pt" svg:y="611.38pt">
            <loext:p draw:notify-on-update-of-ranges="Sheet2.A2:Sheet2.A48 Sheet2.N2:Sheet2.N2 Sheet2.N2:Sheet2.N48 Sheet2.A2:Sheet2.A48 Sheet2.O2:Sheet2.O2 Sheet2.O2:Sheet2.O48 Sheet2.A2:Sheet2.A48 Sheet2.P2:Sheet2.P2 Sheet2.P2:Sheet2.P48 Sheet2.A2:Sheet2.A48 Sheet2.Q2:Sheet2.Q2 Sheet2.Q2:Sheet2.Q48 Sheet2.A2:Sheet2.A48 Sheet2.R2:Sheet2.R2 Sheet2.R2:Sheet2.R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209.37pt" svg:y="623.03pt">
            <loext:p draw:notify-on-update-of-ranges="Sheet2.A2:Sheet2.A48 Sheet2.H2:Sheet2.H2 Sheet2.H2:Sheet2.H48 Sheet2.A2:Sheet2.A48 Sheet2.I2:Sheet2.I2 Sheet2.I2:Sheet2.I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96.75pt" svg:y="773.15pt">
            <loext:p draw:notify-on-update-of-ranges="Sheet2.A2:Sheet2.A48 Sheet2.S2:Sheet2.S2 Sheet2.S2:Sheet2.S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4" table:number-columns-repeated="11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row table:style-name="ro1">
          <table:table-cell/>
          <table:table-cell office:value-type="string" calcext:value-type="string">
            <text:p>cpuusage_middletier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nodememory</text:p>
          </table:table-cell>
          <table:table-cell office:value-type="string" calcext:value-type="string">
            <text:p>memusage_middletier</text:p>
          </table:table-cell>
          <table:table-cell office:value-type="string" calcext:value-type="string">
            <text:p>network_middleti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eventlog_RUN1.A2]" office:value-type="float" office:value="48" calcext:value-type="float">
            <text:p>48</text:p>
          </table:table-cell>
          <table:table-cell table:formula="of:=[eventlog_RUN1.C2]/1000" office:value-type="float" office:value="0.391" calcext:value-type="float">
            <text:p>0.391</text:p>
          </table:table-cell>
          <table:table-cell table:formula="of:=[eventlog_RUN1.U2]" office:value-type="float" office:value="0.95550000667572" calcext:value-type="float">
            <text:p>0.95550000667572</text:p>
          </table:table-cell>
          <table:table-cell table:formula="of:=[eventlog_RUN1.V2]" office:value-type="float" office:value="0.692381143569946" calcext:value-type="float">
            <text:p>0.692381143569946</text:p>
          </table:table-cell>
          <table:table-cell table:formula="of:=[eventlog_RUN1.D2]/10000000000" office:value-type="float" office:value="0.1497411584" calcext:value-type="float">
            <text:p>0.1497411584</text:p>
          </table:table-cell>
          <table:table-cell table:formula="of:=[eventlog_RUN1.E2]/1000000000" office:value-type="float" office:value="0.0080618815" calcext:value-type="float">
            <text:p>0.0080618815</text:p>
          </table:table-cell>
          <table:table-cell/>
          <table:table-cell table:formula="of:=[eventlog_RUN1.AF2]/1000000" office:value-type="float" office:value="1071.900014" calcext:value-type="float">
            <text:p>1071.900014</text:p>
          </table:table-cell>
          <table:table-cell table:formula="of:=[eventlog_RUN1.AG2]/1000000" office:value-type="float" office:value="1110.240648" calcext:value-type="float">
            <text:p>1110.240648</text:p>
          </table:table-cell>
          <table:table-cell table:formula="of:=[eventlog_RUN1.AH2]/1000000" office:value-type="float" office:value="339.183749" calcext:value-type="float">
            <text:p>339.183749</text:p>
          </table:table-cell>
          <table:table-cell table:formula="of:=[eventlog_RUN1.AI2]/1000000" office:value-type="float" office:value="231.8433" calcext:value-type="float">
            <text:p>231.8433</text:p>
          </table:table-cell>
          <table:table-cell table:formula="of:=[eventlog_RUN1.AJ2]/1000000" office:value-type="float" office:value="289.834482" calcext:value-type="float">
            <text:p>289.834482</text:p>
          </table:table-cell>
          <table:table-cell table:formula="of:=[eventlog_RUN1.AK2]/1000000" office:value-type="float" office:value="315.696181" calcext:value-type="float">
            <text:p>315.696181</text:p>
          </table:table-cell>
          <table:table-cell table:formula="of:=[eventlog_RUN1.AL2]/1000000" office:value-type="float" office:value="288.946425" calcext:value-type="float">
            <text:p>288.946425</text:p>
          </table:table-cell>
          <table:table-cell table:formula="of:=[eventlog_RUN1.AM2]/1000000" office:value-type="float" office:value="76.713858" calcext:value-type="float">
            <text:p>76.713858</text:p>
          </table:table-cell>
          <table:table-cell table:formula="of:=[eventlog_RUN1.AN2]/1000000" office:value-type="float" office:value="76.713858" calcext:value-type="float">
            <text:p>76.713858</text:p>
          </table:table-cell>
          <table:table-cell table:formula="of:=[eventlog_RUN1.AO2]/1000000" office:value-type="float" office:value="39.111142" calcext:value-type="float">
            <text:p>39.111142</text:p>
          </table:table-cell>
          <table:table-cell table:formula="of:=[eventlog_RUN1.AP2]/1000000" office:value-type="float" office:value="37.592839" calcext:value-type="float">
            <text:p>37.592839</text:p>
          </table:table-cell>
          <table:table-cell table:formula="of:=([.B2]+[.C2])/2" office:value-type="float" office:value="0.67325000333786" calcext:value-type="float">
            <text:p>0.67325000333786</text:p>
          </table:table-cell>
        </table:table-row>
        <table:table-row table:style-name="ro1">
          <table:table-cell table:formula="of:=[eventlog_RUN1.A3]" office:value-type="float" office:value="47" calcext:value-type="float">
            <text:p>47</text:p>
          </table:table-cell>
          <table:table-cell table:formula="of:=[eventlog_RUN1.C3]/1000" office:value-type="float" office:value="0.4" calcext:value-type="float">
            <text:p>0.4</text:p>
          </table:table-cell>
          <table:table-cell table:formula="of:=[eventlog_RUN1.U3]" office:value-type="float" office:value="0.955999970436096" calcext:value-type="float">
            <text:p>0.955999970436096</text:p>
          </table:table-cell>
          <table:table-cell table:formula="of:=[eventlog_RUN1.V3]" office:value-type="float" office:value="0.69227397441864" calcext:value-type="float">
            <text:p>0.69227397441864</text:p>
          </table:table-cell>
          <table:table-cell table:formula="of:=[eventlog_RUN1.D3]/10000000000" office:value-type="float" office:value="0.1497276416" calcext:value-type="float">
            <text:p>0.1497276416</text:p>
          </table:table-cell>
          <table:table-cell table:formula="of:=[eventlog_RUN1.E3]/1000000000" office:value-type="float" office:value="0.0080618815" calcext:value-type="float">
            <text:p>0.0080618815</text:p>
          </table:table-cell>
          <table:table-cell/>
          <table:table-cell table:formula="of:=[eventlog_RUN1.AF3]/1000000" office:value-type="float" office:value="999.953245" calcext:value-type="float">
            <text:p>999.953245</text:p>
          </table:table-cell>
          <table:table-cell table:formula="of:=[eventlog_RUN1.AG3]/1000000" office:value-type="float" office:value="1245.722996" calcext:value-type="float">
            <text:p>1245.722996</text:p>
          </table:table-cell>
          <table:table-cell table:formula="of:=[eventlog_RUN1.AH3]/1000000" office:value-type="float" office:value="363.14291" calcext:value-type="float">
            <text:p>363.14291</text:p>
          </table:table-cell>
          <table:table-cell table:formula="of:=[eventlog_RUN1.AI3]/1000000" office:value-type="float" office:value="313.683273" calcext:value-type="float">
            <text:p>313.683273</text:p>
          </table:table-cell>
          <table:table-cell table:formula="of:=[eventlog_RUN1.AJ3]/1000000" office:value-type="float" office:value="360.235065" calcext:value-type="float">
            <text:p>360.235065</text:p>
          </table:table-cell>
          <table:table-cell table:formula="of:=[eventlog_RUN1.AK3]/1000000" office:value-type="float" office:value="207.219541" calcext:value-type="float">
            <text:p>207.219541</text:p>
          </table:table-cell>
          <table:table-cell table:formula="of:=[eventlog_RUN1.AL3]/1000000" office:value-type="float" office:value="311.260661" calcext:value-type="float">
            <text:p>311.260661</text:p>
          </table:table-cell>
          <table:table-cell table:formula="of:=[eventlog_RUN1.AM3]/1000000" office:value-type="float" office:value="75.46281" calcext:value-type="float">
            <text:p>75.46281</text:p>
          </table:table-cell>
          <table:table-cell table:formula="of:=[eventlog_RUN1.AN3]/1000000" office:value-type="float" office:value="75.46281" calcext:value-type="float">
            <text:p>75.46281</text:p>
          </table:table-cell>
          <table:table-cell table:formula="of:=[eventlog_RUN1.AO3]/1000000" office:value-type="float" office:value="39.791331" calcext:value-type="float">
            <text:p>39.791331</text:p>
          </table:table-cell>
          <table:table-cell table:formula="of:=[eventlog_RUN1.AP3]/1000000" office:value-type="float" office:value="39.644808" calcext:value-type="float">
            <text:p>39.644808</text:p>
          </table:table-cell>
          <table:table-cell table:formula="of:=([.B3]+[.C3])/2" office:value-type="float" office:value="0.677999985218048" calcext:value-type="float">
            <text:p>0.677999985218048</text:p>
          </table:table-cell>
        </table:table-row>
        <table:table-row table:style-name="ro1">
          <table:table-cell table:formula="of:=[eventlog_RUN1.A4]" office:value-type="float" office:value="46" calcext:value-type="float">
            <text:p>46</text:p>
          </table:table-cell>
          <table:table-cell table:formula="of:=[eventlog_RUN1.C4]/1000" office:value-type="float" office:value="0.393" calcext:value-type="float">
            <text:p>0.393</text:p>
          </table:table-cell>
          <table:table-cell table:formula="of:=[eventlog_RUN1.U4]" office:value-type="float" office:value="0.954249978065491" calcext:value-type="float">
            <text:p>0.954249978065491</text:p>
          </table:table-cell>
          <table:table-cell table:formula="of:=[eventlog_RUN1.V4]" office:value-type="float" office:value="0.692062139511108" calcext:value-type="float">
            <text:p>0.692062139511108</text:p>
          </table:table-cell>
          <table:table-cell table:formula="of:=[eventlog_RUN1.D4]/10000000000" office:value-type="float" office:value="0.149733376" calcext:value-type="float">
            <text:p>0.149733376</text:p>
          </table:table-cell>
          <table:table-cell table:formula="of:=[eventlog_RUN1.E4]/1000000000" office:value-type="float" office:value="0.0080618815" calcext:value-type="float">
            <text:p>0.0080618815</text:p>
          </table:table-cell>
          <table:table-cell/>
          <table:table-cell table:formula="of:=[eventlog_RUN1.AF4]/1000000" office:value-type="float" office:value="1299.45338" calcext:value-type="float">
            <text:p>1299.45338</text:p>
          </table:table-cell>
          <table:table-cell table:formula="of:=[eventlog_RUN1.AG4]/1000000" office:value-type="float" office:value="1235.717806" calcext:value-type="float">
            <text:p>1235.717806</text:p>
          </table:table-cell>
          <table:table-cell table:formula="of:=[eventlog_RUN1.AH4]/1000000" office:value-type="float" office:value="402.208734" calcext:value-type="float">
            <text:p>402.208734</text:p>
          </table:table-cell>
          <table:table-cell table:formula="of:=[eventlog_RUN1.AI4]/1000000" office:value-type="float" office:value="360.853771" calcext:value-type="float">
            <text:p>360.853771</text:p>
          </table:table-cell>
          <table:table-cell table:formula="of:=[eventlog_RUN1.AJ4]/1000000" office:value-type="float" office:value="296.161827" calcext:value-type="float">
            <text:p>296.161827</text:p>
          </table:table-cell>
          <table:table-cell table:formula="of:=[eventlog_RUN1.AK4]/1000000" office:value-type="float" office:value="352.251523" calcext:value-type="float">
            <text:p>352.251523</text:p>
          </table:table-cell>
          <table:table-cell table:formula="of:=[eventlog_RUN1.AL4]/1000000" office:value-type="float" office:value="304.761374" calcext:value-type="float">
            <text:p>304.761374</text:p>
          </table:table-cell>
          <table:table-cell table:formula="of:=[eventlog_RUN1.AM4]/1000000" office:value-type="float" office:value="78.090416" calcext:value-type="float">
            <text:p>78.090416</text:p>
          </table:table-cell>
          <table:table-cell table:formula="of:=[eventlog_RUN1.AN4]/1000000" office:value-type="float" office:value="78.090416" calcext:value-type="float">
            <text:p>78.090416</text:p>
          </table:table-cell>
          <table:table-cell table:formula="of:=[eventlog_RUN1.AO4]/1000000" office:value-type="float" office:value="37.353257" calcext:value-type="float">
            <text:p>37.353257</text:p>
          </table:table-cell>
          <table:table-cell table:formula="of:=[eventlog_RUN1.AP4]/1000000" office:value-type="float" office:value="36.095003" calcext:value-type="float">
            <text:p>36.095003</text:p>
          </table:table-cell>
          <table:table-cell table:formula="of:=([.B4]+[.C4])/2" office:value-type="float" office:value="0.673624989032745" calcext:value-type="float">
            <text:p>0.673624989032745</text:p>
          </table:table-cell>
        </table:table-row>
        <table:table-row table:style-name="ro1">
          <table:table-cell table:formula="of:=[eventlog_RUN1.A5]" office:value-type="float" office:value="45" calcext:value-type="float">
            <text:p>45</text:p>
          </table:table-cell>
          <table:table-cell table:formula="of:=[eventlog_RUN1.C5]/1000" office:value-type="float" office:value="0.394" calcext:value-type="float">
            <text:p>0.394</text:p>
          </table:table-cell>
          <table:table-cell table:formula="of:=[eventlog_RUN1.U5]" office:value-type="float" office:value="0.952750027179718" calcext:value-type="float">
            <text:p>0.952750027179718</text:p>
          </table:table-cell>
          <table:table-cell table:formula="of:=[eventlog_RUN1.V5]" office:value-type="float" office:value="0.691881597042084" calcext:value-type="float">
            <text:p>0.691881597042084</text:p>
          </table:table-cell>
          <table:table-cell table:formula="of:=[eventlog_RUN1.D5]/10000000000" office:value-type="float" office:value="0.1497853952" calcext:value-type="float">
            <text:p>0.1497853952</text:p>
          </table:table-cell>
          <table:table-cell table:formula="of:=[eventlog_RUN1.E5]/1000000000" office:value-type="float" office:value="0.0080618815" calcext:value-type="float">
            <text:p>0.0080618815</text:p>
          </table:table-cell>
          <table:table-cell/>
          <table:table-cell table:formula="of:=[eventlog_RUN1.AF5]/1000000" office:value-type="float" office:value="977.003121" calcext:value-type="float">
            <text:p>977.003121</text:p>
          </table:table-cell>
          <table:table-cell table:formula="of:=[eventlog_RUN1.AG5]/1000000" office:value-type="float" office:value="951.034677" calcext:value-type="float">
            <text:p>951.034677</text:p>
          </table:table-cell>
          <table:table-cell table:formula="of:=[eventlog_RUN1.AH5]/1000000" office:value-type="float" office:value="346.351187" calcext:value-type="float">
            <text:p>346.351187</text:p>
          </table:table-cell>
          <table:table-cell table:formula="of:=[eventlog_RUN1.AI5]/1000000" office:value-type="float" office:value="414.989286" calcext:value-type="float">
            <text:p>414.989286</text:p>
          </table:table-cell>
          <table:table-cell table:formula="of:=[eventlog_RUN1.AJ5]/1000000" office:value-type="float" office:value="320.943156" calcext:value-type="float">
            <text:p>320.943156</text:p>
          </table:table-cell>
          <table:table-cell table:formula="of:=[eventlog_RUN1.AK5]/1000000" office:value-type="float" office:value="286.747961" calcext:value-type="float">
            <text:p>286.747961</text:p>
          </table:table-cell>
          <table:table-cell table:formula="of:=[eventlog_RUN1.AL5]/1000000" office:value-type="float" office:value="288.161878" calcext:value-type="float">
            <text:p>288.161878</text:p>
          </table:table-cell>
          <table:table-cell table:formula="of:=[eventlog_RUN1.AM5]/1000000" office:value-type="float" office:value="78.46684" calcext:value-type="float">
            <text:p>78.46684</text:p>
          </table:table-cell>
          <table:table-cell table:formula="of:=[eventlog_RUN1.AN5]/1000000" office:value-type="float" office:value="78.46684" calcext:value-type="float">
            <text:p>78.46684</text:p>
          </table:table-cell>
          <table:table-cell table:formula="of:=[eventlog_RUN1.AO5]/1000000" office:value-type="float" office:value="41.744027" calcext:value-type="float">
            <text:p>41.744027</text:p>
          </table:table-cell>
          <table:table-cell table:formula="of:=[eventlog_RUN1.AP5]/1000000" office:value-type="float" office:value="48.998472" calcext:value-type="float">
            <text:p>48.998472</text:p>
          </table:table-cell>
          <table:table-cell table:formula="of:=([.B5]+[.C5])/2" office:value-type="float" office:value="0.673375013589859" calcext:value-type="float">
            <text:p>0.673375013589859</text:p>
          </table:table-cell>
        </table:table-row>
        <table:table-row table:style-name="ro1">
          <table:table-cell table:formula="of:=[eventlog_RUN1.A6]" office:value-type="float" office:value="44" calcext:value-type="float">
            <text:p>44</text:p>
          </table:table-cell>
          <table:table-cell table:formula="of:=[eventlog_RUN1.C6]/1000" office:value-type="float" office:value="0.398" calcext:value-type="float">
            <text:p>0.398</text:p>
          </table:table-cell>
          <table:table-cell table:formula="of:=[eventlog_RUN1.U6]" office:value-type="float" office:value="0.953000009059906" calcext:value-type="float">
            <text:p>0.953000009059906</text:p>
          </table:table-cell>
          <table:table-cell table:formula="of:=[eventlog_RUN1.V6]" office:value-type="float" office:value="0.693667411804199" calcext:value-type="float">
            <text:p>0.693667411804199</text:p>
          </table:table-cell>
          <table:table-cell table:formula="of:=[eventlog_RUN1.D6]/10000000000" office:value-type="float" office:value="0.1497174016" calcext:value-type="float">
            <text:p>0.1497174016</text:p>
          </table:table-cell>
          <table:table-cell table:formula="of:=[eventlog_RUN1.E6]/1000000000" office:value-type="float" office:value="0.0082162565" calcext:value-type="float">
            <text:p>0.0082162565</text:p>
          </table:table-cell>
          <table:table-cell/>
          <table:table-cell table:formula="of:=[eventlog_RUN1.AF6]/1000000" office:value-type="float" office:value="840.384923" calcext:value-type="float">
            <text:p>840.384923</text:p>
          </table:table-cell>
          <table:table-cell table:formula="of:=[eventlog_RUN1.AG6]/1000000" office:value-type="float" office:value="986.011597" calcext:value-type="float">
            <text:p>986.011597</text:p>
          </table:table-cell>
          <table:table-cell table:formula="of:=[eventlog_RUN1.AH6]/1000000" office:value-type="float" office:value="384.235433" calcext:value-type="float">
            <text:p>384.235433</text:p>
          </table:table-cell>
          <table:table-cell table:formula="of:=[eventlog_RUN1.AI6]/1000000" office:value-type="float" office:value="251.855233" calcext:value-type="float">
            <text:p>251.855233</text:p>
          </table:table-cell>
          <table:table-cell table:formula="of:=[eventlog_RUN1.AJ6]/1000000" office:value-type="float" office:value="308.260537" calcext:value-type="float">
            <text:p>308.260537</text:p>
          </table:table-cell>
          <table:table-cell table:formula="of:=[eventlog_RUN1.AK6]/1000000" office:value-type="float" office:value="298.408961" calcext:value-type="float">
            <text:p>298.408961</text:p>
          </table:table-cell>
          <table:table-cell table:formula="of:=[eventlog_RUN1.AL6]/1000000" office:value-type="float" office:value="272.826777" calcext:value-type="float">
            <text:p>272.826777</text:p>
          </table:table-cell>
          <table:table-cell table:formula="of:=[eventlog_RUN1.AM6]/1000000" office:value-type="float" office:value="74.816968" calcext:value-type="float">
            <text:p>74.816968</text:p>
          </table:table-cell>
          <table:table-cell table:formula="of:=[eventlog_RUN1.AN6]/1000000" office:value-type="float" office:value="74.816968" calcext:value-type="float">
            <text:p>74.816968</text:p>
          </table:table-cell>
          <table:table-cell table:formula="of:=[eventlog_RUN1.AO6]/1000000" office:value-type="float" office:value="40.13258" calcext:value-type="float">
            <text:p>40.13258</text:p>
          </table:table-cell>
          <table:table-cell table:formula="of:=[eventlog_RUN1.AP6]/1000000" office:value-type="float" office:value="35.517655" calcext:value-type="float">
            <text:p>35.517655</text:p>
          </table:table-cell>
          <table:table-cell table:formula="of:=([.B6]+[.C6])/2" office:value-type="float" office:value="0.675500004529953" calcext:value-type="float">
            <text:p>0.675500004529953</text:p>
          </table:table-cell>
        </table:table-row>
        <table:table-row table:style-name="ro1">
          <table:table-cell table:formula="of:=[eventlog_RUN1.A7]" office:value-type="float" office:value="43" calcext:value-type="float">
            <text:p>43</text:p>
          </table:table-cell>
          <table:table-cell table:formula="of:=[eventlog_RUN1.C7]/1000" office:value-type="float" office:value="0.398" calcext:value-type="float">
            <text:p>0.398</text:p>
          </table:table-cell>
          <table:table-cell table:formula="of:=[eventlog_RUN1.U7]" office:value-type="float" office:value="0.953999996185303" calcext:value-type="float">
            <text:p>0.953999996185303</text:p>
          </table:table-cell>
          <table:table-cell table:formula="of:=[eventlog_RUN1.V7]" office:value-type="float" office:value="0.691637933254242" calcext:value-type="float">
            <text:p>0.691637933254242</text:p>
          </table:table-cell>
          <table:table-cell table:formula="of:=[eventlog_RUN1.D7]/10000000000" office:value-type="float" office:value="0.1497513984" calcext:value-type="float">
            <text:p>0.1497513984</text:p>
          </table:table-cell>
          <table:table-cell table:formula="of:=[eventlog_RUN1.E7]/1000000000" office:value-type="float" office:value="0.007893696" calcext:value-type="float">
            <text:p>0.007893696</text:p>
          </table:table-cell>
          <table:table-cell/>
          <table:table-cell table:formula="of:=[eventlog_RUN1.AF7]/1000000" office:value-type="float" office:value="983.098643" calcext:value-type="float">
            <text:p>983.098643</text:p>
          </table:table-cell>
          <table:table-cell table:formula="of:=[eventlog_RUN1.AG7]/1000000" office:value-type="float" office:value="897.821075" calcext:value-type="float">
            <text:p>897.821075</text:p>
          </table:table-cell>
          <table:table-cell table:formula="of:=[eventlog_RUN1.AH7]/1000000" office:value-type="float" office:value="381.676392" calcext:value-type="float">
            <text:p>381.676392</text:p>
          </table:table-cell>
          <table:table-cell table:formula="of:=[eventlog_RUN1.AI7]/1000000" office:value-type="float" office:value="340.531721" calcext:value-type="float">
            <text:p>340.531721</text:p>
          </table:table-cell>
          <table:table-cell table:formula="of:=[eventlog_RUN1.AJ7]/1000000" office:value-type="float" office:value="330.081734" calcext:value-type="float">
            <text:p>330.081734</text:p>
          </table:table-cell>
          <table:table-cell table:formula="of:=[eventlog_RUN1.AK7]/1000000" office:value-type="float" office:value="280.486475" calcext:value-type="float">
            <text:p>280.486475</text:p>
          </table:table-cell>
          <table:table-cell table:formula="of:=[eventlog_RUN1.AL7]/1000000" office:value-type="float" office:value="259.285299" calcext:value-type="float">
            <text:p>259.285299</text:p>
          </table:table-cell>
          <table:table-cell table:formula="of:=[eventlog_RUN1.AM7]/1000000" office:value-type="float" office:value="72.902372" calcext:value-type="float">
            <text:p>72.902372</text:p>
          </table:table-cell>
          <table:table-cell table:formula="of:=[eventlog_RUN1.AN7]/1000000" office:value-type="float" office:value="72.902372" calcext:value-type="float">
            <text:p>72.902372</text:p>
          </table:table-cell>
          <table:table-cell table:formula="of:=[eventlog_RUN1.AO7]/1000000" office:value-type="float" office:value="35.642187" calcext:value-type="float">
            <text:p>35.642187</text:p>
          </table:table-cell>
          <table:table-cell table:formula="of:=[eventlog_RUN1.AP7]/1000000" office:value-type="float" office:value="35.244714" calcext:value-type="float">
            <text:p>35.244714</text:p>
          </table:table-cell>
          <table:table-cell table:formula="of:=([.B7]+[.C7])/2" office:value-type="float" office:value="0.675999998092652" calcext:value-type="float">
            <text:p>0.675999998092652</text:p>
          </table:table-cell>
        </table:table-row>
        <table:table-row table:style-name="ro1">
          <table:table-cell table:formula="of:=[eventlog_RUN1.A8]" office:value-type="float" office:value="42" calcext:value-type="float">
            <text:p>42</text:p>
          </table:table-cell>
          <table:table-cell table:formula="of:=[eventlog_RUN1.C8]/1000" office:value-type="float" office:value="0.391" calcext:value-type="float">
            <text:p>0.391</text:p>
          </table:table-cell>
          <table:table-cell table:formula="of:=[eventlog_RUN1.U8]" office:value-type="float" office:value="0.955250024795532" calcext:value-type="float">
            <text:p>0.955250024795532</text:p>
          </table:table-cell>
          <table:table-cell table:formula="of:=[eventlog_RUN1.V8]" office:value-type="float" office:value="0.691303730010986" calcext:value-type="float">
            <text:p>0.691303730010986</text:p>
          </table:table-cell>
          <table:table-cell table:formula="of:=[eventlog_RUN1.D8]/10000000000" office:value-type="float" office:value="0.1497227264" calcext:value-type="float">
            <text:p>0.1497227264</text:p>
          </table:table-cell>
          <table:table-cell table:formula="of:=[eventlog_RUN1.E8]/1000000000" office:value-type="float" office:value="0.008301794" calcext:value-type="float">
            <text:p>0.008301794</text:p>
          </table:table-cell>
          <table:table-cell/>
          <table:table-cell table:formula="of:=[eventlog_RUN1.AF8]/1000000" office:value-type="float" office:value="864.065267" calcext:value-type="float">
            <text:p>864.065267</text:p>
          </table:table-cell>
          <table:table-cell table:formula="of:=[eventlog_RUN1.AG8]/1000000" office:value-type="float" office:value="904.019398" calcext:value-type="float">
            <text:p>904.019398</text:p>
          </table:table-cell>
          <table:table-cell table:formula="of:=[eventlog_RUN1.AH8]/1000000" office:value-type="float" office:value="271.899278" calcext:value-type="float">
            <text:p>271.899278</text:p>
          </table:table-cell>
          <table:table-cell table:formula="of:=[eventlog_RUN1.AI8]/1000000" office:value-type="float" office:value="370.943727" calcext:value-type="float">
            <text:p>370.943727</text:p>
          </table:table-cell>
          <table:table-cell table:formula="of:=[eventlog_RUN1.AJ8]/1000000" office:value-type="float" office:value="394.2893" calcext:value-type="float">
            <text:p>394.2893</text:p>
          </table:table-cell>
          <table:table-cell table:formula="of:=[eventlog_RUN1.AK8]/1000000" office:value-type="float" office:value="312.171967" calcext:value-type="float">
            <text:p>312.171967</text:p>
          </table:table-cell>
          <table:table-cell table:formula="of:=[eventlog_RUN1.AL8]/1000000" office:value-type="float" office:value="260.10048" calcext:value-type="float">
            <text:p>260.10048</text:p>
          </table:table-cell>
          <table:table-cell table:formula="of:=[eventlog_RUN1.AM8]/1000000" office:value-type="float" office:value="76.470121" calcext:value-type="float">
            <text:p>76.470121</text:p>
          </table:table-cell>
          <table:table-cell table:formula="of:=[eventlog_RUN1.AN8]/1000000" office:value-type="float" office:value="76.470121" calcext:value-type="float">
            <text:p>76.470121</text:p>
          </table:table-cell>
          <table:table-cell table:formula="of:=[eventlog_RUN1.AO8]/1000000" office:value-type="float" office:value="36.615898" calcext:value-type="float">
            <text:p>36.615898</text:p>
          </table:table-cell>
          <table:table-cell table:formula="of:=[eventlog_RUN1.AP8]/1000000" office:value-type="float" office:value="45.276442" calcext:value-type="float">
            <text:p>45.276442</text:p>
          </table:table-cell>
          <table:table-cell table:formula="of:=([.B8]+[.C8])/2" office:value-type="float" office:value="0.673125012397766" calcext:value-type="float">
            <text:p>0.673125012397766</text:p>
          </table:table-cell>
        </table:table-row>
        <table:table-row table:style-name="ro1">
          <table:table-cell table:formula="of:=[eventlog_RUN1.A9]" office:value-type="float" office:value="41" calcext:value-type="float">
            <text:p>41</text:p>
          </table:table-cell>
          <table:table-cell table:formula="of:=[eventlog_RUN1.C9]/1000" office:value-type="float" office:value="0.383" calcext:value-type="float">
            <text:p>0.383</text:p>
          </table:table-cell>
          <table:table-cell table:formula="of:=[eventlog_RUN1.U9]" office:value-type="float" office:value="0.955749988555908" calcext:value-type="float">
            <text:p>0.955749988555908</text:p>
          </table:table-cell>
          <table:table-cell table:formula="of:=[eventlog_RUN1.V9]" office:value-type="float" office:value="0.691139340400696" calcext:value-type="float">
            <text:p>0.691139340400696</text:p>
          </table:table-cell>
          <table:table-cell table:formula="of:=[eventlog_RUN1.D9]/10000000000" office:value-type="float" office:value="0.1496977408" calcext:value-type="float">
            <text:p>0.1496977408</text:p>
          </table:table-cell>
          <table:table-cell table:formula="of:=[eventlog_RUN1.E9]/1000000000" office:value-type="float" office:value="0.008301794" calcext:value-type="float">
            <text:p>0.008301794</text:p>
          </table:table-cell>
          <table:table-cell/>
          <table:table-cell table:formula="of:=[eventlog_RUN1.AF9]/1000000" office:value-type="float" office:value="756.682785" calcext:value-type="float">
            <text:p>756.682785</text:p>
          </table:table-cell>
          <table:table-cell table:formula="of:=[eventlog_RUN1.AG9]/1000000" office:value-type="float" office:value="836.370447" calcext:value-type="float">
            <text:p>836.370447</text:p>
          </table:table-cell>
          <table:table-cell table:formula="of:=[eventlog_RUN1.AH9]/1000000" office:value-type="float" office:value="257.248525" calcext:value-type="float">
            <text:p>257.248525</text:p>
          </table:table-cell>
          <table:table-cell table:formula="of:=[eventlog_RUN1.AI9]/1000000" office:value-type="float" office:value="276.813702" calcext:value-type="float">
            <text:p>276.813702</text:p>
          </table:table-cell>
          <table:table-cell table:formula="of:=[eventlog_RUN1.AJ9]/1000000" office:value-type="float" office:value="288.568751" calcext:value-type="float">
            <text:p>288.568751</text:p>
          </table:table-cell>
          <table:table-cell table:formula="of:=[eventlog_RUN1.AK9]/1000000" office:value-type="float" office:value="328.457865" calcext:value-type="float">
            <text:p>328.457865</text:p>
          </table:table-cell>
          <table:table-cell table:formula="of:=[eventlog_RUN1.AL9]/1000000" office:value-type="float" office:value="254.314305" calcext:value-type="float">
            <text:p>254.314305</text:p>
          </table:table-cell>
          <table:table-cell table:formula="of:=[eventlog_RUN1.AM9]/1000000" office:value-type="float" office:value="73.376143" calcext:value-type="float">
            <text:p>73.376143</text:p>
          </table:table-cell>
          <table:table-cell table:formula="of:=[eventlog_RUN1.AN9]/1000000" office:value-type="float" office:value="73.376143" calcext:value-type="float">
            <text:p>73.376143</text:p>
          </table:table-cell>
          <table:table-cell table:formula="of:=[eventlog_RUN1.AO9]/1000000" office:value-type="float" office:value="43.485529" calcext:value-type="float">
            <text:p>43.485529</text:p>
          </table:table-cell>
          <table:table-cell table:formula="of:=[eventlog_RUN1.AP9]/1000000" office:value-type="float" office:value="34.514412" calcext:value-type="float">
            <text:p>34.514412</text:p>
          </table:table-cell>
          <table:table-cell table:formula="of:=([.B9]+[.C9])/2" office:value-type="float" office:value="0.669374994277954" calcext:value-type="float">
            <text:p>0.669374994277954</text:p>
          </table:table-cell>
        </table:table-row>
        <table:table-row table:style-name="ro1">
          <table:table-cell table:formula="of:=[eventlog_RUN1.A10]" office:value-type="float" office:value="40" calcext:value-type="float">
            <text:p>40</text:p>
          </table:table-cell>
          <table:table-cell table:formula="of:=[eventlog_RUN1.C10]/1000" office:value-type="float" office:value="0.388" calcext:value-type="float">
            <text:p>0.388</text:p>
          </table:table-cell>
          <table:table-cell table:formula="of:=[eventlog_RUN1.U10]" office:value-type="float" office:value="0.956499993801117" calcext:value-type="float">
            <text:p>0.956499993801117</text:p>
          </table:table-cell>
          <table:table-cell table:formula="of:=[eventlog_RUN1.V10]" office:value-type="float" office:value="0.6911740899086" calcext:value-type="float">
            <text:p>0.6911740899086</text:p>
          </table:table-cell>
          <table:table-cell table:formula="of:=[eventlog_RUN1.D10]/10000000000" office:value-type="float" office:value="0.1498329088" calcext:value-type="float">
            <text:p>0.1498329088</text:p>
          </table:table-cell>
          <table:table-cell table:formula="of:=[eventlog_RUN1.E10]/1000000000" office:value-type="float" office:value="0.008461977" calcext:value-type="float">
            <text:p>0.008461977</text:p>
          </table:table-cell>
          <table:table-cell/>
          <table:table-cell table:formula="of:=[eventlog_RUN1.AF10]/1000000" office:value-type="float" office:value="1015.288044" calcext:value-type="float">
            <text:p>1015.288044</text:p>
          </table:table-cell>
          <table:table-cell table:formula="of:=[eventlog_RUN1.AG10]/1000000" office:value-type="float" office:value="1041.139441" calcext:value-type="float">
            <text:p>1041.139441</text:p>
          </table:table-cell>
          <table:table-cell table:formula="of:=[eventlog_RUN1.AH10]/1000000" office:value-type="float" office:value="300.856549" calcext:value-type="float">
            <text:p>300.856549</text:p>
          </table:table-cell>
          <table:table-cell table:formula="of:=[eventlog_RUN1.AI10]/1000000" office:value-type="float" office:value="343.750949" calcext:value-type="float">
            <text:p>343.750949</text:p>
          </table:table-cell>
          <table:table-cell table:formula="of:=[eventlog_RUN1.AJ10]/1000000" office:value-type="float" office:value="249.281555" calcext:value-type="float">
            <text:p>249.281555</text:p>
          </table:table-cell>
          <table:table-cell table:formula="of:=[eventlog_RUN1.AK10]/1000000" office:value-type="float" office:value="353.623686" calcext:value-type="float">
            <text:p>353.623686</text:p>
          </table:table-cell>
          <table:table-cell table:formula="of:=[eventlog_RUN1.AL10]/1000000" office:value-type="float" office:value="292.347361" calcext:value-type="float">
            <text:p>292.347361</text:p>
          </table:table-cell>
          <table:table-cell table:formula="of:=[eventlog_RUN1.AM10]/1000000" office:value-type="float" office:value="71.839825" calcext:value-type="float">
            <text:p>71.839825</text:p>
          </table:table-cell>
          <table:table-cell table:formula="of:=[eventlog_RUN1.AN10]/1000000" office:value-type="float" office:value="71.839825" calcext:value-type="float">
            <text:p>71.839825</text:p>
          </table:table-cell>
          <table:table-cell table:formula="of:=[eventlog_RUN1.AO10]/1000000" office:value-type="float" office:value="40.862258" calcext:value-type="float">
            <text:p>40.862258</text:p>
          </table:table-cell>
          <table:table-cell table:formula="of:=[eventlog_RUN1.AP10]/1000000" office:value-type="float" office:value="35.84139" calcext:value-type="float">
            <text:p>35.84139</text:p>
          </table:table-cell>
          <table:table-cell table:formula="of:=([.B10]+[.C10])/2" office:value-type="float" office:value="0.672249996900559" calcext:value-type="float">
            <text:p>0.672249996900559</text:p>
          </table:table-cell>
        </table:table-row>
        <table:table-row table:style-name="ro1">
          <table:table-cell table:formula="of:=[eventlog_RUN1.A11]" office:value-type="float" office:value="39" calcext:value-type="float">
            <text:p>39</text:p>
          </table:table-cell>
          <table:table-cell table:formula="of:=[eventlog_RUN1.C11]/1000" office:value-type="float" office:value="0.393" calcext:value-type="float">
            <text:p>0.393</text:p>
          </table:table-cell>
          <table:table-cell table:formula="of:=[eventlog_RUN1.U11]" office:value-type="float" office:value="0.954500019550324" calcext:value-type="float">
            <text:p>0.954500019550324</text:p>
          </table:table-cell>
          <table:table-cell table:formula="of:=[eventlog_RUN1.V11]" office:value-type="float" office:value="0.690862894058228" calcext:value-type="float">
            <text:p>0.690862894058228</text:p>
          </table:table-cell>
          <table:table-cell table:formula="of:=[eventlog_RUN1.D11]/10000000000" office:value-type="float" office:value="0.1497079808" calcext:value-type="float">
            <text:p>0.1497079808</text:p>
          </table:table-cell>
          <table:table-cell table:formula="of:=[eventlog_RUN1.E11]/1000000000" office:value-type="float" office:value="0.008461977" calcext:value-type="float">
            <text:p>0.008461977</text:p>
          </table:table-cell>
          <table:table-cell/>
          <table:table-cell table:formula="of:=[eventlog_RUN1.AF11]/1000000" office:value-type="float" office:value="1084.27142" calcext:value-type="float">
            <text:p>1084.27142</text:p>
          </table:table-cell>
          <table:table-cell table:formula="of:=[eventlog_RUN1.AG11]/1000000" office:value-type="float" office:value="1123.322208" calcext:value-type="float">
            <text:p>1123.322208</text:p>
          </table:table-cell>
          <table:table-cell table:formula="of:=[eventlog_RUN1.AH11]/1000000" office:value-type="float" office:value="343.188616" calcext:value-type="float">
            <text:p>343.188616</text:p>
          </table:table-cell>
          <table:table-cell table:formula="of:=[eventlog_RUN1.AI11]/1000000" office:value-type="float" office:value="340.150227" calcext:value-type="float">
            <text:p>340.150227</text:p>
          </table:table-cell>
          <table:table-cell table:formula="of:=[eventlog_RUN1.AJ11]/1000000" office:value-type="float" office:value="318.925809" calcext:value-type="float">
            <text:p>318.925809</text:p>
          </table:table-cell>
          <table:table-cell table:formula="of:=[eventlog_RUN1.AK11]/1000000" office:value-type="float" office:value="356.485793" calcext:value-type="float">
            <text:p>356.485793</text:p>
          </table:table-cell>
          <table:table-cell table:formula="of:=[eventlog_RUN1.AL11]/1000000" office:value-type="float" office:value="316.193468" calcext:value-type="float">
            <text:p>316.193468</text:p>
          </table:table-cell>
          <table:table-cell table:formula="of:=[eventlog_RUN1.AM11]/1000000" office:value-type="float" office:value="77.425089" calcext:value-type="float">
            <text:p>77.425089</text:p>
          </table:table-cell>
          <table:table-cell table:formula="of:=[eventlog_RUN1.AN11]/1000000" office:value-type="float" office:value="77.425089" calcext:value-type="float">
            <text:p>77.425089</text:p>
          </table:table-cell>
          <table:table-cell table:formula="of:=[eventlog_RUN1.AO11]/1000000" office:value-type="float" office:value="41.985178" calcext:value-type="float">
            <text:p>41.985178</text:p>
          </table:table-cell>
          <table:table-cell table:formula="of:=[eventlog_RUN1.AP11]/1000000" office:value-type="float" office:value="43.845375" calcext:value-type="float">
            <text:p>43.845375</text:p>
          </table:table-cell>
          <table:table-cell table:formula="of:=([.B11]+[.C11])/2" office:value-type="float" office:value="0.673750009775162" calcext:value-type="float">
            <text:p>0.673750009775162</text:p>
          </table:table-cell>
        </table:table-row>
        <table:table-row table:style-name="ro1">
          <table:table-cell table:formula="of:=[eventlog_RUN1.A12]" office:value-type="float" office:value="38" calcext:value-type="float">
            <text:p>38</text:p>
          </table:table-cell>
          <table:table-cell table:formula="of:=[eventlog_RUN1.C12]/1000" office:value-type="float" office:value="0.392" calcext:value-type="float">
            <text:p>0.392</text:p>
          </table:table-cell>
          <table:table-cell table:formula="of:=[eventlog_RUN1.U12]" office:value-type="float" office:value="0.954249978065491" calcext:value-type="float">
            <text:p>0.954249978065491</text:p>
          </table:table-cell>
          <table:table-cell table:formula="of:=[eventlog_RUN1.V12]" office:value-type="float" office:value="0.692535221576691" calcext:value-type="float">
            <text:p>0.692535221576691</text:p>
          </table:table-cell>
          <table:table-cell table:formula="of:=[eventlog_RUN1.D12]/10000000000" office:value-type="float" office:value="0.1496887296" calcext:value-type="float">
            <text:p>0.1496887296</text:p>
          </table:table-cell>
          <table:table-cell table:formula="of:=[eventlog_RUN1.E12]/1000000000" office:value-type="float" office:value="0.0081712815" calcext:value-type="float">
            <text:p>0.0081712815</text:p>
          </table:table-cell>
          <table:table-cell/>
          <table:table-cell table:formula="of:=[eventlog_RUN1.AF12]/1000000" office:value-type="float" office:value="1018.309913" calcext:value-type="float">
            <text:p>1018.309913</text:p>
          </table:table-cell>
          <table:table-cell table:formula="of:=[eventlog_RUN1.AG12]/1000000" office:value-type="float" office:value="1012.264673" calcext:value-type="float">
            <text:p>1012.264673</text:p>
          </table:table-cell>
          <table:table-cell table:formula="of:=[eventlog_RUN1.AH12]/1000000" office:value-type="float" office:value="276.804206" calcext:value-type="float">
            <text:p>276.804206</text:p>
          </table:table-cell>
          <table:table-cell table:formula="of:=[eventlog_RUN1.AI12]/1000000" office:value-type="float" office:value="329.538653" calcext:value-type="float">
            <text:p>329.538653</text:p>
          </table:table-cell>
          <table:table-cell table:formula="of:=[eventlog_RUN1.AJ12]/1000000" office:value-type="float" office:value="326.324627" calcext:value-type="float">
            <text:p>326.324627</text:p>
          </table:table-cell>
          <table:table-cell table:formula="of:=[eventlog_RUN1.AK12]/1000000" office:value-type="float" office:value="299.554383" calcext:value-type="float">
            <text:p>299.554383</text:p>
          </table:table-cell>
          <table:table-cell table:formula="of:=[eventlog_RUN1.AL12]/1000000" office:value-type="float" office:value="277.18297" calcext:value-type="float">
            <text:p>277.18297</text:p>
          </table:table-cell>
          <table:table-cell table:formula="of:=[eventlog_RUN1.AM12]/1000000" office:value-type="float" office:value="71.864283" calcext:value-type="float">
            <text:p>71.864283</text:p>
          </table:table-cell>
          <table:table-cell table:formula="of:=[eventlog_RUN1.AN12]/1000000" office:value-type="float" office:value="71.864283" calcext:value-type="float">
            <text:p>71.864283</text:p>
          </table:table-cell>
          <table:table-cell table:formula="of:=[eventlog_RUN1.AO12]/1000000" office:value-type="float" office:value="35.509842" calcext:value-type="float">
            <text:p>35.509842</text:p>
          </table:table-cell>
          <table:table-cell table:formula="of:=[eventlog_RUN1.AP12]/1000000" office:value-type="float" office:value="33.670311" calcext:value-type="float">
            <text:p>33.670311</text:p>
          </table:table-cell>
          <table:table-cell table:formula="of:=([.B12]+[.C12])/2" office:value-type="float" office:value="0.673124989032746" calcext:value-type="float">
            <text:p>0.673124989032746</text:p>
          </table:table-cell>
        </table:table-row>
        <table:table-row table:style-name="ro1">
          <table:table-cell table:formula="of:=[eventlog_RUN1.A13]" office:value-type="float" office:value="37" calcext:value-type="float">
            <text:p>37</text:p>
          </table:table-cell>
          <table:table-cell table:formula="of:=[eventlog_RUN1.C13]/1000" office:value-type="float" office:value="0.402" calcext:value-type="float">
            <text:p>0.402</text:p>
          </table:table-cell>
          <table:table-cell table:formula="of:=[eventlog_RUN1.U13]" office:value-type="float" office:value="0.953249990940094" calcext:value-type="float">
            <text:p>0.953249990940094</text:p>
          </table:table-cell>
          <table:table-cell table:formula="of:=[eventlog_RUN1.V13]" office:value-type="float" office:value="0.690908432006836" calcext:value-type="float">
            <text:p>0.690908432006836</text:p>
          </table:table-cell>
          <table:table-cell table:formula="of:=[eventlog_RUN1.D13]/10000000000" office:value-type="float" office:value="0.1496952832" calcext:value-type="float">
            <text:p>0.1496952832</text:p>
          </table:table-cell>
          <table:table-cell table:formula="of:=[eventlog_RUN1.E13]/1000000000" office:value-type="float" office:value="0.0081712815" calcext:value-type="float">
            <text:p>0.0081712815</text:p>
          </table:table-cell>
          <table:table-cell/>
          <table:table-cell table:formula="of:=[eventlog_RUN1.AF13]/1000000" office:value-type="float" office:value="961.763792" calcext:value-type="float">
            <text:p>961.763792</text:p>
          </table:table-cell>
          <table:table-cell table:formula="of:=[eventlog_RUN1.AG13]/1000000" office:value-type="float" office:value="1120.851416" calcext:value-type="float">
            <text:p>1120.851416</text:p>
          </table:table-cell>
          <table:table-cell table:formula="of:=[eventlog_RUN1.AH13]/1000000" office:value-type="float" office:value="264.452282" calcext:value-type="float">
            <text:p>264.452282</text:p>
          </table:table-cell>
          <table:table-cell table:formula="of:=[eventlog_RUN1.AI13]/1000000" office:value-type="float" office:value="368.039963" calcext:value-type="float">
            <text:p>368.039963</text:p>
          </table:table-cell>
          <table:table-cell table:formula="of:=[eventlog_RUN1.AJ13]/1000000" office:value-type="float" office:value="358.04594" calcext:value-type="float">
            <text:p>358.04594</text:p>
          </table:table-cell>
          <table:table-cell table:formula="of:=[eventlog_RUN1.AK13]/1000000" office:value-type="float" office:value="449.587372" calcext:value-type="float">
            <text:p>449.587372</text:p>
          </table:table-cell>
          <table:table-cell table:formula="of:=[eventlog_RUN1.AL13]/1000000" office:value-type="float" office:value="284.815555" calcext:value-type="float">
            <text:p>284.815555</text:p>
          </table:table-cell>
          <table:table-cell table:formula="of:=[eventlog_RUN1.AM13]/1000000" office:value-type="float" office:value="72.456381" calcext:value-type="float">
            <text:p>72.456381</text:p>
          </table:table-cell>
          <table:table-cell table:formula="of:=[eventlog_RUN1.AN13]/1000000" office:value-type="float" office:value="72.456381" calcext:value-type="float">
            <text:p>72.456381</text:p>
          </table:table-cell>
          <table:table-cell table:formula="of:=[eventlog_RUN1.AO13]/1000000" office:value-type="float" office:value="40.234549" calcext:value-type="float">
            <text:p>40.234549</text:p>
          </table:table-cell>
          <table:table-cell table:formula="of:=[eventlog_RUN1.AP13]/1000000" office:value-type="float" office:value="39.475947" calcext:value-type="float">
            <text:p>39.475947</text:p>
          </table:table-cell>
          <table:table-cell table:formula="of:=([.B13]+[.C13])/2" office:value-type="float" office:value="0.677624995470047" calcext:value-type="float">
            <text:p>0.677624995470047</text:p>
          </table:table-cell>
        </table:table-row>
        <table:table-row table:style-name="ro1">
          <table:table-cell table:formula="of:=[eventlog_RUN1.A14]" office:value-type="float" office:value="36" calcext:value-type="float">
            <text:p>36</text:p>
          </table:table-cell>
          <table:table-cell table:formula="of:=[eventlog_RUN1.C14]/1000" office:value-type="float" office:value="0.399" calcext:value-type="float">
            <text:p>0.399</text:p>
          </table:table-cell>
          <table:table-cell table:formula="of:=[eventlog_RUN1.U14]" office:value-type="float" office:value="0.954750001430512" calcext:value-type="float">
            <text:p>0.954750001430512</text:p>
          </table:table-cell>
          <table:table-cell table:formula="of:=[eventlog_RUN1.V14]" office:value-type="float" office:value="0.690230786800385" calcext:value-type="float">
            <text:p>0.690230786800385</text:p>
          </table:table-cell>
          <table:table-cell table:formula="of:=[eventlog_RUN1.D14]/10000000000" office:value-type="float" office:value="0.1497567232" calcext:value-type="float">
            <text:p>0.1497567232</text:p>
          </table:table-cell>
          <table:table-cell table:formula="of:=[eventlog_RUN1.E14]/1000000000" office:value-type="float" office:value="0.0081712815" calcext:value-type="float">
            <text:p>0.0081712815</text:p>
          </table:table-cell>
          <table:table-cell/>
          <table:table-cell table:formula="of:=[eventlog_RUN1.AF14]/1000000" office:value-type="float" office:value="985.515422" calcext:value-type="float">
            <text:p>985.515422</text:p>
          </table:table-cell>
          <table:table-cell table:formula="of:=[eventlog_RUN1.AG14]/1000000" office:value-type="float" office:value="1035.875407" calcext:value-type="float">
            <text:p>1035.875407</text:p>
          </table:table-cell>
          <table:table-cell table:formula="of:=[eventlog_RUN1.AH14]/1000000" office:value-type="float" office:value="327.733667" calcext:value-type="float">
            <text:p>327.733667</text:p>
          </table:table-cell>
          <table:table-cell table:formula="of:=[eventlog_RUN1.AI14]/1000000" office:value-type="float" office:value="337.884479" calcext:value-type="float">
            <text:p>337.884479</text:p>
          </table:table-cell>
          <table:table-cell table:formula="of:=[eventlog_RUN1.AJ14]/1000000" office:value-type="float" office:value="364.19658" calcext:value-type="float">
            <text:p>364.19658</text:p>
          </table:table-cell>
          <table:table-cell table:formula="of:=[eventlog_RUN1.AK14]/1000000" office:value-type="float" office:value="339.313891" calcext:value-type="float">
            <text:p>339.313891</text:p>
          </table:table-cell>
          <table:table-cell table:formula="of:=[eventlog_RUN1.AL14]/1000000" office:value-type="float" office:value="275.474129" calcext:value-type="float">
            <text:p>275.474129</text:p>
          </table:table-cell>
          <table:table-cell table:formula="of:=[eventlog_RUN1.AM14]/1000000" office:value-type="float" office:value="77.970658" calcext:value-type="float">
            <text:p>77.970658</text:p>
          </table:table-cell>
          <table:table-cell table:formula="of:=[eventlog_RUN1.AN14]/1000000" office:value-type="float" office:value="77.970658" calcext:value-type="float">
            <text:p>77.970658</text:p>
          </table:table-cell>
          <table:table-cell table:formula="of:=[eventlog_RUN1.AO14]/1000000" office:value-type="float" office:value="41.363088" calcext:value-type="float">
            <text:p>41.363088</text:p>
          </table:table-cell>
          <table:table-cell table:formula="of:=[eventlog_RUN1.AP14]/1000000" office:value-type="float" office:value="36.577234" calcext:value-type="float">
            <text:p>36.577234</text:p>
          </table:table-cell>
          <table:table-cell table:formula="of:=([.B14]+[.C14])/2" office:value-type="float" office:value="0.676875000715256" calcext:value-type="float">
            <text:p>0.676875000715256</text:p>
          </table:table-cell>
        </table:table-row>
        <table:table-row table:style-name="ro1">
          <table:table-cell table:formula="of:=[eventlog_RUN1.A15]" office:value-type="float" office:value="35" calcext:value-type="float">
            <text:p>35</text:p>
          </table:table-cell>
          <table:table-cell table:formula="of:=[eventlog_RUN1.C15]/1000" office:value-type="float" office:value="0.397" calcext:value-type="float">
            <text:p>0.397</text:p>
          </table:table-cell>
          <table:table-cell table:formula="of:=[eventlog_RUN1.U15]" office:value-type="float" office:value="0.954750001430512" calcext:value-type="float">
            <text:p>0.954750001430512</text:p>
          </table:table-cell>
          <table:table-cell table:formula="of:=[eventlog_RUN1.V15]" office:value-type="float" office:value="0.692157030105591" calcext:value-type="float">
            <text:p>0.692157030105591</text:p>
          </table:table-cell>
          <table:table-cell table:formula="of:=[eventlog_RUN1.D15]/10000000000" office:value-type="float" office:value="0.1498320896" calcext:value-type="float">
            <text:p>0.1498320896</text:p>
          </table:table-cell>
          <table:table-cell table:formula="of:=[eventlog_RUN1.E15]/1000000000" office:value-type="float" office:value="0.0081554885" calcext:value-type="float">
            <text:p>0.0081554885</text:p>
          </table:table-cell>
          <table:table-cell/>
          <table:table-cell table:formula="of:=[eventlog_RUN1.AF15]/1000000" office:value-type="float" office:value="919.917913" calcext:value-type="float">
            <text:p>919.917913</text:p>
          </table:table-cell>
          <table:table-cell table:formula="of:=[eventlog_RUN1.AG15]/1000000" office:value-type="float" office:value="1036.294493" calcext:value-type="float">
            <text:p>1036.294493</text:p>
          </table:table-cell>
          <table:table-cell table:formula="of:=[eventlog_RUN1.AH15]/1000000" office:value-type="float" office:value="325.606966" calcext:value-type="float">
            <text:p>325.606966</text:p>
          </table:table-cell>
          <table:table-cell table:formula="of:=[eventlog_RUN1.AI15]/1000000" office:value-type="float" office:value="375.084869" calcext:value-type="float">
            <text:p>375.084869</text:p>
          </table:table-cell>
          <table:table-cell table:formula="of:=[eventlog_RUN1.AJ15]/1000000" office:value-type="float" office:value="296.155761" calcext:value-type="float">
            <text:p>296.155761</text:p>
          </table:table-cell>
          <table:table-cell table:formula="of:=[eventlog_RUN1.AK15]/1000000" office:value-type="float" office:value="287.584217" calcext:value-type="float">
            <text:p>287.584217</text:p>
          </table:table-cell>
          <table:table-cell table:formula="of:=[eventlog_RUN1.AL15]/1000000" office:value-type="float" office:value="285.424105" calcext:value-type="float">
            <text:p>285.424105</text:p>
          </table:table-cell>
          <table:table-cell table:formula="of:=[eventlog_RUN1.AM15]/1000000" office:value-type="float" office:value="78.288227" calcext:value-type="float">
            <text:p>78.288227</text:p>
          </table:table-cell>
          <table:table-cell table:formula="of:=[eventlog_RUN1.AN15]/1000000" office:value-type="float" office:value="78.288227" calcext:value-type="float">
            <text:p>78.288227</text:p>
          </table:table-cell>
          <table:table-cell table:formula="of:=[eventlog_RUN1.AO15]/1000000" office:value-type="float" office:value="43.324958" calcext:value-type="float">
            <text:p>43.324958</text:p>
          </table:table-cell>
          <table:table-cell table:formula="of:=[eventlog_RUN1.AP15]/1000000" office:value-type="float" office:value="37.540107" calcext:value-type="float">
            <text:p>37.540107</text:p>
          </table:table-cell>
          <table:table-cell table:formula="of:=([.B15]+[.C15])/2" office:value-type="float" office:value="0.675875000715256" calcext:value-type="float">
            <text:p>0.675875000715256</text:p>
          </table:table-cell>
        </table:table-row>
        <table:table-row table:style-name="ro1">
          <table:table-cell table:formula="of:=[eventlog_RUN1.A16]" office:value-type="float" office:value="34" calcext:value-type="float">
            <text:p>34</text:p>
          </table:table-cell>
          <table:table-cell table:formula="of:=[eventlog_RUN1.C16]/1000" office:value-type="float" office:value="0.399" calcext:value-type="float">
            <text:p>0.399</text:p>
          </table:table-cell>
          <table:table-cell table:formula="of:=[eventlog_RUN1.U16]" office:value-type="float" office:value="0.954249978065491" calcext:value-type="float">
            <text:p>0.954249978065491</text:p>
          </table:table-cell>
          <table:table-cell table:formula="of:=[eventlog_RUN1.V16]" office:value-type="float" office:value="0.689927935600281" calcext:value-type="float">
            <text:p>0.689927935600281</text:p>
          </table:table-cell>
          <table:table-cell table:formula="of:=[eventlog_RUN1.D16]/10000000000" office:value-type="float" office:value="0.1497464832" calcext:value-type="float">
            <text:p>0.1497464832</text:p>
          </table:table-cell>
          <table:table-cell table:formula="of:=[eventlog_RUN1.E16]/1000000000" office:value-type="float" office:value="0.008415911" calcext:value-type="float">
            <text:p>0.008415911</text:p>
          </table:table-cell>
          <table:table-cell/>
          <table:table-cell table:formula="of:=[eventlog_RUN1.AF16]/1000000" office:value-type="float" office:value="1047.382229" calcext:value-type="float">
            <text:p>1047.382229</text:p>
          </table:table-cell>
          <table:table-cell table:formula="of:=[eventlog_RUN1.AG16]/1000000" office:value-type="float" office:value="1131.716797" calcext:value-type="float">
            <text:p>1131.716797</text:p>
          </table:table-cell>
          <table:table-cell table:formula="of:=[eventlog_RUN1.AH16]/1000000" office:value-type="float" office:value="368.790937" calcext:value-type="float">
            <text:p>368.790937</text:p>
          </table:table-cell>
          <table:table-cell table:formula="of:=[eventlog_RUN1.AI16]/1000000" office:value-type="float" office:value="359.075978" calcext:value-type="float">
            <text:p>359.075978</text:p>
          </table:table-cell>
          <table:table-cell table:formula="of:=[eventlog_RUN1.AJ16]/1000000" office:value-type="float" office:value="348.910307" calcext:value-type="float">
            <text:p>348.910307</text:p>
          </table:table-cell>
          <table:table-cell table:formula="of:=[eventlog_RUN1.AK16]/1000000" office:value-type="float" office:value="367.728363" calcext:value-type="float">
            <text:p>367.728363</text:p>
          </table:table-cell>
          <table:table-cell table:formula="of:=[eventlog_RUN1.AL16]/1000000" office:value-type="float" office:value="292.506612" calcext:value-type="float">
            <text:p>292.506612</text:p>
          </table:table-cell>
          <table:table-cell table:formula="of:=[eventlog_RUN1.AM16]/1000000" office:value-type="float" office:value="77.383075" calcext:value-type="float">
            <text:p>77.383075</text:p>
          </table:table-cell>
          <table:table-cell table:formula="of:=[eventlog_RUN1.AN16]/1000000" office:value-type="float" office:value="77.383075" calcext:value-type="float">
            <text:p>77.383075</text:p>
          </table:table-cell>
          <table:table-cell table:formula="of:=[eventlog_RUN1.AO16]/1000000" office:value-type="float" office:value="48.684336" calcext:value-type="float">
            <text:p>48.684336</text:p>
          </table:table-cell>
          <table:table-cell table:formula="of:=[eventlog_RUN1.AP16]/1000000" office:value-type="float" office:value="41.815309" calcext:value-type="float">
            <text:p>41.815309</text:p>
          </table:table-cell>
          <table:table-cell table:formula="of:=([.B16]+[.C16])/2" office:value-type="float" office:value="0.676624989032746" calcext:value-type="float">
            <text:p>0.676624989032746</text:p>
          </table:table-cell>
        </table:table-row>
        <table:table-row table:style-name="ro1">
          <table:table-cell table:formula="of:=[eventlog_RUN1.A17]" office:value-type="float" office:value="33" calcext:value-type="float">
            <text:p>33</text:p>
          </table:table-cell>
          <table:table-cell table:formula="of:=[eventlog_RUN1.C17]/1000" office:value-type="float" office:value="0.398" calcext:value-type="float">
            <text:p>0.398</text:p>
          </table:table-cell>
          <table:table-cell table:formula="of:=[eventlog_RUN1.U17]" office:value-type="float" office:value="0.955749988555908" calcext:value-type="float">
            <text:p>0.955749988555908</text:p>
          </table:table-cell>
          <table:table-cell table:formula="of:=[eventlog_RUN1.V17]" office:value-type="float" office:value="0.689714133739471" calcext:value-type="float">
            <text:p>0.689714133739471</text:p>
          </table:table-cell>
          <table:table-cell table:formula="of:=[eventlog_RUN1.D17]/10000000000" office:value-type="float" office:value="0.1497853952" calcext:value-type="float">
            <text:p>0.1497853952</text:p>
          </table:table-cell>
          <table:table-cell table:formula="of:=[eventlog_RUN1.E17]/1000000000" office:value-type="float" office:value="0.008415911" calcext:value-type="float">
            <text:p>0.008415911</text:p>
          </table:table-cell>
          <table:table-cell/>
          <table:table-cell table:formula="of:=[eventlog_RUN1.AF17]/1000000" office:value-type="float" office:value="935.993216" calcext:value-type="float">
            <text:p>935.993216</text:p>
          </table:table-cell>
          <table:table-cell table:formula="of:=[eventlog_RUN1.AG17]/1000000" office:value-type="float" office:value="990.214415" calcext:value-type="float">
            <text:p>990.214415</text:p>
          </table:table-cell>
          <table:table-cell table:formula="of:=[eventlog_RUN1.AH17]/1000000" office:value-type="float" office:value="308.302569" calcext:value-type="float">
            <text:p>308.302569</text:p>
          </table:table-cell>
          <table:table-cell table:formula="of:=[eventlog_RUN1.AI17]/1000000" office:value-type="float" office:value="264.5793" calcext:value-type="float">
            <text:p>264.5793</text:p>
          </table:table-cell>
          <table:table-cell table:formula="of:=[eventlog_RUN1.AJ17]/1000000" office:value-type="float" office:value="281.205365" calcext:value-type="float">
            <text:p>281.205365</text:p>
          </table:table-cell>
          <table:table-cell table:formula="of:=[eventlog_RUN1.AK17]/1000000" office:value-type="float" office:value="366.022795" calcext:value-type="float">
            <text:p>366.022795</text:p>
          </table:table-cell>
          <table:table-cell table:formula="of:=[eventlog_RUN1.AL17]/1000000" office:value-type="float" office:value="288.733625" calcext:value-type="float">
            <text:p>288.733625</text:p>
          </table:table-cell>
          <table:table-cell table:formula="of:=[eventlog_RUN1.AM17]/1000000" office:value-type="float" office:value="75.151735" calcext:value-type="float">
            <text:p>75.151735</text:p>
          </table:table-cell>
          <table:table-cell table:formula="of:=[eventlog_RUN1.AN17]/1000000" office:value-type="float" office:value="75.151735" calcext:value-type="float">
            <text:p>75.151735</text:p>
          </table:table-cell>
          <table:table-cell table:formula="of:=[eventlog_RUN1.AO17]/1000000" office:value-type="float" office:value="33.289979" calcext:value-type="float">
            <text:p>33.289979</text:p>
          </table:table-cell>
          <table:table-cell table:formula="of:=[eventlog_RUN1.AP17]/1000000" office:value-type="float" office:value="42.433558" calcext:value-type="float">
            <text:p>42.433558</text:p>
          </table:table-cell>
          <table:table-cell table:formula="of:=([.B17]+[.C17])/2" office:value-type="float" office:value="0.676874994277954" calcext:value-type="float">
            <text:p>0.676874994277954</text:p>
          </table:table-cell>
        </table:table-row>
        <table:table-row table:style-name="ro1">
          <table:table-cell table:formula="of:=[eventlog_RUN1.A18]" office:value-type="float" office:value="32" calcext:value-type="float">
            <text:p>32</text:p>
          </table:table-cell>
          <table:table-cell table:formula="of:=[eventlog_RUN1.C18]/1000" office:value-type="float" office:value="0.41" calcext:value-type="float">
            <text:p>0.41</text:p>
          </table:table-cell>
          <table:table-cell table:formula="of:=[eventlog_RUN1.U18]" office:value-type="float" office:value="0.955999970436096" calcext:value-type="float">
            <text:p>0.955999970436096</text:p>
          </table:table-cell>
          <table:table-cell table:formula="of:=[eventlog_RUN1.V18]" office:value-type="float" office:value="0.68960452079773" calcext:value-type="float">
            <text:p>0.68960452079773</text:p>
          </table:table-cell>
          <table:table-cell table:formula="of:=[eventlog_RUN1.D18]/10000000000" office:value-type="float" office:value="0.1497419776" calcext:value-type="float">
            <text:p>0.1497419776</text:p>
          </table:table-cell>
          <table:table-cell table:formula="of:=[eventlog_RUN1.E18]/1000000000" office:value-type="float" office:value="0.008415911" calcext:value-type="float">
            <text:p>0.008415911</text:p>
          </table:table-cell>
          <table:table-cell/>
          <table:table-cell table:formula="of:=[eventlog_RUN1.AF18]/1000000" office:value-type="float" office:value="1192.137747" calcext:value-type="float">
            <text:p>1192.137747</text:p>
          </table:table-cell>
          <table:table-cell table:formula="of:=[eventlog_RUN1.AG18]/1000000" office:value-type="float" office:value="1094.813305" calcext:value-type="float">
            <text:p>1094.813305</text:p>
          </table:table-cell>
          <table:table-cell table:formula="of:=[eventlog_RUN1.AH18]/1000000" office:value-type="float" office:value="366.223319" calcext:value-type="float">
            <text:p>366.223319</text:p>
          </table:table-cell>
          <table:table-cell table:formula="of:=[eventlog_RUN1.AI18]/1000000" office:value-type="float" office:value="303.487161" calcext:value-type="float">
            <text:p>303.487161</text:p>
          </table:table-cell>
          <table:table-cell table:formula="of:=[eventlog_RUN1.AJ18]/1000000" office:value-type="float" office:value="339.783344" calcext:value-type="float">
            <text:p>339.783344</text:p>
          </table:table-cell>
          <table:table-cell table:formula="of:=[eventlog_RUN1.AK18]/1000000" office:value-type="float" office:value="360.207594" calcext:value-type="float">
            <text:p>360.207594</text:p>
          </table:table-cell>
          <table:table-cell table:formula="of:=[eventlog_RUN1.AL18]/1000000" office:value-type="float" office:value="297.376994" calcext:value-type="float">
            <text:p>297.376994</text:p>
          </table:table-cell>
          <table:table-cell table:formula="of:=[eventlog_RUN1.AM18]/1000000" office:value-type="float" office:value="76.992088" calcext:value-type="float">
            <text:p>76.992088</text:p>
          </table:table-cell>
          <table:table-cell table:formula="of:=[eventlog_RUN1.AN18]/1000000" office:value-type="float" office:value="76.992088" calcext:value-type="float">
            <text:p>76.992088</text:p>
          </table:table-cell>
          <table:table-cell table:formula="of:=[eventlog_RUN1.AO18]/1000000" office:value-type="float" office:value="40.946108" calcext:value-type="float">
            <text:p>40.946108</text:p>
          </table:table-cell>
          <table:table-cell table:formula="of:=[eventlog_RUN1.AP18]/1000000" office:value-type="float" office:value="50.031781" calcext:value-type="float">
            <text:p>50.031781</text:p>
          </table:table-cell>
          <table:table-cell table:formula="of:=([.B18]+[.C18])/2" office:value-type="float" office:value="0.682999985218048" calcext:value-type="float">
            <text:p>0.682999985218048</text:p>
          </table:table-cell>
        </table:table-row>
        <table:table-row table:style-name="ro1">
          <table:table-cell table:formula="of:=[eventlog_RUN1.A19]" office:value-type="float" office:value="31" calcext:value-type="float">
            <text:p>31</text:p>
          </table:table-cell>
          <table:table-cell table:formula="of:=[eventlog_RUN1.C19]/1000" office:value-type="float" office:value="0.39" calcext:value-type="float">
            <text:p>0.39</text:p>
          </table:table-cell>
          <table:table-cell table:formula="of:=[eventlog_RUN1.U19]" office:value-type="float" office:value="0.955999970436096" calcext:value-type="float">
            <text:p>0.955999970436096</text:p>
          </table:table-cell>
          <table:table-cell table:formula="of:=[eventlog_RUN1.V19]" office:value-type="float" office:value="0.689563393592835" calcext:value-type="float">
            <text:p>0.689563393592835</text:p>
          </table:table-cell>
          <table:table-cell table:formula="of:=[eventlog_RUN1.D19]/10000000000" office:value-type="float" office:value="0.1497309184" calcext:value-type="float">
            <text:p>0.1497309184</text:p>
          </table:table-cell>
          <table:table-cell table:formula="of:=[eventlog_RUN1.E19]/1000000000" office:value-type="float" office:value="0.008138197" calcext:value-type="float">
            <text:p>0.008138197</text:p>
          </table:table-cell>
          <table:table-cell/>
          <table:table-cell table:formula="of:=[eventlog_RUN1.AF19]/1000000" office:value-type="float" office:value="1127.114417" calcext:value-type="float">
            <text:p>1127.114417</text:p>
          </table:table-cell>
          <table:table-cell table:formula="of:=[eventlog_RUN1.AG19]/1000000" office:value-type="float" office:value="1131.079776" calcext:value-type="float">
            <text:p>1131.079776</text:p>
          </table:table-cell>
          <table:table-cell table:formula="of:=[eventlog_RUN1.AH19]/1000000" office:value-type="float" office:value="274.595052" calcext:value-type="float">
            <text:p>274.595052</text:p>
          </table:table-cell>
          <table:table-cell table:formula="of:=[eventlog_RUN1.AI19]/1000000" office:value-type="float" office:value="348.572426" calcext:value-type="float">
            <text:p>348.572426</text:p>
          </table:table-cell>
          <table:table-cell table:formula="of:=[eventlog_RUN1.AJ19]/1000000" office:value-type="float" office:value="370.757588" calcext:value-type="float">
            <text:p>370.757588</text:p>
          </table:table-cell>
          <table:table-cell table:formula="of:=[eventlog_RUN1.AK19]/1000000" office:value-type="float" office:value="343.721153" calcext:value-type="float">
            <text:p>343.721153</text:p>
          </table:table-cell>
          <table:table-cell table:formula="of:=[eventlog_RUN1.AL19]/1000000" office:value-type="float" office:value="299.272782" calcext:value-type="float">
            <text:p>299.272782</text:p>
          </table:table-cell>
          <table:table-cell table:formula="of:=[eventlog_RUN1.AM19]/1000000" office:value-type="float" office:value="78.142058" calcext:value-type="float">
            <text:p>78.142058</text:p>
          </table:table-cell>
          <table:table-cell table:formula="of:=[eventlog_RUN1.AN19]/1000000" office:value-type="float" office:value="78.142058" calcext:value-type="float">
            <text:p>78.142058</text:p>
          </table:table-cell>
          <table:table-cell table:formula="of:=[eventlog_RUN1.AO19]/1000000" office:value-type="float" office:value="43.836621" calcext:value-type="float">
            <text:p>43.836621</text:p>
          </table:table-cell>
          <table:table-cell table:formula="of:=[eventlog_RUN1.AP19]/1000000" office:value-type="float" office:value="42.248886" calcext:value-type="float">
            <text:p>42.248886</text:p>
          </table:table-cell>
          <table:table-cell table:formula="of:=([.B19]+[.C19])/2" office:value-type="float" office:value="0.672999985218048" calcext:value-type="float">
            <text:p>0.672999985218048</text:p>
          </table:table-cell>
        </table:table-row>
        <table:table-row table:style-name="ro1">
          <table:table-cell table:formula="of:=[eventlog_RUN1.A20]" office:value-type="float" office:value="30" calcext:value-type="float">
            <text:p>30</text:p>
          </table:table-cell>
          <table:table-cell table:formula="of:=[eventlog_RUN1.C20]/1000" office:value-type="float" office:value="0.388" calcext:value-type="float">
            <text:p>0.388</text:p>
          </table:table-cell>
          <table:table-cell table:formula="of:=[eventlog_RUN1.U20]" office:value-type="float" office:value="0.957000017166138" calcext:value-type="float">
            <text:p>0.957000017166138</text:p>
          </table:table-cell>
          <table:table-cell table:formula="of:=[eventlog_RUN1.V20]" office:value-type="float" office:value="0.689400017261505" calcext:value-type="float">
            <text:p>0.689400017261505</text:p>
          </table:table-cell>
          <table:table-cell table:formula="of:=[eventlog_RUN1.D20]/10000000000" office:value-type="float" office:value="0.1497288704" calcext:value-type="float">
            <text:p>0.1497288704</text:p>
          </table:table-cell>
          <table:table-cell table:formula="of:=[eventlog_RUN1.E20]/1000000000" office:value-type="float" office:value="0.008138197" calcext:value-type="float">
            <text:p>0.008138197</text:p>
          </table:table-cell>
          <table:table-cell/>
          <table:table-cell table:formula="of:=[eventlog_RUN1.AF20]/1000000" office:value-type="float" office:value="989.870701" calcext:value-type="float">
            <text:p>989.870701</text:p>
          </table:table-cell>
          <table:table-cell table:formula="of:=[eventlog_RUN1.AG20]/1000000" office:value-type="float" office:value="998.781656" calcext:value-type="float">
            <text:p>998.781656</text:p>
          </table:table-cell>
          <table:table-cell table:formula="of:=[eventlog_RUN1.AH20]/1000000" office:value-type="float" office:value="282.331567" calcext:value-type="float">
            <text:p>282.331567</text:p>
          </table:table-cell>
          <table:table-cell table:formula="of:=[eventlog_RUN1.AI20]/1000000" office:value-type="float" office:value="357.32382" calcext:value-type="float">
            <text:p>357.32382</text:p>
          </table:table-cell>
          <table:table-cell table:formula="of:=[eventlog_RUN1.AJ20]/1000000" office:value-type="float" office:value="368.585321" calcext:value-type="float">
            <text:p>368.585321</text:p>
          </table:table-cell>
          <table:table-cell table:formula="of:=[eventlog_RUN1.AK20]/1000000" office:value-type="float" office:value="351.959596" calcext:value-type="float">
            <text:p>351.959596</text:p>
          </table:table-cell>
          <table:table-cell table:formula="of:=[eventlog_RUN1.AL20]/1000000" office:value-type="float" office:value="304.479236" calcext:value-type="float">
            <text:p>304.479236</text:p>
          </table:table-cell>
          <table:table-cell table:formula="of:=[eventlog_RUN1.AM20]/1000000" office:value-type="float" office:value="79.475882" calcext:value-type="float">
            <text:p>79.475882</text:p>
          </table:table-cell>
          <table:table-cell table:formula="of:=[eventlog_RUN1.AN20]/1000000" office:value-type="float" office:value="79.475882" calcext:value-type="float">
            <text:p>79.475882</text:p>
          </table:table-cell>
          <table:table-cell table:formula="of:=[eventlog_RUN1.AO20]/1000000" office:value-type="float" office:value="39.424391" calcext:value-type="float">
            <text:p>39.424391</text:p>
          </table:table-cell>
          <table:table-cell table:formula="of:=[eventlog_RUN1.AP20]/1000000" office:value-type="float" office:value="39.312392" calcext:value-type="float">
            <text:p>39.312392</text:p>
          </table:table-cell>
          <table:table-cell table:formula="of:=([.B20]+[.C20])/2" office:value-type="float" office:value="0.672500008583069" calcext:value-type="float">
            <text:p>0.672500008583069</text:p>
          </table:table-cell>
        </table:table-row>
        <table:table-row table:style-name="ro1">
          <table:table-cell table:formula="of:=[eventlog_RUN1.A21]" office:value-type="float" office:value="29" calcext:value-type="float">
            <text:p>29</text:p>
          </table:table-cell>
          <table:table-cell table:formula="of:=[eventlog_RUN1.C21]/1000" office:value-type="float" office:value="0.395" calcext:value-type="float">
            <text:p>0.395</text:p>
          </table:table-cell>
          <table:table-cell table:formula="of:=[eventlog_RUN1.U21]" office:value-type="float" office:value="0.95550000667572" calcext:value-type="float">
            <text:p>0.95550000667572</text:p>
          </table:table-cell>
          <table:table-cell table:formula="of:=[eventlog_RUN1.V21]" office:value-type="float" office:value="0.689342737197876" calcext:value-type="float">
            <text:p>0.689342737197876</text:p>
          </table:table-cell>
          <table:table-cell table:formula="of:=[eventlog_RUN1.D21]/10000000000" office:value-type="float" office:value="0.1497632768" calcext:value-type="float">
            <text:p>0.1497632768</text:p>
          </table:table-cell>
          <table:table-cell table:formula="of:=[eventlog_RUN1.E21]/1000000000" office:value-type="float" office:value="0.008435606" calcext:value-type="float">
            <text:p>0.008435606</text:p>
          </table:table-cell>
          <table:table-cell/>
          <table:table-cell table:formula="of:=[eventlog_RUN1.AF21]/1000000" office:value-type="float" office:value="1054.238677" calcext:value-type="float">
            <text:p>1054.238677</text:p>
          </table:table-cell>
          <table:table-cell table:formula="of:=[eventlog_RUN1.AG21]/1000000" office:value-type="float" office:value="1181.062233" calcext:value-type="float">
            <text:p>1181.062233</text:p>
          </table:table-cell>
          <table:table-cell table:formula="of:=[eventlog_RUN1.AH21]/1000000" office:value-type="float" office:value="401.483541" calcext:value-type="float">
            <text:p>401.483541</text:p>
          </table:table-cell>
          <table:table-cell table:formula="of:=[eventlog_RUN1.AI21]/1000000" office:value-type="float" office:value="315.682855" calcext:value-type="float">
            <text:p>315.682855</text:p>
          </table:table-cell>
          <table:table-cell table:formula="of:=[eventlog_RUN1.AJ21]/1000000" office:value-type="float" office:value="336.78689" calcext:value-type="float">
            <text:p>336.78689</text:p>
          </table:table-cell>
          <table:table-cell table:formula="of:=[eventlog_RUN1.AK21]/1000000" office:value-type="float" office:value="357.060293" calcext:value-type="float">
            <text:p>357.060293</text:p>
          </table:table-cell>
          <table:table-cell table:formula="of:=[eventlog_RUN1.AL21]/1000000" office:value-type="float" office:value="303.627241" calcext:value-type="float">
            <text:p>303.627241</text:p>
          </table:table-cell>
          <table:table-cell table:formula="of:=[eventlog_RUN1.AM21]/1000000" office:value-type="float" office:value="76.219851" calcext:value-type="float">
            <text:p>76.219851</text:p>
          </table:table-cell>
          <table:table-cell table:formula="of:=[eventlog_RUN1.AN21]/1000000" office:value-type="float" office:value="76.219851" calcext:value-type="float">
            <text:p>76.219851</text:p>
          </table:table-cell>
          <table:table-cell table:formula="of:=[eventlog_RUN1.AO21]/1000000" office:value-type="float" office:value="34.365603" calcext:value-type="float">
            <text:p>34.365603</text:p>
          </table:table-cell>
          <table:table-cell table:formula="of:=[eventlog_RUN1.AP21]/1000000" office:value-type="float" office:value="34.90112" calcext:value-type="float">
            <text:p>34.90112</text:p>
          </table:table-cell>
          <table:table-cell table:formula="of:=([.B21]+[.C21])/2" office:value-type="float" office:value="0.67525000333786" calcext:value-type="float">
            <text:p>0.67525000333786</text:p>
          </table:table-cell>
        </table:table-row>
        <table:table-row table:style-name="ro1">
          <table:table-cell table:formula="of:=[eventlog_RUN1.A22]" office:value-type="float" office:value="28" calcext:value-type="float">
            <text:p>28</text:p>
          </table:table-cell>
          <table:table-cell table:formula="of:=[eventlog_RUN1.C22]/1000" office:value-type="float" office:value="0.399" calcext:value-type="float">
            <text:p>0.399</text:p>
          </table:table-cell>
          <table:table-cell table:formula="of:=[eventlog_RUN1.U22]" office:value-type="float" office:value="0.956749975681305" calcext:value-type="float">
            <text:p>0.956749975681305</text:p>
          </table:table-cell>
          <table:table-cell table:formula="of:=[eventlog_RUN1.V22]" office:value-type="float" office:value="0.689263999462128" calcext:value-type="float">
            <text:p>0.689263999462128</text:p>
          </table:table-cell>
          <table:table-cell table:formula="of:=[eventlog_RUN1.D22]/10000000000" office:value-type="float" office:value="0.1497546752" calcext:value-type="float">
            <text:p>0.1497546752</text:p>
          </table:table-cell>
          <table:table-cell table:formula="of:=[eventlog_RUN1.E22]/1000000000" office:value-type="float" office:value="0.0082963025" calcext:value-type="float">
            <text:p>0.0082963025</text:p>
          </table:table-cell>
          <table:table-cell/>
          <table:table-cell table:formula="of:=[eventlog_RUN1.AF22]/1000000" office:value-type="float" office:value="977.477019" calcext:value-type="float">
            <text:p>977.477019</text:p>
          </table:table-cell>
          <table:table-cell table:formula="of:=[eventlog_RUN1.AG22]/1000000" office:value-type="float" office:value="1027.649086" calcext:value-type="float">
            <text:p>1027.649086</text:p>
          </table:table-cell>
          <table:table-cell table:formula="of:=[eventlog_RUN1.AH22]/1000000" office:value-type="float" office:value="273.891492" calcext:value-type="float">
            <text:p>273.891492</text:p>
          </table:table-cell>
          <table:table-cell table:formula="of:=[eventlog_RUN1.AI22]/1000000" office:value-type="float" office:value="321.695403" calcext:value-type="float">
            <text:p>321.695403</text:p>
          </table:table-cell>
          <table:table-cell table:formula="of:=[eventlog_RUN1.AJ22]/1000000" office:value-type="float" office:value="305.43722" calcext:value-type="float">
            <text:p>305.43722</text:p>
          </table:table-cell>
          <table:table-cell table:formula="of:=[eventlog_RUN1.AK22]/1000000" office:value-type="float" office:value="296.542478" calcext:value-type="float">
            <text:p>296.542478</text:p>
          </table:table-cell>
          <table:table-cell table:formula="of:=[eventlog_RUN1.AL22]/1000000" office:value-type="float" office:value="300.425996" calcext:value-type="float">
            <text:p>300.425996</text:p>
          </table:table-cell>
          <table:table-cell table:formula="of:=[eventlog_RUN1.AM22]/1000000" office:value-type="float" office:value="73.633989" calcext:value-type="float">
            <text:p>73.633989</text:p>
          </table:table-cell>
          <table:table-cell table:formula="of:=[eventlog_RUN1.AN22]/1000000" office:value-type="float" office:value="73.633989" calcext:value-type="float">
            <text:p>73.633989</text:p>
          </table:table-cell>
          <table:table-cell table:formula="of:=[eventlog_RUN1.AO22]/1000000" office:value-type="float" office:value="45.74993" calcext:value-type="float">
            <text:p>45.74993</text:p>
          </table:table-cell>
          <table:table-cell table:formula="of:=[eventlog_RUN1.AP22]/1000000" office:value-type="float" office:value="43.369635" calcext:value-type="float">
            <text:p>43.369635</text:p>
          </table:table-cell>
          <table:table-cell table:formula="of:=([.B22]+[.C22])/2" office:value-type="float" office:value="0.677874987840653" calcext:value-type="float">
            <text:p>0.677874987840653</text:p>
          </table:table-cell>
        </table:table-row>
        <table:table-row table:style-name="ro1">
          <table:table-cell table:formula="of:=[eventlog_RUN1.A23]" office:value-type="float" office:value="27" calcext:value-type="float">
            <text:p>27</text:p>
          </table:table-cell>
          <table:table-cell table:formula="of:=[eventlog_RUN1.C23]/1000" office:value-type="float" office:value="0.386" calcext:value-type="float">
            <text:p>0.386</text:p>
          </table:table-cell>
          <table:table-cell table:formula="of:=[eventlog_RUN1.U23]" office:value-type="float" office:value="0.955749988555908" calcext:value-type="float">
            <text:p>0.955749988555908</text:p>
          </table:table-cell>
          <table:table-cell table:formula="of:=[eventlog_RUN1.V23]" office:value-type="float" office:value="0.691085040569305" calcext:value-type="float">
            <text:p>0.691085040569305</text:p>
          </table:table-cell>
          <table:table-cell table:formula="of:=[eventlog_RUN1.D23]/10000000000" office:value-type="float" office:value="0.149716992" calcext:value-type="float">
            <text:p>0.149716992</text:p>
          </table:table-cell>
          <table:table-cell table:formula="of:=[eventlog_RUN1.E23]/1000000000" office:value-type="float" office:value="0.0082963025" calcext:value-type="float">
            <text:p>0.0082963025</text:p>
          </table:table-cell>
          <table:table-cell/>
          <table:table-cell table:formula="of:=[eventlog_RUN1.AF23]/1000000" office:value-type="float" office:value="1000.872479" calcext:value-type="float">
            <text:p>1000.872479</text:p>
          </table:table-cell>
          <table:table-cell table:formula="of:=[eventlog_RUN1.AG23]/1000000" office:value-type="float" office:value="978.720704" calcext:value-type="float">
            <text:p>978.720704</text:p>
          </table:table-cell>
          <table:table-cell table:formula="of:=[eventlog_RUN1.AH23]/1000000" office:value-type="float" office:value="265.517812" calcext:value-type="float">
            <text:p>265.517812</text:p>
          </table:table-cell>
          <table:table-cell table:formula="of:=[eventlog_RUN1.AI23]/1000000" office:value-type="float" office:value="340.852866" calcext:value-type="float">
            <text:p>340.852866</text:p>
          </table:table-cell>
          <table:table-cell table:formula="of:=[eventlog_RUN1.AJ23]/1000000" office:value-type="float" office:value="327.259732" calcext:value-type="float">
            <text:p>327.259732</text:p>
          </table:table-cell>
          <table:table-cell table:formula="of:=[eventlog_RUN1.AK23]/1000000" office:value-type="float" office:value="271.602072" calcext:value-type="float">
            <text:p>271.602072</text:p>
          </table:table-cell>
          <table:table-cell table:formula="of:=[eventlog_RUN1.AL23]/1000000" office:value-type="float" office:value="296.146245" calcext:value-type="float">
            <text:p>296.146245</text:p>
          </table:table-cell>
          <table:table-cell table:formula="of:=[eventlog_RUN1.AM23]/1000000" office:value-type="float" office:value="70.059641" calcext:value-type="float">
            <text:p>70.059641</text:p>
          </table:table-cell>
          <table:table-cell table:formula="of:=[eventlog_RUN1.AN23]/1000000" office:value-type="float" office:value="70.059641" calcext:value-type="float">
            <text:p>70.059641</text:p>
          </table:table-cell>
          <table:table-cell table:formula="of:=[eventlog_RUN1.AO23]/1000000" office:value-type="float" office:value="28.671784" calcext:value-type="float">
            <text:p>28.671784</text:p>
          </table:table-cell>
          <table:table-cell table:formula="of:=[eventlog_RUN1.AP23]/1000000" office:value-type="float" office:value="30.52641" calcext:value-type="float">
            <text:p>30.52641</text:p>
          </table:table-cell>
          <table:table-cell table:formula="of:=([.B23]+[.C23])/2" office:value-type="float" office:value="0.670874994277954" calcext:value-type="float">
            <text:p>0.670874994277954</text:p>
          </table:table-cell>
        </table:table-row>
        <table:table-row table:style-name="ro1">
          <table:table-cell table:formula="of:=[eventlog_RUN1.A24]" office:value-type="float" office:value="26" calcext:value-type="float">
            <text:p>26</text:p>
          </table:table-cell>
          <table:table-cell table:formula="of:=[eventlog_RUN1.C24]/1000" office:value-type="float" office:value="0.388" calcext:value-type="float">
            <text:p>0.388</text:p>
          </table:table-cell>
          <table:table-cell table:formula="of:=[eventlog_RUN1.U24]" office:value-type="float" office:value="0.954750001430512" calcext:value-type="float">
            <text:p>0.954750001430512</text:p>
          </table:table-cell>
          <table:table-cell table:formula="of:=[eventlog_RUN1.V24]" office:value-type="float" office:value="0.688979208469391" calcext:value-type="float">
            <text:p>0.688979208469391</text:p>
          </table:table-cell>
          <table:table-cell table:formula="of:=[eventlog_RUN1.D24]/10000000000" office:value-type="float" office:value="0.1497321472" calcext:value-type="float">
            <text:p>0.1497321472</text:p>
          </table:table-cell>
          <table:table-cell table:formula="of:=[eventlog_RUN1.E24]/1000000000" office:value-type="float" office:value="0.0082963025" calcext:value-type="float">
            <text:p>0.0082963025</text:p>
          </table:table-cell>
          <table:table-cell/>
          <table:table-cell table:formula="of:=[eventlog_RUN1.AF24]/1000000" office:value-type="float" office:value="957.381983" calcext:value-type="float">
            <text:p>957.381983</text:p>
          </table:table-cell>
          <table:table-cell table:formula="of:=[eventlog_RUN1.AG24]/1000000" office:value-type="float" office:value="954.546395" calcext:value-type="float">
            <text:p>954.546395</text:p>
          </table:table-cell>
          <table:table-cell table:formula="of:=[eventlog_RUN1.AH24]/1000000" office:value-type="float" office:value="299.346508" calcext:value-type="float">
            <text:p>299.346508</text:p>
          </table:table-cell>
          <table:table-cell table:formula="of:=[eventlog_RUN1.AI24]/1000000" office:value-type="float" office:value="255.872548" calcext:value-type="float">
            <text:p>255.872548</text:p>
          </table:table-cell>
          <table:table-cell table:formula="of:=[eventlog_RUN1.AJ24]/1000000" office:value-type="float" office:value="270.600649" calcext:value-type="float">
            <text:p>270.600649</text:p>
          </table:table-cell>
          <table:table-cell table:formula="of:=[eventlog_RUN1.AK24]/1000000" office:value-type="float" office:value="306.028253" calcext:value-type="float">
            <text:p>306.028253</text:p>
          </table:table-cell>
          <table:table-cell table:formula="of:=[eventlog_RUN1.AL24]/1000000" office:value-type="float" office:value="303.569491" calcext:value-type="float">
            <text:p>303.569491</text:p>
          </table:table-cell>
          <table:table-cell table:formula="of:=[eventlog_RUN1.AM24]/1000000" office:value-type="float" office:value="74.769609" calcext:value-type="float">
            <text:p>74.769609</text:p>
          </table:table-cell>
          <table:table-cell table:formula="of:=[eventlog_RUN1.AN24]/1000000" office:value-type="float" office:value="74.769609" calcext:value-type="float">
            <text:p>74.769609</text:p>
          </table:table-cell>
          <table:table-cell table:formula="of:=[eventlog_RUN1.AO24]/1000000" office:value-type="float" office:value="40.937085" calcext:value-type="float">
            <text:p>40.937085</text:p>
          </table:table-cell>
          <table:table-cell table:formula="of:=[eventlog_RUN1.AP24]/1000000" office:value-type="float" office:value="33.055152" calcext:value-type="float">
            <text:p>33.055152</text:p>
          </table:table-cell>
          <table:table-cell table:formula="of:=([.B24]+[.C24])/2" office:value-type="float" office:value="0.671375000715256" calcext:value-type="float">
            <text:p>0.671375000715256</text:p>
          </table:table-cell>
        </table:table-row>
        <table:table-row table:style-name="ro1">
          <table:table-cell table:formula="of:=[eventlog_RUN1.A25]" office:value-type="float" office:value="25" calcext:value-type="float">
            <text:p>25</text:p>
          </table:table-cell>
          <table:table-cell table:formula="of:=[eventlog_RUN1.C25]/1000" office:value-type="float" office:value="0.391" calcext:value-type="float">
            <text:p>0.391</text:p>
          </table:table-cell>
          <table:table-cell table:formula="of:=[eventlog_RUN1.U25]" office:value-type="float" office:value="0.95550000667572" calcext:value-type="float">
            <text:p>0.95550000667572</text:p>
          </table:table-cell>
          <table:table-cell table:formula="of:=[eventlog_RUN1.V25]" office:value-type="float" office:value="0.688883304595947" calcext:value-type="float">
            <text:p>0.688883304595947</text:p>
          </table:table-cell>
          <table:table-cell table:formula="of:=[eventlog_RUN1.D25]/10000000000" office:value-type="float" office:value="0.1497247744" calcext:value-type="float">
            <text:p>0.1497247744</text:p>
          </table:table-cell>
          <table:table-cell table:formula="of:=[eventlog_RUN1.E25]/1000000000" office:value-type="float" office:value="0.0058784255" calcext:value-type="float">
            <text:p>0.0058784255</text:p>
          </table:table-cell>
          <table:table-cell/>
          <table:table-cell table:formula="of:=[eventlog_RUN1.AF25]/1000000" office:value-type="float" office:value="792.198589" calcext:value-type="float">
            <text:p>792.198589</text:p>
          </table:table-cell>
          <table:table-cell table:formula="of:=[eventlog_RUN1.AG25]/1000000" office:value-type="float" office:value="710.136035" calcext:value-type="float">
            <text:p>710.136035</text:p>
          </table:table-cell>
          <table:table-cell table:formula="of:=[eventlog_RUN1.AH25]/1000000" office:value-type="float" office:value="209.134325" calcext:value-type="float">
            <text:p>209.134325</text:p>
          </table:table-cell>
          <table:table-cell table:formula="of:=[eventlog_RUN1.AI25]/1000000" office:value-type="float" office:value="288.858508" calcext:value-type="float">
            <text:p>288.858508</text:p>
          </table:table-cell>
          <table:table-cell table:formula="of:=[eventlog_RUN1.AJ25]/1000000" office:value-type="float" office:value="270.921458" calcext:value-type="float">
            <text:p>270.921458</text:p>
          </table:table-cell>
          <table:table-cell table:formula="of:=[eventlog_RUN1.AK25]/1000000" office:value-type="float" office:value="256.426192" calcext:value-type="float">
            <text:p>256.426192</text:p>
          </table:table-cell>
          <table:table-cell table:formula="of:=[eventlog_RUN1.AL25]/1000000" office:value-type="float" office:value="265.148616" calcext:value-type="float">
            <text:p>265.148616</text:p>
          </table:table-cell>
          <table:table-cell table:formula="of:=[eventlog_RUN1.AM25]/1000000" office:value-type="float" office:value="69.918" calcext:value-type="float">
            <text:p>69.918</text:p>
          </table:table-cell>
          <table:table-cell table:formula="of:=[eventlog_RUN1.AN25]/1000000" office:value-type="float" office:value="69.918" calcext:value-type="float">
            <text:p>69.918</text:p>
          </table:table-cell>
          <table:table-cell table:formula="of:=[eventlog_RUN1.AO25]/1000000" office:value-type="float" office:value="37.708253" calcext:value-type="float">
            <text:p>37.708253</text:p>
          </table:table-cell>
          <table:table-cell table:formula="of:=[eventlog_RUN1.AP25]/1000000" office:value-type="float" office:value="33.929413" calcext:value-type="float">
            <text:p>33.929413</text:p>
          </table:table-cell>
          <table:table-cell table:formula="of:=([.B25]+[.C25])/2" office:value-type="float" office:value="0.67325000333786" calcext:value-type="float">
            <text:p>0.67325000333786</text:p>
          </table:table-cell>
        </table:table-row>
        <table:table-row table:style-name="ro1">
          <table:table-cell table:formula="of:=[eventlog_RUN1.A26]" office:value-type="float" office:value="24" calcext:value-type="float">
            <text:p>24</text:p>
          </table:table-cell>
          <table:table-cell table:formula="of:=[eventlog_RUN1.C26]/1000" office:value-type="float" office:value="0.391" calcext:value-type="float">
            <text:p>0.391</text:p>
          </table:table-cell>
          <table:table-cell table:formula="of:=[eventlog_RUN1.U26]" office:value-type="float" office:value="0.956499993801117" calcext:value-type="float">
            <text:p>0.956499993801117</text:p>
          </table:table-cell>
          <table:table-cell table:formula="of:=[eventlog_RUN1.V26]" office:value-type="float" office:value="0.68868613243103" calcext:value-type="float">
            <text:p>0.68868613243103</text:p>
          </table:table-cell>
          <table:table-cell table:formula="of:=[eventlog_RUN1.D26]/10000000000" office:value-type="float" office:value="0.1497346048" calcext:value-type="float">
            <text:p>0.1497346048</text:p>
          </table:table-cell>
          <table:table-cell table:formula="of:=[eventlog_RUN1.E26]/1000000000" office:value-type="float" office:value="0.0058784255" calcext:value-type="float">
            <text:p>0.0058784255</text:p>
          </table:table-cell>
          <table:table-cell/>
          <table:table-cell table:formula="of:=[eventlog_RUN1.AF26]/1000000" office:value-type="float" office:value="717.514834" calcext:value-type="float">
            <text:p>717.514834</text:p>
          </table:table-cell>
          <table:table-cell table:formula="of:=[eventlog_RUN1.AG26]/1000000" office:value-type="float" office:value="753.964628" calcext:value-type="float">
            <text:p>753.964628</text:p>
          </table:table-cell>
          <table:table-cell table:formula="of:=[eventlog_RUN1.AH26]/1000000" office:value-type="float" office:value="266.72416" calcext:value-type="float">
            <text:p>266.72416</text:p>
          </table:table-cell>
          <table:table-cell table:formula="of:=[eventlog_RUN1.AI26]/1000000" office:value-type="float" office:value="221.068693" calcext:value-type="float">
            <text:p>221.068693</text:p>
          </table:table-cell>
          <table:table-cell table:formula="of:=[eventlog_RUN1.AJ26]/1000000" office:value-type="float" office:value="185.070071" calcext:value-type="float">
            <text:p>185.070071</text:p>
          </table:table-cell>
          <table:table-cell table:formula="of:=[eventlog_RUN1.AK26]/1000000" office:value-type="float" office:value="159.890487" calcext:value-type="float">
            <text:p>159.890487</text:p>
          </table:table-cell>
          <table:table-cell table:formula="of:=[eventlog_RUN1.AL26]/1000000" office:value-type="float" office:value="248.285174" calcext:value-type="float">
            <text:p>248.285174</text:p>
          </table:table-cell>
          <table:table-cell table:formula="of:=[eventlog_RUN1.AM26]/1000000" office:value-type="float" office:value="66.958434" calcext:value-type="float">
            <text:p>66.958434</text:p>
          </table:table-cell>
          <table:table-cell table:formula="of:=[eventlog_RUN1.AN26]/1000000" office:value-type="float" office:value="66.958434" calcext:value-type="float">
            <text:p>66.958434</text:p>
          </table:table-cell>
          <table:table-cell table:formula="of:=[eventlog_RUN1.AO26]/1000000" office:value-type="float" office:value="33.559553" calcext:value-type="float">
            <text:p>33.559553</text:p>
          </table:table-cell>
          <table:table-cell table:formula="of:=[eventlog_RUN1.AP26]/1000000" office:value-type="float" office:value="37.559667" calcext:value-type="float">
            <text:p>37.559667</text:p>
          </table:table-cell>
          <table:table-cell table:formula="of:=([.B26]+[.C26])/2" office:value-type="float" office:value="0.673749996900559" calcext:value-type="float">
            <text:p>0.673749996900559</text:p>
          </table:table-cell>
        </table:table-row>
        <table:table-row table:style-name="ro1">
          <table:table-cell table:formula="of:=[eventlog_RUN1.A27]" office:value-type="float" office:value="23" calcext:value-type="float">
            <text:p>23</text:p>
          </table:table-cell>
          <table:table-cell table:formula="of:=[eventlog_RUN1.C27]/1000" office:value-type="float" office:value="0.357" calcext:value-type="float">
            <text:p>0.357</text:p>
          </table:table-cell>
          <table:table-cell table:formula="of:=[eventlog_RUN1.U27]" office:value-type="float" office:value="0.95974999666214" calcext:value-type="float">
            <text:p>0.95974999666214</text:p>
          </table:table-cell>
          <table:table-cell table:formula="of:=[eventlog_RUN1.V27]" office:value-type="float" office:value="0.688636720180512" calcext:value-type="float">
            <text:p>0.688636720180512</text:p>
          </table:table-cell>
          <table:table-cell table:formula="of:=[eventlog_RUN1.D27]/10000000000" office:value-type="float" office:value="0.149714944" calcext:value-type="float">
            <text:p>0.149714944</text:p>
          </table:table-cell>
          <table:table-cell table:formula="of:=[eventlog_RUN1.E27]/1000000000" office:value-type="float" office:value="0.0058784255" calcext:value-type="float">
            <text:p>0.0058784255</text:p>
          </table:table-cell>
          <table:table-cell/>
          <table:table-cell table:formula="of:=[eventlog_RUN1.AF27]/1000000" office:value-type="float" office:value="491.936778" calcext:value-type="float">
            <text:p>491.936778</text:p>
          </table:table-cell>
          <table:table-cell table:formula="of:=[eventlog_RUN1.AG27]/1000000" office:value-type="float" office:value="580.718772" calcext:value-type="float">
            <text:p>580.718772</text:p>
          </table:table-cell>
          <table:table-cell table:formula="of:=[eventlog_RUN1.AH27]/1000000" office:value-type="float" office:value="195.551487" calcext:value-type="float">
            <text:p>195.551487</text:p>
          </table:table-cell>
          <table:table-cell table:formula="of:=[eventlog_RUN1.AI27]/1000000" office:value-type="float" office:value="151.087608" calcext:value-type="float">
            <text:p>151.087608</text:p>
          </table:table-cell>
          <table:table-cell table:formula="of:=[eventlog_RUN1.AJ27]/1000000" office:value-type="float" office:value="161.29927" calcext:value-type="float">
            <text:p>161.29927</text:p>
          </table:table-cell>
          <table:table-cell table:formula="of:=[eventlog_RUN1.AK27]/1000000" office:value-type="float" office:value="123.560653" calcext:value-type="float">
            <text:p>123.560653</text:p>
          </table:table-cell>
          <table:table-cell table:formula="of:=[eventlog_RUN1.AL27]/1000000" office:value-type="float" office:value="214.028377" calcext:value-type="float">
            <text:p>214.028377</text:p>
          </table:table-cell>
          <table:table-cell table:formula="of:=[eventlog_RUN1.AM27]/1000000" office:value-type="float" office:value="57.462851" calcext:value-type="float">
            <text:p>57.462851</text:p>
          </table:table-cell>
          <table:table-cell table:formula="of:=[eventlog_RUN1.AN27]/1000000" office:value-type="float" office:value="57.462851" calcext:value-type="float">
            <text:p>57.462851</text:p>
          </table:table-cell>
          <table:table-cell table:formula="of:=[eventlog_RUN1.AO27]/1000000" office:value-type="float" office:value="28.336434" calcext:value-type="float">
            <text:p>28.336434</text:p>
          </table:table-cell>
          <table:table-cell table:formula="of:=[eventlog_RUN1.AP27]/1000000" office:value-type="float" office:value="27.130528" calcext:value-type="float">
            <text:p>27.130528</text:p>
          </table:table-cell>
          <table:table-cell table:formula="of:=([.B27]+[.C27])/2" office:value-type="float" office:value="0.65837499833107" calcext:value-type="float">
            <text:p>0.65837499833107</text:p>
          </table:table-cell>
        </table:table-row>
        <table:table-row table:style-name="ro1">
          <table:table-cell table:formula="of:=[eventlog_RUN1.A28]" office:value-type="float" office:value="22" calcext:value-type="float">
            <text:p>22</text:p>
          </table:table-cell>
          <table:table-cell table:formula="of:=[eventlog_RUN1.C28]/1000" office:value-type="float" office:value="0.337" calcext:value-type="float">
            <text:p>0.337</text:p>
          </table:table-cell>
          <table:table-cell table:formula="of:=[eventlog_RUN1.U28]" office:value-type="float" office:value="0.961000025272369" calcext:value-type="float">
            <text:p>0.961000025272369</text:p>
          </table:table-cell>
          <table:table-cell table:formula="of:=[eventlog_RUN1.V28]" office:value-type="float" office:value="0.688487529754639" calcext:value-type="float">
            <text:p>0.688487529754639</text:p>
          </table:table-cell>
          <table:table-cell table:formula="of:=[eventlog_RUN1.D28]/10000000000" office:value-type="float" office:value="0.14969856" calcext:value-type="float">
            <text:p>0.14969856</text:p>
          </table:table-cell>
          <table:table-cell table:formula="of:=[eventlog_RUN1.E28]/1000000000" office:value-type="float" office:value="0.0058784255" calcext:value-type="float">
            <text:p>0.0058784255</text:p>
          </table:table-cell>
          <table:table-cell/>
          <table:table-cell table:formula="of:=[eventlog_RUN1.AF28]/1000000" office:value-type="float" office:value="425.218916" calcext:value-type="float">
            <text:p>425.218916</text:p>
          </table:table-cell>
          <table:table-cell table:formula="of:=[eventlog_RUN1.AG28]/1000000" office:value-type="float" office:value="501.274745" calcext:value-type="float">
            <text:p>501.274745</text:p>
          </table:table-cell>
          <table:table-cell table:formula="of:=[eventlog_RUN1.AH28]/1000000" office:value-type="float" office:value="85.66029" calcext:value-type="float">
            <text:p>85.66029</text:p>
          </table:table-cell>
          <table:table-cell table:formula="of:=[eventlog_RUN1.AI28]/1000000" office:value-type="float" office:value="87.17073" calcext:value-type="float">
            <text:p>87.17073</text:p>
          </table:table-cell>
          <table:table-cell table:formula="of:=[eventlog_RUN1.AJ28]/1000000" office:value-type="float" office:value="69.494547" calcext:value-type="float">
            <text:p>69.494547</text:p>
          </table:table-cell>
          <table:table-cell table:formula="of:=[eventlog_RUN1.AK28]/1000000" office:value-type="float" office:value="111.237238" calcext:value-type="float">
            <text:p>111.237238</text:p>
          </table:table-cell>
          <table:table-cell table:formula="of:=[eventlog_RUN1.AL28]/1000000" office:value-type="float" office:value="218.358584" calcext:value-type="float">
            <text:p>218.358584</text:p>
          </table:table-cell>
          <table:table-cell table:formula="of:=[eventlog_RUN1.AM28]/1000000" office:value-type="float" office:value="51.077071" calcext:value-type="float">
            <text:p>51.077071</text:p>
          </table:table-cell>
          <table:table-cell table:formula="of:=[eventlog_RUN1.AN28]/1000000" office:value-type="float" office:value="51.077071" calcext:value-type="float">
            <text:p>51.077071</text:p>
          </table:table-cell>
          <table:table-cell table:formula="of:=[eventlog_RUN1.AO28]/1000000" office:value-type="float" office:value="21.399966" calcext:value-type="float">
            <text:p>21.399966</text:p>
          </table:table-cell>
          <table:table-cell table:formula="of:=[eventlog_RUN1.AP28]/1000000" office:value-type="float" office:value="19.852586" calcext:value-type="float">
            <text:p>19.852586</text:p>
          </table:table-cell>
          <table:table-cell table:formula="of:=([.B28]+[.C28])/2" office:value-type="float" office:value="0.649000012636185" calcext:value-type="float">
            <text:p>0.649000012636185</text:p>
          </table:table-cell>
        </table:table-row>
        <table:table-row table:style-name="ro1">
          <table:table-cell table:formula="of:=[eventlog_RUN1.A29]" office:value-type="float" office:value="21" calcext:value-type="float">
            <text:p>21</text:p>
          </table:table-cell>
          <table:table-cell table:formula="of:=[eventlog_RUN1.C29]/1000" office:value-type="float" office:value="0.333" calcext:value-type="float">
            <text:p>0.333</text:p>
          </table:table-cell>
          <table:table-cell table:formula="of:=[eventlog_RUN1.U29]" office:value-type="float" office:value="0.961499989032745" calcext:value-type="float">
            <text:p>0.961499989032745</text:p>
          </table:table-cell>
          <table:table-cell table:formula="of:=[eventlog_RUN1.V29]" office:value-type="float" office:value="0.688379883766174" calcext:value-type="float">
            <text:p>0.688379883766174</text:p>
          </table:table-cell>
          <table:table-cell table:formula="of:=[eventlog_RUN1.D29]/10000000000" office:value-type="float" office:value="0.149704704" calcext:value-type="float">
            <text:p>0.149704704</text:p>
          </table:table-cell>
          <table:table-cell table:formula="of:=[eventlog_RUN1.E29]/1000000000" office:value-type="float" office:value="0.0058784255" calcext:value-type="float">
            <text:p>0.0058784255</text:p>
          </table:table-cell>
          <table:table-cell/>
          <table:table-cell table:formula="of:=[eventlog_RUN1.AF29]/1000000" office:value-type="float" office:value="474.086177" calcext:value-type="float">
            <text:p>474.086177</text:p>
          </table:table-cell>
          <table:table-cell table:formula="of:=[eventlog_RUN1.AG29]/1000000" office:value-type="float" office:value="455.692215" calcext:value-type="float">
            <text:p>455.692215</text:p>
          </table:table-cell>
          <table:table-cell table:formula="of:=[eventlog_RUN1.AH29]/1000000" office:value-type="float" office:value="80.967901" calcext:value-type="float">
            <text:p>80.967901</text:p>
          </table:table-cell>
          <table:table-cell table:formula="of:=[eventlog_RUN1.AI29]/1000000" office:value-type="float" office:value="80.778251" calcext:value-type="float">
            <text:p>80.778251</text:p>
          </table:table-cell>
          <table:table-cell table:formula="of:=[eventlog_RUN1.AJ29]/1000000" office:value-type="float" office:value="121.211596" calcext:value-type="float">
            <text:p>121.211596</text:p>
          </table:table-cell>
          <table:table-cell table:formula="of:=[eventlog_RUN1.AK29]/1000000" office:value-type="float" office:value="98.432965" calcext:value-type="float">
            <text:p>98.432965</text:p>
          </table:table-cell>
          <table:table-cell table:formula="of:=[eventlog_RUN1.AL29]/1000000" office:value-type="float" office:value="212.323324" calcext:value-type="float">
            <text:p>212.323324</text:p>
          </table:table-cell>
          <table:table-cell table:formula="of:=[eventlog_RUN1.AM29]/1000000" office:value-type="float" office:value="48.887033" calcext:value-type="float">
            <text:p>48.887033</text:p>
          </table:table-cell>
          <table:table-cell table:formula="of:=[eventlog_RUN1.AN29]/1000000" office:value-type="float" office:value="48.887033" calcext:value-type="float">
            <text:p>48.887033</text:p>
          </table:table-cell>
          <table:table-cell table:formula="of:=[eventlog_RUN1.AO29]/1000000" office:value-type="float" office:value="23.353184" calcext:value-type="float">
            <text:p>23.353184</text:p>
          </table:table-cell>
          <table:table-cell table:formula="of:=[eventlog_RUN1.AP29]/1000000" office:value-type="float" office:value="20.305643" calcext:value-type="float">
            <text:p>20.305643</text:p>
          </table:table-cell>
          <table:table-cell table:formula="of:=([.B29]+[.C29])/2" office:value-type="float" office:value="0.647249994516373" calcext:value-type="float">
            <text:p>0.647249994516373</text:p>
          </table:table-cell>
        </table:table-row>
        <table:table-row table:style-name="ro1">
          <table:table-cell table:formula="of:=[eventlog_RUN1.A30]" office:value-type="float" office:value="20" calcext:value-type="float">
            <text:p>20</text:p>
          </table:table-cell>
          <table:table-cell table:formula="of:=[eventlog_RUN1.C30]/1000" office:value-type="float" office:value="0.303" calcext:value-type="float">
            <text:p>0.303</text:p>
          </table:table-cell>
          <table:table-cell table:formula="of:=[eventlog_RUN1.U30]" office:value-type="float" office:value="0.96450001001358" calcext:value-type="float">
            <text:p>0.96450001001358</text:p>
          </table:table-cell>
          <table:table-cell table:formula="of:=[eventlog_RUN1.V30]" office:value-type="float" office:value="0.688157260417938" calcext:value-type="float">
            <text:p>0.688157260417938</text:p>
          </table:table-cell>
          <table:table-cell table:formula="of:=[eventlog_RUN1.D30]/10000000000" office:value-type="float" office:value="0.1497473024" calcext:value-type="float">
            <text:p>0.1497473024</text:p>
          </table:table-cell>
          <table:table-cell table:formula="of:=[eventlog_RUN1.E30]/1000000000" office:value-type="float" office:value="0.0058784255" calcext:value-type="float">
            <text:p>0.0058784255</text:p>
          </table:table-cell>
          <table:table-cell/>
          <table:table-cell table:formula="of:=[eventlog_RUN1.AF30]/1000000" office:value-type="float" office:value="264.850674" calcext:value-type="float">
            <text:p>264.850674</text:p>
          </table:table-cell>
          <table:table-cell table:formula="of:=[eventlog_RUN1.AG30]/1000000" office:value-type="float" office:value="230.310838" calcext:value-type="float">
            <text:p>230.310838</text:p>
          </table:table-cell>
          <table:table-cell table:formula="of:=[eventlog_RUN1.AH30]/1000000" office:value-type="float" office:value="50.756825" calcext:value-type="float">
            <text:p>50.756825</text:p>
          </table:table-cell>
          <table:table-cell table:formula="of:=[eventlog_RUN1.AI30]/1000000" office:value-type="float" office:value="35.975495" calcext:value-type="float">
            <text:p>35.975495</text:p>
          </table:table-cell>
          <table:table-cell table:formula="of:=[eventlog_RUN1.AJ30]/1000000" office:value-type="float" office:value="52.618588" calcext:value-type="float">
            <text:p>52.618588</text:p>
          </table:table-cell>
          <table:table-cell table:formula="of:=[eventlog_RUN1.AK30]/1000000" office:value-type="float" office:value="58.940703" calcext:value-type="float">
            <text:p>58.940703</text:p>
          </table:table-cell>
          <table:table-cell table:formula="of:=[eventlog_RUN1.AL30]/1000000" office:value-type="float" office:value="165.528898" calcext:value-type="float">
            <text:p>165.528898</text:p>
          </table:table-cell>
          <table:table-cell table:formula="of:=[eventlog_RUN1.AM30]/1000000" office:value-type="float" office:value="39.734015" calcext:value-type="float">
            <text:p>39.734015</text:p>
          </table:table-cell>
          <table:table-cell table:formula="of:=[eventlog_RUN1.AN30]/1000000" office:value-type="float" office:value="39.734015" calcext:value-type="float">
            <text:p>39.734015</text:p>
          </table:table-cell>
          <table:table-cell table:formula="of:=[eventlog_RUN1.AO30]/1000000" office:value-type="float" office:value="11.266026" calcext:value-type="float">
            <text:p>11.266026</text:p>
          </table:table-cell>
          <table:table-cell table:formula="of:=[eventlog_RUN1.AP30]/1000000" office:value-type="float" office:value="14.97677" calcext:value-type="float">
            <text:p>14.97677</text:p>
          </table:table-cell>
          <table:table-cell table:formula="of:=([.B30]+[.C30])/2" office:value-type="float" office:value="0.63375000500679" calcext:value-type="float">
            <text:p>0.63375000500679</text:p>
          </table:table-cell>
        </table:table-row>
        <table:table-row table:style-name="ro1">
          <table:table-cell table:formula="of:=[eventlog_RUN1.A31]" office:value-type="float" office:value="19" calcext:value-type="float">
            <text:p>19</text:p>
          </table:table-cell>
          <table:table-cell table:formula="of:=[eventlog_RUN1.C31]/1000" office:value-type="float" office:value="0.275" calcext:value-type="float">
            <text:p>0.275</text:p>
          </table:table-cell>
          <table:table-cell table:formula="of:=[eventlog_RUN1.U31]" office:value-type="float" office:value="0.964999973773956" calcext:value-type="float">
            <text:p>0.964999973773956</text:p>
          </table:table-cell>
          <table:table-cell table:formula="of:=[eventlog_RUN1.V31]" office:value-type="float" office:value="0.687691450119019" calcext:value-type="float">
            <text:p>0.687691450119019</text:p>
          </table:table-cell>
          <table:table-cell table:formula="of:=[eventlog_RUN1.D31]/10000000000" office:value-type="float" office:value="0.1497202688" calcext:value-type="float">
            <text:p>0.1497202688</text:p>
          </table:table-cell>
          <table:table-cell table:formula="of:=[eventlog_RUN1.E31]/1000000000" office:value-type="float" office:value="0.005765628" calcext:value-type="float">
            <text:p>0.005765628</text:p>
          </table:table-cell>
          <table:table-cell/>
          <table:table-cell table:formula="of:=[eventlog_RUN1.AF31]/1000000" office:value-type="float" office:value="169.862204" calcext:value-type="float">
            <text:p>169.862204</text:p>
          </table:table-cell>
          <table:table-cell table:formula="of:=[eventlog_RUN1.AG31]/1000000" office:value-type="float" office:value="169.785007" calcext:value-type="float">
            <text:p>169.785007</text:p>
          </table:table-cell>
          <table:table-cell table:formula="of:=[eventlog_RUN1.AH31]/1000000" office:value-type="float" office:value="25.158456" calcext:value-type="float">
            <text:p>25.158456</text:p>
          </table:table-cell>
          <table:table-cell table:formula="of:=[eventlog_RUN1.AI31]/1000000" office:value-type="float" office:value="27.86238" calcext:value-type="float">
            <text:p>27.86238</text:p>
          </table:table-cell>
          <table:table-cell table:formula="of:=[eventlog_RUN1.AJ31]/1000000" office:value-type="float" office:value="25.630223" calcext:value-type="float">
            <text:p>25.630223</text:p>
          </table:table-cell>
          <table:table-cell table:formula="of:=[eventlog_RUN1.AK31]/1000000" office:value-type="float" office:value="36.293272" calcext:value-type="float">
            <text:p>36.293272</text:p>
          </table:table-cell>
          <table:table-cell table:formula="of:=[eventlog_RUN1.AL31]/1000000" office:value-type="float" office:value="114.293809" calcext:value-type="float">
            <text:p>114.293809</text:p>
          </table:table-cell>
          <table:table-cell table:formula="of:=[eventlog_RUN1.AM31]/1000000" office:value-type="float" office:value="27.556909" calcext:value-type="float">
            <text:p>27.556909</text:p>
          </table:table-cell>
          <table:table-cell table:formula="of:=[eventlog_RUN1.AN31]/1000000" office:value-type="float" office:value="27.556909" calcext:value-type="float">
            <text:p>27.556909</text:p>
          </table:table-cell>
          <table:table-cell table:formula="of:=[eventlog_RUN1.AO31]/1000000" office:value-type="float" office:value="6.808867" calcext:value-type="float">
            <text:p>6.808867</text:p>
          </table:table-cell>
          <table:table-cell table:formula="of:=[eventlog_RUN1.AP31]/1000000" office:value-type="float" office:value="7.660385" calcext:value-type="float">
            <text:p>7.660385</text:p>
          </table:table-cell>
          <table:table-cell table:formula="of:=([.B31]+[.C31])/2" office:value-type="float" office:value="0.619999986886978" calcext:value-type="float">
            <text:p>0.619999986886978</text:p>
          </table:table-cell>
        </table:table-row>
        <table:table-row table:style-name="ro1">
          <table:table-cell table:formula="of:=[eventlog_RUN1.A32]" office:value-type="float" office:value="18" calcext:value-type="float">
            <text:p>18</text:p>
          </table:table-cell>
          <table:table-cell table:formula="of:=[eventlog_RUN1.C32]/1000" office:value-type="float" office:value="0.276" calcext:value-type="float">
            <text:p>0.276</text:p>
          </table:table-cell>
          <table:table-cell table:formula="of:=[eventlog_RUN1.U32]" office:value-type="float" office:value="0.964749991893768" calcext:value-type="float">
            <text:p>0.964749991893768</text:p>
          </table:table-cell>
          <table:table-cell table:formula="of:=[eventlog_RUN1.V32]" office:value-type="float" office:value="0.688483119010925" calcext:value-type="float">
            <text:p>0.688483119010925</text:p>
          </table:table-cell>
          <table:table-cell table:formula="of:=[eventlog_RUN1.D32]/10000000000" office:value-type="float" office:value="0.1496981504" calcext:value-type="float">
            <text:p>0.1496981504</text:p>
          </table:table-cell>
          <table:table-cell table:formula="of:=[eventlog_RUN1.E32]/1000000000" office:value-type="float" office:value="0.005725593" calcext:value-type="float">
            <text:p>0.005725593</text:p>
          </table:table-cell>
          <table:table-cell/>
          <table:table-cell table:formula="of:=[eventlog_RUN1.AF32]/1000000" office:value-type="float" office:value="164.140446" calcext:value-type="float">
            <text:p>164.140446</text:p>
          </table:table-cell>
          <table:table-cell table:formula="of:=[eventlog_RUN1.AG32]/1000000" office:value-type="float" office:value="144.555523" calcext:value-type="float">
            <text:p>144.555523</text:p>
          </table:table-cell>
          <table:table-cell table:formula="of:=[eventlog_RUN1.AH32]/1000000" office:value-type="float" office:value="20.932899" calcext:value-type="float">
            <text:p>20.932899</text:p>
          </table:table-cell>
          <table:table-cell table:formula="of:=[eventlog_RUN1.AI32]/1000000" office:value-type="float" office:value="23.056677" calcext:value-type="float">
            <text:p>23.056677</text:p>
          </table:table-cell>
          <table:table-cell table:formula="of:=[eventlog_RUN1.AJ32]/1000000" office:value-type="float" office:value="30.163391" calcext:value-type="float">
            <text:p>30.163391</text:p>
          </table:table-cell>
          <table:table-cell table:formula="of:=[eventlog_RUN1.AK32]/1000000" office:value-type="float" office:value="29.439835" calcext:value-type="float">
            <text:p>29.439835</text:p>
          </table:table-cell>
          <table:table-cell table:formula="of:=[eventlog_RUN1.AL32]/1000000" office:value-type="float" office:value="103.56108" calcext:value-type="float">
            <text:p>103.56108</text:p>
          </table:table-cell>
          <table:table-cell table:formula="of:=[eventlog_RUN1.AM32]/1000000" office:value-type="float" office:value="24.517882" calcext:value-type="float">
            <text:p>24.517882</text:p>
          </table:table-cell>
          <table:table-cell table:formula="of:=[eventlog_RUN1.AN32]/1000000" office:value-type="float" office:value="24.517882" calcext:value-type="float">
            <text:p>24.517882</text:p>
          </table:table-cell>
          <table:table-cell table:formula="of:=[eventlog_RUN1.AO32]/1000000" office:value-type="float" office:value="6.477788" calcext:value-type="float">
            <text:p>6.477788</text:p>
          </table:table-cell>
          <table:table-cell table:formula="of:=[eventlog_RUN1.AP32]/1000000" office:value-type="float" office:value="5.854969" calcext:value-type="float">
            <text:p>5.854969</text:p>
          </table:table-cell>
          <table:table-cell table:formula="of:=([.B32]+[.C32])/2" office:value-type="float" office:value="0.620374995946884" calcext:value-type="float">
            <text:p>0.620374995946884</text:p>
          </table:table-cell>
        </table:table-row>
        <table:table-row table:style-name="ro1">
          <table:table-cell table:formula="of:=[eventlog_RUN1.A33]" office:value-type="float" office:value="17" calcext:value-type="float">
            <text:p>17</text:p>
          </table:table-cell>
          <table:table-cell table:formula="of:=[eventlog_RUN1.C33]/1000" office:value-type="float" office:value="0.277" calcext:value-type="float">
            <text:p>0.277</text:p>
          </table:table-cell>
          <table:table-cell table:formula="of:=[eventlog_RUN1.U33]" office:value-type="float" office:value="0.962999999523163" calcext:value-type="float">
            <text:p>0.962999999523163</text:p>
          </table:table-cell>
          <table:table-cell table:formula="of:=[eventlog_RUN1.V33]" office:value-type="float" office:value="0.687185525894165" calcext:value-type="float">
            <text:p>0.687185525894165</text:p>
          </table:table-cell>
          <table:table-cell table:formula="of:=[eventlog_RUN1.D33]/10000000000" office:value-type="float" office:value="0.149704704" calcext:value-type="float">
            <text:p>0.149704704</text:p>
          </table:table-cell>
          <table:table-cell table:formula="of:=[eventlog_RUN1.E33]/1000000000" office:value-type="float" office:value="0.00386168775" calcext:value-type="float">
            <text:p>0.00386168775</text:p>
          </table:table-cell>
          <table:table-cell/>
          <table:table-cell table:formula="of:=[eventlog_RUN1.AF33]/1000000" office:value-type="float" office:value="249.720592" calcext:value-type="float">
            <text:p>249.720592</text:p>
          </table:table-cell>
          <table:table-cell table:formula="of:=[eventlog_RUN1.AG33]/1000000" office:value-type="float" office:value="173.641066" calcext:value-type="float">
            <text:p>173.641066</text:p>
          </table:table-cell>
          <table:table-cell table:formula="of:=[eventlog_RUN1.AH33]/1000000" office:value-type="float" office:value="41.454497" calcext:value-type="float">
            <text:p>41.454497</text:p>
          </table:table-cell>
          <table:table-cell table:formula="of:=[eventlog_RUN1.AI33]/1000000" office:value-type="float" office:value="35.848447" calcext:value-type="float">
            <text:p>35.848447</text:p>
          </table:table-cell>
          <table:table-cell table:formula="of:=[eventlog_RUN1.AJ33]/1000000" office:value-type="float" office:value="26.423518" calcext:value-type="float">
            <text:p>26.423518</text:p>
          </table:table-cell>
          <table:table-cell table:formula="of:=[eventlog_RUN1.AK33]/1000000" office:value-type="float" office:value="38.406902" calcext:value-type="float">
            <text:p>38.406902</text:p>
          </table:table-cell>
          <table:table-cell table:formula="of:=[eventlog_RUN1.AL33]/1000000" office:value-type="float" office:value="143.138002" calcext:value-type="float">
            <text:p>143.138002</text:p>
          </table:table-cell>
          <table:table-cell table:formula="of:=[eventlog_RUN1.AM33]/1000000" office:value-type="float" office:value="32.009059" calcext:value-type="float">
            <text:p>32.009059</text:p>
          </table:table-cell>
          <table:table-cell table:formula="of:=[eventlog_RUN1.AN33]/1000000" office:value-type="float" office:value="32.009059" calcext:value-type="float">
            <text:p>32.009059</text:p>
          </table:table-cell>
          <table:table-cell table:formula="of:=[eventlog_RUN1.AO33]/1000000" office:value-type="float" office:value="10.149218" calcext:value-type="float">
            <text:p>10.149218</text:p>
          </table:table-cell>
          <table:table-cell table:formula="of:=[eventlog_RUN1.AP33]/1000000" office:value-type="float" office:value="8.711685" calcext:value-type="float">
            <text:p>8.711685</text:p>
          </table:table-cell>
          <table:table-cell table:formula="of:=([.B33]+[.C33])/2" office:value-type="float" office:value="0.619999999761582" calcext:value-type="float">
            <text:p>0.619999999761582</text:p>
          </table:table-cell>
        </table:table-row>
        <table:table-row table:style-name="ro1">
          <table:table-cell table:formula="of:=[eventlog_RUN1.A34]" office:value-type="float" office:value="16" calcext:value-type="float">
            <text:p>16</text:p>
          </table:table-cell>
          <table:table-cell table:formula="of:=[eventlog_RUN1.C34]/1000" office:value-type="float" office:value="0.303" calcext:value-type="float">
            <text:p>0.303</text:p>
          </table:table-cell>
          <table:table-cell table:formula="of:=[eventlog_RUN1.U34]" office:value-type="float" office:value="0.963500022888184" calcext:value-type="float">
            <text:p>0.963500022888184</text:p>
          </table:table-cell>
          <table:table-cell table:formula="of:=[eventlog_RUN1.V34]" office:value-type="float" office:value="0.68710333108902" calcext:value-type="float">
            <text:p>0.68710333108902</text:p>
          </table:table-cell>
          <table:table-cell table:formula="of:=[eventlog_RUN1.D34]/10000000000" office:value-type="float" office:value="0.1497976832" calcext:value-type="float">
            <text:p>0.1497976832</text:p>
          </table:table-cell>
          <table:table-cell table:formula="of:=[eventlog_RUN1.E34]/1000000000" office:value-type="float" office:value="0.00386168775" calcext:value-type="float">
            <text:p>0.00386168775</text:p>
          </table:table-cell>
          <table:table-cell/>
          <table:table-cell table:formula="of:=[eventlog_RUN1.AF34]/1000000" office:value-type="float" office:value="211.854372" calcext:value-type="float">
            <text:p>211.854372</text:p>
          </table:table-cell>
          <table:table-cell table:formula="of:=[eventlog_RUN1.AG34]/1000000" office:value-type="float" office:value="201.31291" calcext:value-type="float">
            <text:p>201.31291</text:p>
          </table:table-cell>
          <table:table-cell table:formula="of:=[eventlog_RUN1.AH34]/1000000" office:value-type="float" office:value="32.414551" calcext:value-type="float">
            <text:p>32.414551</text:p>
          </table:table-cell>
          <table:table-cell table:formula="of:=[eventlog_RUN1.AI34]/1000000" office:value-type="float" office:value="43.48105" calcext:value-type="float">
            <text:p>43.48105</text:p>
          </table:table-cell>
          <table:table-cell table:formula="of:=[eventlog_RUN1.AJ34]/1000000" office:value-type="float" office:value="33.24218" calcext:value-type="float">
            <text:p>33.24218</text:p>
          </table:table-cell>
          <table:table-cell table:formula="of:=[eventlog_RUN1.AK34]/1000000" office:value-type="float" office:value="63.596483" calcext:value-type="float">
            <text:p>63.596483</text:p>
          </table:table-cell>
          <table:table-cell table:formula="of:=[eventlog_RUN1.AL34]/1000000" office:value-type="float" office:value="127.47454" calcext:value-type="float">
            <text:p>127.47454</text:p>
          </table:table-cell>
          <table:table-cell table:formula="of:=[eventlog_RUN1.AM34]/1000000" office:value-type="float" office:value="30.802521" calcext:value-type="float">
            <text:p>30.802521</text:p>
          </table:table-cell>
          <table:table-cell table:formula="of:=[eventlog_RUN1.AN34]/1000000" office:value-type="float" office:value="30.802521" calcext:value-type="float">
            <text:p>30.802521</text:p>
          </table:table-cell>
          <table:table-cell table:formula="of:=[eventlog_RUN1.AO34]/1000000" office:value-type="float" office:value="14.881396" calcext:value-type="float">
            <text:p>14.881396</text:p>
          </table:table-cell>
          <table:table-cell table:formula="of:=[eventlog_RUN1.AP34]/1000000" office:value-type="float" office:value="11.007656" calcext:value-type="float">
            <text:p>11.007656</text:p>
          </table:table-cell>
          <table:table-cell table:formula="of:=([.B34]+[.C34])/2" office:value-type="float" office:value="0.633250011444092" calcext:value-type="float">
            <text:p>0.633250011444092</text:p>
          </table:table-cell>
        </table:table-row>
        <table:table-row table:style-name="ro1">
          <table:table-cell table:formula="of:=[eventlog_RUN1.A35]" office:value-type="float" office:value="15" calcext:value-type="float">
            <text:p>15</text:p>
          </table:table-cell>
          <table:table-cell table:formula="of:=[eventlog_RUN1.C35]/1000" office:value-type="float" office:value="0.296" calcext:value-type="float">
            <text:p>0.296</text:p>
          </table:table-cell>
          <table:table-cell table:formula="of:=[eventlog_RUN1.U35]" office:value-type="float" office:value="0.968249976634979" calcext:value-type="float">
            <text:p>0.968249976634979</text:p>
          </table:table-cell>
          <table:table-cell table:formula="of:=[eventlog_RUN1.V35]" office:value-type="float" office:value="0.68809312582016" calcext:value-type="float">
            <text:p>0.68809312582016</text:p>
          </table:table-cell>
          <table:table-cell table:formula="of:=[eventlog_RUN1.D35]/10000000000" office:value-type="float" office:value="0.1497956352" calcext:value-type="float">
            <text:p>0.1497956352</text:p>
          </table:table-cell>
          <table:table-cell table:formula="of:=[eventlog_RUN1.E35]/1000000000" office:value-type="float" office:value="0.00386168775" calcext:value-type="float">
            <text:p>0.00386168775</text:p>
          </table:table-cell>
          <table:table-cell/>
          <table:table-cell table:formula="of:=[eventlog_RUN1.AF35]/1000000" office:value-type="float" office:value="261.728417" calcext:value-type="float">
            <text:p>261.728417</text:p>
          </table:table-cell>
          <table:table-cell table:formula="of:=[eventlog_RUN1.AG35]/1000000" office:value-type="float" office:value="253.167851" calcext:value-type="float">
            <text:p>253.167851</text:p>
          </table:table-cell>
          <table:table-cell table:formula="of:=[eventlog_RUN1.AH35]/1000000" office:value-type="float" office:value="55.604039" calcext:value-type="float">
            <text:p>55.604039</text:p>
          </table:table-cell>
          <table:table-cell table:formula="of:=[eventlog_RUN1.AI35]/1000000" office:value-type="float" office:value="50.711258" calcext:value-type="float">
            <text:p>50.711258</text:p>
          </table:table-cell>
          <table:table-cell table:formula="of:=[eventlog_RUN1.AJ35]/1000000" office:value-type="float" office:value="55.530699" calcext:value-type="float">
            <text:p>55.530699</text:p>
          </table:table-cell>
          <table:table-cell table:formula="of:=[eventlog_RUN1.AK35]/1000000" office:value-type="float" office:value="46.340837" calcext:value-type="float">
            <text:p>46.340837</text:p>
          </table:table-cell>
          <table:table-cell table:formula="of:=[eventlog_RUN1.AL35]/1000000" office:value-type="float" office:value="168.435442" calcext:value-type="float">
            <text:p>168.435442</text:p>
          </table:table-cell>
          <table:table-cell table:formula="of:=[eventlog_RUN1.AM35]/1000000" office:value-type="float" office:value="40.560158" calcext:value-type="float">
            <text:p>40.560158</text:p>
          </table:table-cell>
          <table:table-cell table:formula="of:=[eventlog_RUN1.AN35]/1000000" office:value-type="float" office:value="40.560158" calcext:value-type="float">
            <text:p>40.560158</text:p>
          </table:table-cell>
          <table:table-cell table:formula="of:=[eventlog_RUN1.AO35]/1000000" office:value-type="float" office:value="14.594176" calcext:value-type="float">
            <text:p>14.594176</text:p>
          </table:table-cell>
          <table:table-cell table:formula="of:=[eventlog_RUN1.AP35]/1000000" office:value-type="float" office:value="15.961687" calcext:value-type="float">
            <text:p>15.961687</text:p>
          </table:table-cell>
          <table:table-cell table:formula="of:=([.B35]+[.C35])/2" office:value-type="float" office:value="0.63212498831749" calcext:value-type="float">
            <text:p>0.63212498831749</text:p>
          </table:table-cell>
        </table:table-row>
        <table:table-row table:style-name="ro1">
          <table:table-cell table:formula="of:=[eventlog_RUN1.A36]" office:value-type="float" office:value="14" calcext:value-type="float">
            <text:p>14</text:p>
          </table:table-cell>
          <table:table-cell table:formula="of:=[eventlog_RUN1.C36]/1000" office:value-type="float" office:value="0.236" calcext:value-type="float">
            <text:p>0.236</text:p>
          </table:table-cell>
          <table:table-cell table:formula="of:=[eventlog_RUN1.U36]" office:value-type="float" office:value="0.97350001335144" calcext:value-type="float">
            <text:p>0.97350001335144</text:p>
          </table:table-cell>
          <table:table-cell table:formula="of:=[eventlog_RUN1.V36]" office:value-type="float" office:value="0.686778485774994" calcext:value-type="float">
            <text:p>0.686778485774994</text:p>
          </table:table-cell>
          <table:table-cell table:formula="of:=[eventlog_RUN1.D36]/10000000000" office:value-type="float" office:value="0.1497776128" calcext:value-type="float">
            <text:p>0.1497776128</text:p>
          </table:table-cell>
          <table:table-cell table:formula="of:=[eventlog_RUN1.E36]/1000000000" office:value-type="float" office:value="0.00386168775" calcext:value-type="float">
            <text:p>0.00386168775</text:p>
          </table:table-cell>
          <table:table-cell/>
          <table:table-cell table:formula="of:=[eventlog_RUN1.AF36]/1000000" office:value-type="float" office:value="251.143155" calcext:value-type="float">
            <text:p>251.143155</text:p>
          </table:table-cell>
          <table:table-cell table:formula="of:=[eventlog_RUN1.AG36]/1000000" office:value-type="float" office:value="210.260422" calcext:value-type="float">
            <text:p>210.260422</text:p>
          </table:table-cell>
          <table:table-cell table:formula="of:=[eventlog_RUN1.AH36]/1000000" office:value-type="float" office:value="67.215361" calcext:value-type="float">
            <text:p>67.215361</text:p>
          </table:table-cell>
          <table:table-cell table:formula="of:=[eventlog_RUN1.AI36]/1000000" office:value-type="float" office:value="62.633511" calcext:value-type="float">
            <text:p>62.633511</text:p>
          </table:table-cell>
          <table:table-cell table:formula="of:=[eventlog_RUN1.AJ36]/1000000" office:value-type="float" office:value="56.844201" calcext:value-type="float">
            <text:p>56.844201</text:p>
          </table:table-cell>
          <table:table-cell table:formula="of:=[eventlog_RUN1.AK36]/1000000" office:value-type="float" office:value="74.940086" calcext:value-type="float">
            <text:p>74.940086</text:p>
          </table:table-cell>
          <table:table-cell table:formula="of:=[eventlog_RUN1.AL36]/1000000" office:value-type="float" office:value="138.060652" calcext:value-type="float">
            <text:p>138.060652</text:p>
          </table:table-cell>
          <table:table-cell table:formula="of:=[eventlog_RUN1.AM36]/1000000" office:value-type="float" office:value="37.625253" calcext:value-type="float">
            <text:p>37.625253</text:p>
          </table:table-cell>
          <table:table-cell table:formula="of:=[eventlog_RUN1.AN36]/1000000" office:value-type="float" office:value="37.625253" calcext:value-type="float">
            <text:p>37.625253</text:p>
          </table:table-cell>
          <table:table-cell table:formula="of:=[eventlog_RUN1.AO36]/1000000" office:value-type="float" office:value="13.511902" calcext:value-type="float">
            <text:p>13.511902</text:p>
          </table:table-cell>
          <table:table-cell table:formula="of:=[eventlog_RUN1.AP36]/1000000" office:value-type="float" office:value="17.064044" calcext:value-type="float">
            <text:p>17.064044</text:p>
          </table:table-cell>
          <table:table-cell table:formula="of:=([.B36]+[.C36])/2" office:value-type="float" office:value="0.60475000667572" calcext:value-type="float">
            <text:p>0.60475000667572</text:p>
          </table:table-cell>
        </table:table-row>
        <table:table-row table:style-name="ro1">
          <table:table-cell table:formula="of:=[eventlog_RUN1.A37]" office:value-type="float" office:value="13" calcext:value-type="float">
            <text:p>13</text:p>
          </table:table-cell>
          <table:table-cell table:formula="of:=[eventlog_RUN1.C37]/1000" office:value-type="float" office:value="0.192" calcext:value-type="float">
            <text:p>0.192</text:p>
          </table:table-cell>
          <table:table-cell table:formula="of:=[eventlog_RUN1.U37]" office:value-type="float" office:value="0.973999977111816" calcext:value-type="float">
            <text:p>0.973999977111816</text:p>
          </table:table-cell>
          <table:table-cell table:formula="of:=[eventlog_RUN1.V37]" office:value-type="float" office:value="0.686603307723999" calcext:value-type="float">
            <text:p>0.686603307723999</text:p>
          </table:table-cell>
          <table:table-cell table:formula="of:=[eventlog_RUN1.D37]/10000000000" office:value-type="float" office:value="0.1497530368" calcext:value-type="float">
            <text:p>0.1497530368</text:p>
          </table:table-cell>
          <table:table-cell table:formula="of:=[eventlog_RUN1.E37]/1000000000" office:value-type="float" office:value="0.003306308" calcext:value-type="float">
            <text:p>0.003306308</text:p>
          </table:table-cell>
          <table:table-cell/>
          <table:table-cell table:formula="of:=[eventlog_RUN1.AF37]/1000000" office:value-type="float" office:value="135.163147" calcext:value-type="float">
            <text:p>135.163147</text:p>
          </table:table-cell>
          <table:table-cell table:formula="of:=[eventlog_RUN1.AG37]/1000000" office:value-type="float" office:value="128.544356" calcext:value-type="float">
            <text:p>128.544356</text:p>
          </table:table-cell>
          <table:table-cell table:formula="of:=[eventlog_RUN1.AH37]/1000000" office:value-type="float" office:value="34.028561" calcext:value-type="float">
            <text:p>34.028561</text:p>
          </table:table-cell>
          <table:table-cell table:formula="of:=[eventlog_RUN1.AI37]/1000000" office:value-type="float" office:value="44.548025" calcext:value-type="float">
            <text:p>44.548025</text:p>
          </table:table-cell>
          <table:table-cell table:formula="of:=[eventlog_RUN1.AJ37]/1000000" office:value-type="float" office:value="33.603193" calcext:value-type="float">
            <text:p>33.603193</text:p>
          </table:table-cell>
          <table:table-cell table:formula="of:=[eventlog_RUN1.AK37]/1000000" office:value-type="float" office:value="42.110475" calcext:value-type="float">
            <text:p>42.110475</text:p>
          </table:table-cell>
          <table:table-cell table:formula="of:=[eventlog_RUN1.AL37]/1000000" office:value-type="float" office:value="94.60276" calcext:value-type="float">
            <text:p>94.60276</text:p>
          </table:table-cell>
          <table:table-cell table:formula="of:=[eventlog_RUN1.AM37]/1000000" office:value-type="float" office:value="21.343839" calcext:value-type="float">
            <text:p>21.343839</text:p>
          </table:table-cell>
          <table:table-cell table:formula="of:=[eventlog_RUN1.AN37]/1000000" office:value-type="float" office:value="21.343839" calcext:value-type="float">
            <text:p>21.343839</text:p>
          </table:table-cell>
          <table:table-cell table:formula="of:=[eventlog_RUN1.AO37]/1000000" office:value-type="float" office:value="4.502311" calcext:value-type="float">
            <text:p>4.502311</text:p>
          </table:table-cell>
          <table:table-cell table:formula="of:=[eventlog_RUN1.AP37]/1000000" office:value-type="float" office:value="5.760187" calcext:value-type="float">
            <text:p>5.760187</text:p>
          </table:table-cell>
          <table:table-cell table:formula="of:=([.B37]+[.C37])/2" office:value-type="float" office:value="0.582999988555908" calcext:value-type="float">
            <text:p>0.582999988555908</text:p>
          </table:table-cell>
        </table:table-row>
        <table:table-row table:style-name="ro1">
          <table:table-cell table:formula="of:=[eventlog_RUN1.A38]" office:value-type="float" office:value="12" calcext:value-type="float">
            <text:p>12</text:p>
          </table:table-cell>
          <table:table-cell table:formula="of:=[eventlog_RUN1.C38]/1000" office:value-type="float" office:value="0.173" calcext:value-type="float">
            <text:p>0.173</text:p>
          </table:table-cell>
          <table:table-cell table:formula="of:=[eventlog_RUN1.U38]" office:value-type="float" office:value="0.980499982833862" calcext:value-type="float">
            <text:p>0.980499982833862</text:p>
          </table:table-cell>
          <table:table-cell table:formula="of:=[eventlog_RUN1.V38]" office:value-type="float" office:value="0.686464369297028" calcext:value-type="float">
            <text:p>0.686464369297028</text:p>
          </table:table-cell>
          <table:table-cell table:formula="of:=[eventlog_RUN1.D38]/10000000000" office:value-type="float" office:value="0.1497493504" calcext:value-type="float">
            <text:p>0.1497493504</text:p>
          </table:table-cell>
          <table:table-cell table:formula="of:=[eventlog_RUN1.E38]/1000000000" office:value-type="float" office:value="0.00117118825" calcext:value-type="float">
            <text:p>0.00117118825</text:p>
          </table:table-cell>
          <table:table-cell/>
          <table:table-cell table:formula="of:=[eventlog_RUN1.AF38]/1000000" office:value-type="float" office:value="117.636752" calcext:value-type="float">
            <text:p>117.636752</text:p>
          </table:table-cell>
          <table:table-cell table:formula="of:=[eventlog_RUN1.AG38]/1000000" office:value-type="float" office:value="124.278834" calcext:value-type="float">
            <text:p>124.278834</text:p>
          </table:table-cell>
          <table:table-cell table:formula="of:=[eventlog_RUN1.AH38]/1000000" office:value-type="float" office:value="57.028802" calcext:value-type="float">
            <text:p>57.028802</text:p>
          </table:table-cell>
          <table:table-cell table:formula="of:=[eventlog_RUN1.AI38]/1000000" office:value-type="float" office:value="36.381227" calcext:value-type="float">
            <text:p>36.381227</text:p>
          </table:table-cell>
          <table:table-cell table:formula="of:=[eventlog_RUN1.AJ38]/1000000" office:value-type="float" office:value="53.996126" calcext:value-type="float">
            <text:p>53.996126</text:p>
          </table:table-cell>
          <table:table-cell table:formula="of:=[eventlog_RUN1.AK38]/1000000" office:value-type="float" office:value="43.507146" calcext:value-type="float">
            <text:p>43.507146</text:p>
          </table:table-cell>
          <table:table-cell table:formula="of:=[eventlog_RUN1.AL38]/1000000" office:value-type="float" office:value="84.672699" calcext:value-type="float">
            <text:p>84.672699</text:p>
          </table:table-cell>
          <table:table-cell table:formula="of:=[eventlog_RUN1.AM38]/1000000" office:value-type="float" office:value="19.757171" calcext:value-type="float">
            <text:p>19.757171</text:p>
          </table:table-cell>
          <table:table-cell table:formula="of:=[eventlog_RUN1.AN38]/1000000" office:value-type="float" office:value="19.757171" calcext:value-type="float">
            <text:p>19.757171</text:p>
          </table:table-cell>
          <table:table-cell table:formula="of:=[eventlog_RUN1.AO38]/1000000" office:value-type="float" office:value="4.721538" calcext:value-type="float">
            <text:p>4.721538</text:p>
          </table:table-cell>
          <table:table-cell table:formula="of:=[eventlog_RUN1.AP38]/1000000" office:value-type="float" office:value="3.967376" calcext:value-type="float">
            <text:p>3.967376</text:p>
          </table:table-cell>
          <table:table-cell table:formula="of:=([.B38]+[.C38])/2" office:value-type="float" office:value="0.576749991416931" calcext:value-type="float">
            <text:p>0.576749991416931</text:p>
          </table:table-cell>
        </table:table-row>
        <table:table-row table:style-name="ro1">
          <table:table-cell table:formula="of:=[eventlog_RUN1.A39]" office:value-type="float" office:value="11" calcext:value-type="float">
            <text:p>11</text:p>
          </table:table-cell>
          <table:table-cell table:formula="of:=[eventlog_RUN1.C39]/1000" office:value-type="float" office:value="0.118" calcext:value-type="float">
            <text:p>0.118</text:p>
          </table:table-cell>
          <table:table-cell table:formula="of:=[eventlog_RUN1.U39]" office:value-type="float" office:value="0.986000001430512" calcext:value-type="float">
            <text:p>0.986000001430512</text:p>
          </table:table-cell>
          <table:table-cell table:formula="of:=[eventlog_RUN1.V39]" office:value-type="float" office:value="0.688121497631073" calcext:value-type="float">
            <text:p>0.688121497631073</text:p>
          </table:table-cell>
          <table:table-cell table:formula="of:=[eventlog_RUN1.D39]/10000000000" office:value-type="float" office:value="0.149778432" calcext:value-type="float">
            <text:p>0.149778432</text:p>
          </table:table-cell>
          <table:table-cell table:formula="of:=[eventlog_RUN1.E39]/1000000000" office:value-type="float" office:value="0.00117118825" calcext:value-type="float">
            <text:p>0.00117118825</text:p>
          </table:table-cell>
          <table:table-cell/>
          <table:table-cell table:formula="of:=[eventlog_RUN1.AF39]/1000000" office:value-type="float" office:value="117.154946" calcext:value-type="float">
            <text:p>117.154946</text:p>
          </table:table-cell>
          <table:table-cell table:formula="of:=[eventlog_RUN1.AG39]/1000000" office:value-type="float" office:value="108.922774" calcext:value-type="float">
            <text:p>108.922774</text:p>
          </table:table-cell>
          <table:table-cell table:formula="of:=[eventlog_RUN1.AH39]/1000000" office:value-type="float" office:value="60.160101" calcext:value-type="float">
            <text:p>60.160101</text:p>
          </table:table-cell>
          <table:table-cell table:formula="of:=[eventlog_RUN1.AI39]/1000000" office:value-type="float" office:value="88.500736" calcext:value-type="float">
            <text:p>88.500736</text:p>
          </table:table-cell>
          <table:table-cell table:formula="of:=[eventlog_RUN1.AJ39]/1000000" office:value-type="float" office:value="155.49187" calcext:value-type="float">
            <text:p>155.49187</text:p>
          </table:table-cell>
          <table:table-cell table:formula="of:=[eventlog_RUN1.AK39]/1000000" office:value-type="float" office:value="26.393259" calcext:value-type="float">
            <text:p>26.393259</text:p>
          </table:table-cell>
          <table:table-cell table:formula="of:=[eventlog_RUN1.AL39]/1000000" office:value-type="float" office:value="79.251889" calcext:value-type="float">
            <text:p>79.251889</text:p>
          </table:table-cell>
          <table:table-cell table:formula="of:=[eventlog_RUN1.AM39]/1000000" office:value-type="float" office:value="23.000559" calcext:value-type="float">
            <text:p>23.000559</text:p>
          </table:table-cell>
          <table:table-cell table:formula="of:=[eventlog_RUN1.AN39]/1000000" office:value-type="float" office:value="23.000559" calcext:value-type="float">
            <text:p>23.000559</text:p>
          </table:table-cell>
          <table:table-cell table:formula="of:=[eventlog_RUN1.AO39]/1000000" office:value-type="float" office:value="4.39298" calcext:value-type="float">
            <text:p>4.39298</text:p>
          </table:table-cell>
          <table:table-cell table:formula="of:=[eventlog_RUN1.AP39]/1000000" office:value-type="float" office:value="4.917325" calcext:value-type="float">
            <text:p>4.917325</text:p>
          </table:table-cell>
          <table:table-cell table:formula="of:=([.B39]+[.C39])/2" office:value-type="float" office:value="0.552000000715256" calcext:value-type="float">
            <text:p>0.552000000715256</text:p>
          </table:table-cell>
        </table:table-row>
        <table:table-row table:style-name="ro1">
          <table:table-cell table:formula="of:=[eventlog_RUN1.A40]" office:value-type="float" office:value="10" calcext:value-type="float">
            <text:p>10</text:p>
          </table:table-cell>
          <table:table-cell table:formula="of:=[eventlog_RUN1.C40]/1000" office:value-type="float" office:value="0.057" calcext:value-type="float">
            <text:p>0.057</text:p>
          </table:table-cell>
          <table:table-cell table:formula="of:=[eventlog_RUN1.U40]" office:value-type="float" office:value="0.98675000667572" calcext:value-type="float">
            <text:p>0.98675000667572</text:p>
          </table:table-cell>
          <table:table-cell table:formula="of:=[eventlog_RUN1.V40]" office:value-type="float" office:value="0.685766160488129" calcext:value-type="float">
            <text:p>0.685766160488129</text:p>
          </table:table-cell>
          <table:table-cell table:formula="of:=[eventlog_RUN1.D40]/10000000000" office:value-type="float" office:value="0.1496879104" calcext:value-type="float">
            <text:p>0.1496879104</text:p>
          </table:table-cell>
          <table:table-cell table:formula="of:=[eventlog_RUN1.E40]/1000000000" office:value-type="float" office:value="0.0007322600625" calcext:value-type="float">
            <text:p>0.0007322600625</text:p>
          </table:table-cell>
          <table:table-cell/>
          <table:table-cell table:formula="of:=[eventlog_RUN1.AF40]/1000000" office:value-type="float" office:value="141.680008" calcext:value-type="float">
            <text:p>141.680008</text:p>
          </table:table-cell>
          <table:table-cell table:formula="of:=[eventlog_RUN1.AG40]/1000000" office:value-type="float" office:value="192.736192" calcext:value-type="float">
            <text:p>192.736192</text:p>
          </table:table-cell>
          <table:table-cell table:formula="of:=[eventlog_RUN1.AH40]/1000000" office:value-type="float" office:value="106.40634" calcext:value-type="float">
            <text:p>106.40634</text:p>
          </table:table-cell>
          <table:table-cell table:formula="of:=[eventlog_RUN1.AI40]/1000000" office:value-type="float" office:value="37.615578" calcext:value-type="float">
            <text:p>37.615578</text:p>
          </table:table-cell>
          <table:table-cell table:formula="of:=[eventlog_RUN1.AJ40]/1000000" office:value-type="float" office:value="23.747065" calcext:value-type="float">
            <text:p>23.747065</text:p>
          </table:table-cell>
          <table:table-cell table:formula="of:=[eventlog_RUN1.AK40]/1000000" office:value-type="float" office:value="82.340972" calcext:value-type="float">
            <text:p>82.340972</text:p>
          </table:table-cell>
          <table:table-cell table:formula="of:=[eventlog_RUN1.AL40]/1000000" office:value-type="float" office:value="132.720944" calcext:value-type="float">
            <text:p>132.720944</text:p>
          </table:table-cell>
          <table:table-cell table:formula="of:=[eventlog_RUN1.AM40]/1000000" office:value-type="float" office:value="28.612309" calcext:value-type="float">
            <text:p>28.612309</text:p>
          </table:table-cell>
          <table:table-cell table:formula="of:=[eventlog_RUN1.AN40]/1000000" office:value-type="float" office:value="28.612309" calcext:value-type="float">
            <text:p>28.612309</text:p>
          </table:table-cell>
          <table:table-cell table:formula="of:=[eventlog_RUN1.AO40]/1000000" office:value-type="float" office:value="1.962593" calcext:value-type="float">
            <text:p>1.962593</text:p>
          </table:table-cell>
          <table:table-cell table:formula="of:=[eventlog_RUN1.AP40]/1000000" office:value-type="float" office:value="3.973372" calcext:value-type="float">
            <text:p>3.973372</text:p>
          </table:table-cell>
          <table:table-cell table:formula="of:=([.B40]+[.C40])/2" office:value-type="float" office:value="0.52187500333786" calcext:value-type="float">
            <text:p>0.52187500333786</text:p>
          </table:table-cell>
        </table:table-row>
        <table:table-row table:style-name="ro1">
          <table:table-cell table:formula="of:=[eventlog_RUN1.A41]" office:value-type="float" office:value="9" calcext:value-type="float">
            <text:p>9</text:p>
          </table:table-cell>
          <table:table-cell table:formula="of:=[eventlog_RUN1.C41]/1000" office:value-type="float" office:value="0.054" calcext:value-type="float">
            <text:p>0.054</text:p>
          </table:table-cell>
          <table:table-cell table:formula="of:=[eventlog_RUN1.U41]" office:value-type="float" office:value="0.988250017166138" calcext:value-type="float">
            <text:p>0.988250017166138</text:p>
          </table:table-cell>
          <table:table-cell table:formula="of:=[eventlog_RUN1.V41]" office:value-type="float" office:value="0.687505066394806" calcext:value-type="float">
            <text:p>0.687505066394806</text:p>
          </table:table-cell>
          <table:table-cell table:formula="of:=[eventlog_RUN1.D41]/10000000000" office:value-type="float" office:value="0.149694464" calcext:value-type="float">
            <text:p>0.149694464</text:p>
          </table:table-cell>
          <table:table-cell table:formula="of:=[eventlog_RUN1.E41]/1000000000" office:value-type="float" office:value="0.0007322600625" calcext:value-type="float">
            <text:p>0.0007322600625</text:p>
          </table:table-cell>
          <table:table-cell/>
          <table:table-cell table:formula="of:=[eventlog_RUN1.AF41]/1000000" office:value-type="float" office:value="127.180581" calcext:value-type="float">
            <text:p>127.180581</text:p>
          </table:table-cell>
          <table:table-cell table:formula="of:=[eventlog_RUN1.AG41]/1000000" office:value-type="float" office:value="114.672634" calcext:value-type="float">
            <text:p>114.672634</text:p>
          </table:table-cell>
          <table:table-cell table:formula="of:=[eventlog_RUN1.AH41]/1000000" office:value-type="float" office:value="63.195234" calcext:value-type="float">
            <text:p>63.195234</text:p>
          </table:table-cell>
          <table:table-cell table:formula="of:=[eventlog_RUN1.AI41]/1000000" office:value-type="float" office:value="114.395069" calcext:value-type="float">
            <text:p>114.395069</text:p>
          </table:table-cell>
          <table:table-cell table:formula="of:=[eventlog_RUN1.AJ41]/1000000" office:value-type="float" office:value="30.657913" calcext:value-type="float">
            <text:p>30.657913</text:p>
          </table:table-cell>
          <table:table-cell table:formula="of:=[eventlog_RUN1.AK41]/1000000" office:value-type="float" office:value="27.125113" calcext:value-type="float">
            <text:p>27.125113</text:p>
          </table:table-cell>
          <table:table-cell table:formula="of:=[eventlog_RUN1.AL41]/1000000" office:value-type="float" office:value="106.688383" calcext:value-type="float">
            <text:p>106.688383</text:p>
          </table:table-cell>
          <table:table-cell table:formula="of:=[eventlog_RUN1.AM41]/1000000" office:value-type="float" office:value="25.422338" calcext:value-type="float">
            <text:p>25.422338</text:p>
          </table:table-cell>
          <table:table-cell table:formula="of:=[eventlog_RUN1.AN41]/1000000" office:value-type="float" office:value="25.422338" calcext:value-type="float">
            <text:p>25.422338</text:p>
          </table:table-cell>
          <table:table-cell table:formula="of:=[eventlog_RUN1.AO41]/1000000" office:value-type="float" office:value="3.668971" calcext:value-type="float">
            <text:p>3.668971</text:p>
          </table:table-cell>
          <table:table-cell table:formula="of:=[eventlog_RUN1.AP41]/1000000" office:value-type="float" office:value="1.514699" calcext:value-type="float">
            <text:p>1.514699</text:p>
          </table:table-cell>
          <table:table-cell table:formula="of:=([.B41]+[.C41])/2" office:value-type="float" office:value="0.521125008583069" calcext:value-type="float">
            <text:p>0.521125008583069</text:p>
          </table:table-cell>
        </table:table-row>
        <table:table-row table:style-name="ro1">
          <table:table-cell table:formula="of:=[eventlog_RUN1.A42]" office:value-type="float" office:value="8" calcext:value-type="float">
            <text:p>8</text:p>
          </table:table-cell>
          <table:table-cell table:formula="of:=[eventlog_RUN1.C42]/1000" office:value-type="float" office:value="0.041" calcext:value-type="float">
            <text:p>0.041</text:p>
          </table:table-cell>
          <table:table-cell table:formula="of:=[eventlog_RUN1.U42]" office:value-type="float" office:value="0.989750027656555" calcext:value-type="float">
            <text:p>0.989750027656555</text:p>
          </table:table-cell>
          <table:table-cell table:formula="of:=[eventlog_RUN1.V42]" office:value-type="float" office:value="0.685393333435059" calcext:value-type="float">
            <text:p>0.685393333435059</text:p>
          </table:table-cell>
          <table:table-cell table:formula="of:=[eventlog_RUN1.D42]/10000000000" office:value-type="float" office:value="0.1496879104" calcext:value-type="float">
            <text:p>0.1496879104</text:p>
          </table:table-cell>
          <table:table-cell table:formula="of:=[eventlog_RUN1.E42]/1000000000" office:value-type="float" office:value="0.00047188221875" calcext:value-type="float">
            <text:p>0.00047188221875</text:p>
          </table:table-cell>
          <table:table-cell/>
          <table:table-cell table:formula="of:=[eventlog_RUN1.AF42]/1000000" office:value-type="float" office:value="139.436706" calcext:value-type="float">
            <text:p>139.436706</text:p>
          </table:table-cell>
          <table:table-cell table:formula="of:=[eventlog_RUN1.AG42]/1000000" office:value-type="float" office:value="142.088528" calcext:value-type="float">
            <text:p>142.088528</text:p>
          </table:table-cell>
          <table:table-cell table:formula="of:=[eventlog_RUN1.AH42]/1000000" office:value-type="float" office:value="7.212402" calcext:value-type="float">
            <text:p>7.212402</text:p>
          </table:table-cell>
          <table:table-cell table:formula="of:=[eventlog_RUN1.AI42]/1000000" office:value-type="float" office:value="60.230776" calcext:value-type="float">
            <text:p>60.230776</text:p>
          </table:table-cell>
          <table:table-cell table:formula="of:=[eventlog_RUN1.AJ42]/1000000" office:value-type="float" office:value="42.98526" calcext:value-type="float">
            <text:p>42.98526</text:p>
          </table:table-cell>
          <table:table-cell table:formula="of:=[eventlog_RUN1.AK42]/1000000" office:value-type="float" office:value="42.407739" calcext:value-type="float">
            <text:p>42.407739</text:p>
          </table:table-cell>
          <table:table-cell table:formula="of:=[eventlog_RUN1.AL42]/1000000" office:value-type="float" office:value="121.415412" calcext:value-type="float">
            <text:p>121.415412</text:p>
          </table:table-cell>
          <table:table-cell table:formula="of:=[eventlog_RUN1.AM42]/1000000" office:value-type="float" office:value="43.099228" calcext:value-type="float">
            <text:p>43.099228</text:p>
          </table:table-cell>
          <table:table-cell table:formula="of:=[eventlog_RUN1.AN42]/1000000" office:value-type="float" office:value="43.099228" calcext:value-type="float">
            <text:p>43.099228</text:p>
          </table:table-cell>
          <table:table-cell table:formula="of:=[eventlog_RUN1.AO42]/1000000" office:value-type="float" office:value="2.786639" calcext:value-type="float">
            <text:p>2.786639</text:p>
          </table:table-cell>
          <table:table-cell table:formula="of:=[eventlog_RUN1.AP42]/1000000" office:value-type="float" office:value="1.931248" calcext:value-type="float">
            <text:p>1.931248</text:p>
          </table:table-cell>
          <table:table-cell table:formula="of:=([.B42]+[.C42])/2" office:value-type="float" office:value="0.515375013828278" calcext:value-type="float">
            <text:p>0.515375013828278</text:p>
          </table:table-cell>
        </table:table-row>
        <table:table-row table:style-name="ro1">
          <table:table-cell table:formula="of:=[eventlog_RUN1.A43]" office:value-type="float" office:value="7" calcext:value-type="float">
            <text:p>7</text:p>
          </table:table-cell>
          <table:table-cell table:formula="of:=[eventlog_RUN1.C43]/1000" office:value-type="float" office:value="0.023" calcext:value-type="float">
            <text:p>0.023</text:p>
          </table:table-cell>
          <table:table-cell table:formula="of:=[eventlog_RUN1.U43]" office:value-type="float" office:value="0.990000009536743" calcext:value-type="float">
            <text:p>0.990000009536743</text:p>
          </table:table-cell>
          <table:table-cell table:formula="of:=[eventlog_RUN1.V43]" office:value-type="float" office:value="0.685217201709747" calcext:value-type="float">
            <text:p>0.685217201709747</text:p>
          </table:table-cell>
          <table:table-cell table:formula="of:=[eventlog_RUN1.D43]/10000000000" office:value-type="float" office:value="0.1496977408" calcext:value-type="float">
            <text:p>0.1496977408</text:p>
          </table:table-cell>
          <table:table-cell table:formula="of:=[eventlog_RUN1.E43]/1000000000" office:value-type="float" office:value="0.0003839798125" calcext:value-type="float">
            <text:p>0.0003839798125</text:p>
          </table:table-cell>
          <table:table-cell/>
          <table:table-cell table:formula="of:=[eventlog_RUN1.AF43]/1000000" office:value-type="float" office:value="172.567115" calcext:value-type="float">
            <text:p>172.567115</text:p>
          </table:table-cell>
          <table:table-cell table:formula="of:=[eventlog_RUN1.AG43]/1000000" office:value-type="float" office:value="223.904729" calcext:value-type="float">
            <text:p>223.904729</text:p>
          </table:table-cell>
          <table:table-cell table:formula="of:=[eventlog_RUN1.AH43]/1000000" office:value-type="float" office:value="77.956359" calcext:value-type="float">
            <text:p>77.956359</text:p>
          </table:table-cell>
          <table:table-cell table:formula="of:=[eventlog_RUN1.AI43]/1000000" office:value-type="float" office:value="48.09817" calcext:value-type="float">
            <text:p>48.09817</text:p>
          </table:table-cell>
          <table:table-cell table:formula="of:=[eventlog_RUN1.AJ43]/1000000" office:value-type="float" office:value="64.934223" calcext:value-type="float">
            <text:p>64.934223</text:p>
          </table:table-cell>
          <table:table-cell table:formula="of:=[eventlog_RUN1.AK43]/1000000" office:value-type="float" office:value="60.574413" calcext:value-type="float">
            <text:p>60.574413</text:p>
          </table:table-cell>
          <table:table-cell table:formula="of:=[eventlog_RUN1.AL43]/1000000" office:value-type="float" office:value="206.698612" calcext:value-type="float">
            <text:p>206.698612</text:p>
          </table:table-cell>
          <table:table-cell table:formula="of:=[eventlog_RUN1.AM43]/1000000" office:value-type="float" office:value="56.722774" calcext:value-type="float">
            <text:p>56.722774</text:p>
          </table:table-cell>
          <table:table-cell table:formula="of:=[eventlog_RUN1.AN43]/1000000" office:value-type="float" office:value="56.722774" calcext:value-type="float">
            <text:p>56.722774</text:p>
          </table:table-cell>
          <table:table-cell table:formula="of:=[eventlog_RUN1.AO43]/1000000" office:value-type="float" office:value="2.180282" calcext:value-type="float">
            <text:p>2.180282</text:p>
          </table:table-cell>
          <table:table-cell table:formula="of:=[eventlog_RUN1.AP43]/1000000" office:value-type="float" office:value="1.673918" calcext:value-type="float">
            <text:p>1.673918</text:p>
          </table:table-cell>
          <table:table-cell table:formula="of:=([.B43]+[.C43])/2" office:value-type="float" office:value="0.506500004768372" calcext:value-type="float">
            <text:p>0.506500004768372</text:p>
          </table:table-cell>
        </table:table-row>
        <table:table-row table:style-name="ro1">
          <table:table-cell table:formula="of:=[eventlog_RUN1.A44]" office:value-type="float" office:value="6" calcext:value-type="float">
            <text:p>6</text:p>
          </table:table-cell>
          <table:table-cell table:formula="of:=[eventlog_RUN1.C44]/1000" office:value-type="float" office:value="0.021" calcext:value-type="float">
            <text:p>0.021</text:p>
          </table:table-cell>
          <table:table-cell table:formula="of:=[eventlog_RUN1.U44]" office:value-type="float" office:value="0.99150002002716" calcext:value-type="float">
            <text:p>0.99150002002716</text:p>
          </table:table-cell>
          <table:table-cell table:formula="of:=[eventlog_RUN1.V44]" office:value-type="float" office:value="0.685011208057404" calcext:value-type="float">
            <text:p>0.685011208057404</text:p>
          </table:table-cell>
          <table:table-cell table:formula="of:=[eventlog_RUN1.D44]/10000000000" office:value-type="float" office:value="0.1496879104" calcext:value-type="float">
            <text:p>0.1496879104</text:p>
          </table:table-cell>
          <table:table-cell table:formula="of:=[eventlog_RUN1.E44]/1000000000" office:value-type="float" office:value="0.0001178542421875" calcext:value-type="float">
            <text:p>0.000117854242188</text:p>
          </table:table-cell>
          <table:table-cell/>
          <table:table-cell table:formula="of:=[eventlog_RUN1.AF44]/1000000" office:value-type="float" office:value="137.766811" calcext:value-type="float">
            <text:p>137.766811</text:p>
          </table:table-cell>
          <table:table-cell table:formula="of:=[eventlog_RUN1.AG44]/1000000" office:value-type="float" office:value="126.430036" calcext:value-type="float">
            <text:p>126.430036</text:p>
          </table:table-cell>
          <table:table-cell table:formula="of:=[eventlog_RUN1.AH44]/1000000" office:value-type="float" office:value="5.524291" calcext:value-type="float">
            <text:p>5.524291</text:p>
          </table:table-cell>
          <table:table-cell table:formula="of:=[eventlog_RUN1.AI44]/1000000" office:value-type="float" office:value="73.614466" calcext:value-type="float">
            <text:p>73.614466</text:p>
          </table:table-cell>
          <table:table-cell table:formula="of:=[eventlog_RUN1.AJ44]/1000000" office:value-type="float" office:value="48.744677" calcext:value-type="float">
            <text:p>48.744677</text:p>
          </table:table-cell>
          <table:table-cell table:formula="of:=[eventlog_RUN1.AK44]/1000000" office:value-type="float" office:value="20.913472" calcext:value-type="float">
            <text:p>20.913472</text:p>
          </table:table-cell>
          <table:table-cell table:formula="of:=[eventlog_RUN1.AL44]/1000000" office:value-type="float" office:value="115.040117" calcext:value-type="float">
            <text:p>115.040117</text:p>
          </table:table-cell>
          <table:table-cell table:formula="of:=[eventlog_RUN1.AM44]/1000000" office:value-type="float" office:value="33.637019" calcext:value-type="float">
            <text:p>33.637019</text:p>
          </table:table-cell>
          <table:table-cell table:formula="of:=[eventlog_RUN1.AN44]/1000000" office:value-type="float" office:value="33.637019" calcext:value-type="float">
            <text:p>33.637019</text:p>
          </table:table-cell>
          <table:table-cell table:formula="of:=[eventlog_RUN1.AO44]/1000000" office:value-type="float" office:value="1.31488" calcext:value-type="float">
            <text:p>1.31488</text:p>
          </table:table-cell>
          <table:table-cell table:formula="of:=[eventlog_RUN1.AP44]/1000000" office:value-type="float" office:value="2.205885" calcext:value-type="float">
            <text:p>2.205885</text:p>
          </table:table-cell>
          <table:table-cell table:formula="of:=([.B44]+[.C44])/2" office:value-type="float" office:value="0.50625001001358" calcext:value-type="float">
            <text:p>0.50625001001358</text:p>
          </table:table-cell>
        </table:table-row>
        <table:table-row table:style-name="ro1">
          <table:table-cell table:formula="of:=[eventlog_RUN1.A45]" office:value-type="float" office:value="5" calcext:value-type="float">
            <text:p>5</text:p>
          </table:table-cell>
          <table:table-cell table:formula="of:=[eventlog_RUN1.C45]/1000" office:value-type="float" office:value="0.009" calcext:value-type="float">
            <text:p>0.009</text:p>
          </table:table-cell>
          <table:table-cell table:formula="of:=[eventlog_RUN1.U45]" office:value-type="float" office:value="0.991999983787537" calcext:value-type="float">
            <text:p>0.991999983787537</text:p>
          </table:table-cell>
          <table:table-cell table:formula="of:=[eventlog_RUN1.V45]" office:value-type="float" office:value="0.68498432636261" calcext:value-type="float">
            <text:p>0.68498432636261</text:p>
          </table:table-cell>
          <table:table-cell table:formula="of:=[eventlog_RUN1.D45]/10000000000" office:value-type="float" office:value="0.1496879104" calcext:value-type="float">
            <text:p>0.1496879104</text:p>
          </table:table-cell>
          <table:table-cell table:formula="of:=[eventlog_RUN1.E45]/1000000000" office:value-type="float" office:value="0.000021528650390625" calcext:value-type="float">
            <text:p>2.1528650390625E-05</text:p>
          </table:table-cell>
          <table:table-cell/>
          <table:table-cell table:formula="of:=[eventlog_RUN1.AF45]/1000000" office:value-type="float" office:value="90.724453" calcext:value-type="float">
            <text:p>90.724453</text:p>
          </table:table-cell>
          <table:table-cell table:formula="of:=[eventlog_RUN1.AG45]/1000000" office:value-type="float" office:value="105.03286" calcext:value-type="float">
            <text:p>105.03286</text:p>
          </table:table-cell>
          <table:table-cell table:formula="of:=[eventlog_RUN1.AH45]/1000000" office:value-type="float" office:value="7.216384" calcext:value-type="float">
            <text:p>7.216384</text:p>
          </table:table-cell>
          <table:table-cell table:formula="of:=[eventlog_RUN1.AI45]/1000000" office:value-type="float" office:value="1626.255153" calcext:value-type="float">
            <text:p>1626.255153</text:p>
          </table:table-cell>
          <table:table-cell table:formula="of:=[eventlog_RUN1.AJ45]/1000000" office:value-type="float" office:value="1685.197952" calcext:value-type="float">
            <text:p>1685.197952</text:p>
          </table:table-cell>
          <table:table-cell table:formula="of:=[eventlog_RUN1.AK45]/1000000" office:value-type="float" office:value="1653.127529" calcext:value-type="float">
            <text:p>1653.127529</text:p>
          </table:table-cell>
          <table:table-cell table:formula="of:=[eventlog_RUN1.AL45]/1000000" office:value-type="float" office:value="93.131263" calcext:value-type="float">
            <text:p>93.131263</text:p>
          </table:table-cell>
          <table:table-cell table:formula="of:=[eventlog_RUN1.AM45]/1000000" office:value-type="float" office:value="54.541711" calcext:value-type="float">
            <text:p>54.541711</text:p>
          </table:table-cell>
          <table:table-cell table:formula="of:=[eventlog_RUN1.AN45]/1000000" office:value-type="float" office:value="54.541711" calcext:value-type="float">
            <text:p>54.541711</text:p>
          </table:table-cell>
          <table:table-cell table:formula="of:=[eventlog_RUN1.AO45]/1000000" office:value-type="float" office:value="4.332546" calcext:value-type="float">
            <text:p>4.332546</text:p>
          </table:table-cell>
          <table:table-cell table:formula="of:=[eventlog_RUN1.AP45]/1000000" office:value-type="float" office:value="4.96322" calcext:value-type="float">
            <text:p>4.96322</text:p>
          </table:table-cell>
          <table:table-cell table:formula="of:=([.B45]+[.C45])/2" office:value-type="float" office:value="0.500499991893769" calcext:value-type="float">
            <text:p>0.500499991893769</text:p>
          </table:table-cell>
        </table:table-row>
        <table:table-row table:style-name="ro1">
          <table:table-cell table:formula="of:=[eventlog_RUN1.A46]" office:value-type="float" office:value="4" calcext:value-type="float">
            <text:p>4</text:p>
          </table:table-cell>
          <table:table-cell table:formula="of:=[eventlog_RUN1.C46]/1000" office:value-type="float" office:value="0.001" calcext:value-type="float">
            <text:p>0.001</text:p>
          </table:table-cell>
          <table:table-cell table:formula="of:=[eventlog_RUN1.U46]" office:value-type="float" office:value="0.992250025272369" calcext:value-type="float">
            <text:p>0.992250025272369</text:p>
          </table:table-cell>
          <table:table-cell table:formula="of:=[eventlog_RUN1.V46]" office:value-type="float" office:value="0.684968650341034" calcext:value-type="float">
            <text:p>0.684968650341034</text:p>
          </table:table-cell>
          <table:table-cell table:formula="of:=[eventlog_RUN1.D46]/10000000000" office:value-type="float" office:value="0.1496879104" calcext:value-type="float">
            <text:p>0.1496879104</text:p>
          </table:table-cell>
          <table:table-cell table:formula="of:=[eventlog_RUN1.E46]/1000000000" office:value-type="float" office:value="0.000021528650390625" calcext:value-type="float">
            <text:p>2.1528650390625E-05</text:p>
          </table:table-cell>
          <table:table-cell/>
          <table:table-cell table:formula="of:=[eventlog_RUN1.AF46]/1000000" office:value-type="float" office:value="0" calcext:value-type="float">
            <text:p>0</text:p>
          </table:table-cell>
          <table:table-cell table:formula="of:=[eventlog_RUN1.AG46]/1000000" office:value-type="float" office:value="0" calcext:value-type="float">
            <text:p>0</text:p>
          </table:table-cell>
          <table:table-cell table:formula="of:=[eventlog_RUN1.AH46]/1000000" office:value-type="float" office:value="0" calcext:value-type="float">
            <text:p>0</text:p>
          </table:table-cell>
          <table:table-cell table:formula="of:=[eventlog_RUN1.AI46]/1000000" office:value-type="float" office:value="0" calcext:value-type="float">
            <text:p>0</text:p>
          </table:table-cell>
          <table:table-cell table:formula="of:=[eventlog_RUN1.AJ46]/1000000" office:value-type="float" office:value="0" calcext:value-type="float">
            <text:p>0</text:p>
          </table:table-cell>
          <table:table-cell table:formula="of:=[eventlog_RUN1.AK46]/1000000" office:value-type="float" office:value="0" calcext:value-type="float">
            <text:p>0</text:p>
          </table:table-cell>
          <table:table-cell table:formula="of:=[eventlog_RUN1.AL46]/1000000" office:value-type="float" office:value="0" calcext:value-type="float">
            <text:p>0</text:p>
          </table:table-cell>
          <table:table-cell table:formula="of:=[eventlog_RUN1.AM46]/1000000" office:value-type="float" office:value="0" calcext:value-type="float">
            <text:p>0</text:p>
          </table:table-cell>
          <table:table-cell table:formula="of:=[eventlog_RUN1.AN46]/1000000" office:value-type="float" office:value="0" calcext:value-type="float">
            <text:p>0</text:p>
          </table:table-cell>
          <table:table-cell table:formula="of:=[eventlog_RUN1.AO46]/1000000" office:value-type="float" office:value="0" calcext:value-type="float">
            <text:p>0</text:p>
          </table:table-cell>
          <table:table-cell table:formula="of:=[eventlog_RUN1.AP46]/1000000" office:value-type="float" office:value="0" calcext:value-type="float">
            <text:p>0</text:p>
          </table:table-cell>
          <table:table-cell table:formula="of:=([.B46]+[.C46])/2" office:value-type="float" office:value="0.496625012636185" calcext:value-type="float">
            <text:p>0.496625012636185</text:p>
          </table:table-cell>
        </table:table-row>
        <table:table-row table:style-name="ro1">
          <table:table-cell table:formula="of:=[eventlog_RUN1.A47]" office:value-type="float" office:value="3" calcext:value-type="float">
            <text:p>3</text:p>
          </table:table-cell>
          <table:table-cell table:formula="of:=[eventlog_RUN1.C47]/1000" office:value-type="float" office:value="0.001" calcext:value-type="float">
            <text:p>0.001</text:p>
          </table:table-cell>
          <table:table-cell table:formula="of:=[eventlog_RUN1.U47]" office:value-type="float" office:value="0.992250025272369" calcext:value-type="float">
            <text:p>0.992250025272369</text:p>
          </table:table-cell>
          <table:table-cell table:formula="of:=[eventlog_RUN1.V47]" office:value-type="float" office:value="0.684938311576843" calcext:value-type="float">
            <text:p>0.684938311576843</text:p>
          </table:table-cell>
          <table:table-cell table:formula="of:=[eventlog_RUN1.D47]/10000000000" office:value-type="float" office:value="0.1496879104" calcext:value-type="float">
            <text:p>0.1496879104</text:p>
          </table:table-cell>
          <table:table-cell table:formula="of:=[eventlog_RUN1.E47]/1000000000" office:value-type="float" office:value="0.000021528650390625" calcext:value-type="float">
            <text:p>2.1528650390625E-05</text:p>
          </table:table-cell>
          <table:table-cell/>
          <table:table-cell table:formula="of:=[eventlog_RUN1.AF47]/1000000" office:value-type="float" office:value="0" calcext:value-type="float">
            <text:p>0</text:p>
          </table:table-cell>
          <table:table-cell table:formula="of:=[eventlog_RUN1.AG47]/1000000" office:value-type="float" office:value="0" calcext:value-type="float">
            <text:p>0</text:p>
          </table:table-cell>
          <table:table-cell table:formula="of:=[eventlog_RUN1.AH47]/1000000" office:value-type="float" office:value="0" calcext:value-type="float">
            <text:p>0</text:p>
          </table:table-cell>
          <table:table-cell table:formula="of:=[eventlog_RUN1.AI47]/1000000" office:value-type="float" office:value="0" calcext:value-type="float">
            <text:p>0</text:p>
          </table:table-cell>
          <table:table-cell table:formula="of:=[eventlog_RUN1.AJ47]/1000000" office:value-type="float" office:value="0" calcext:value-type="float">
            <text:p>0</text:p>
          </table:table-cell>
          <table:table-cell table:formula="of:=[eventlog_RUN1.AK47]/1000000" office:value-type="float" office:value="0" calcext:value-type="float">
            <text:p>0</text:p>
          </table:table-cell>
          <table:table-cell table:formula="of:=[eventlog_RUN1.AL47]/1000000" office:value-type="float" office:value="0" calcext:value-type="float">
            <text:p>0</text:p>
          </table:table-cell>
          <table:table-cell table:formula="of:=[eventlog_RUN1.AM47]/1000000" office:value-type="float" office:value="0" calcext:value-type="float">
            <text:p>0</text:p>
          </table:table-cell>
          <table:table-cell table:formula="of:=[eventlog_RUN1.AN47]/1000000" office:value-type="float" office:value="0" calcext:value-type="float">
            <text:p>0</text:p>
          </table:table-cell>
          <table:table-cell table:formula="of:=[eventlog_RUN1.AO47]/1000000" office:value-type="float" office:value="0" calcext:value-type="float">
            <text:p>0</text:p>
          </table:table-cell>
          <table:table-cell table:formula="of:=[eventlog_RUN1.AP47]/1000000" office:value-type="float" office:value="0" calcext:value-type="float">
            <text:p>0</text:p>
          </table:table-cell>
          <table:table-cell table:formula="of:=([.B47]+[.C47])/2" office:value-type="float" office:value="0.496625012636185" calcext:value-type="float">
            <text:p>0.496625012636185</text:p>
          </table:table-cell>
        </table:table-row>
        <table:table-row table:style-name="ro1">
          <table:table-cell table:formula="of:=[eventlog_RUN1.A48]" office:value-type="float" office:value="2" calcext:value-type="float">
            <text:p>2</text:p>
          </table:table-cell>
          <table:table-cell table:formula="of:=[eventlog_RUN1.C48]/1000" office:value-type="float" office:value="0.001" calcext:value-type="float">
            <text:p>0.001</text:p>
          </table:table-cell>
          <table:table-cell table:formula="of:=[eventlog_RUN1.U48]" office:value-type="float" office:value="0.992250025272369" calcext:value-type="float">
            <text:p>0.992250025272369</text:p>
          </table:table-cell>
          <table:table-cell table:formula="of:=[eventlog_RUN1.V48]" office:value-type="float" office:value="0.684934914112091" calcext:value-type="float">
            <text:p>0.684934914112091</text:p>
          </table:table-cell>
          <table:table-cell table:formula="of:=[eventlog_RUN1.D48]/10000000000" office:value-type="float" office:value="0.1496879104" calcext:value-type="float">
            <text:p>0.1496879104</text:p>
          </table:table-cell>
          <table:table-cell table:formula="of:=[eventlog_RUN1.E48]/1000000000" office:value-type="float" office:value="0.00002595091015625" calcext:value-type="float">
            <text:p>2.595091015625E-05</text:p>
          </table:table-cell>
          <table:table-cell/>
          <table:table-cell table:formula="of:=[eventlog_RUN1.AF48]/1000000" office:value-type="float" office:value="0" calcext:value-type="float">
            <text:p>0</text:p>
          </table:table-cell>
          <table:table-cell table:formula="of:=[eventlog_RUN1.AG48]/1000000" office:value-type="float" office:value="0" calcext:value-type="float">
            <text:p>0</text:p>
          </table:table-cell>
          <table:table-cell table:formula="of:=[eventlog_RUN1.AH48]/1000000" office:value-type="float" office:value="0" calcext:value-type="float">
            <text:p>0</text:p>
          </table:table-cell>
          <table:table-cell table:formula="of:=[eventlog_RUN1.AI48]/1000000" office:value-type="float" office:value="0" calcext:value-type="float">
            <text:p>0</text:p>
          </table:table-cell>
          <table:table-cell table:formula="of:=[eventlog_RUN1.AJ48]/1000000" office:value-type="float" office:value="0" calcext:value-type="float">
            <text:p>0</text:p>
          </table:table-cell>
          <table:table-cell table:formula="of:=[eventlog_RUN1.AK48]/1000000" office:value-type="float" office:value="0" calcext:value-type="float">
            <text:p>0</text:p>
          </table:table-cell>
          <table:table-cell table:formula="of:=[eventlog_RUN1.AL48]/1000000" office:value-type="float" office:value="0" calcext:value-type="float">
            <text:p>0</text:p>
          </table:table-cell>
          <table:table-cell table:formula="of:=[eventlog_RUN1.AM48]/1000000" office:value-type="float" office:value="0" calcext:value-type="float">
            <text:p>0</text:p>
          </table:table-cell>
          <table:table-cell table:formula="of:=[eventlog_RUN1.AN48]/1000000" office:value-type="float" office:value="0" calcext:value-type="float">
            <text:p>0</text:p>
          </table:table-cell>
          <table:table-cell table:formula="of:=[eventlog_RUN1.AO48]/1000000" office:value-type="float" office:value="0" calcext:value-type="float">
            <text:p>0</text:p>
          </table:table-cell>
          <table:table-cell table:formula="of:=[eventlog_RUN1.AP48]/1000000" office:value-type="float" office:value="0" calcext:value-type="float">
            <text:p>0</text:p>
          </table:table-cell>
          <table:table-cell table:formula="of:=([.B48]+[.C48])/2" office:value-type="float" office:value="0.496625012636185" calcext:value-type="float">
            <text:p>0.496625012636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5:35:08.046475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5:52:57.133875392</dc:date>
    <meta:editing-duration>PT1H10M20S</meta:editing-duration>
    <meta:editing-cycles>4</meta:editing-cycles>
    <meta:generator>LibreOffice/5.3.1.2$Linux_X86_64 LibreOffice_project/30m0$Build-2</meta:generator>
    <meta:document-statistic meta:table-count="2" meta:cell-count="28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2cm" svg:y="3.115cm" style:legend-expansion="high" chart:style-name="ch2"/>
        <chart:plot-area chart:style-name="ch3" table:cell-range-address="Sheet2.A2:Sheet2.A48 Sheet2.N2:Sheet2.R48" chart:data-source-has-labels="row" svg:x="0.32cm" svg:y="0.18cm" svg:width="10.232cm" svg:height="8.64cm">
          <chartooo:coordinate-region svg:x="1.127cm" svg:y="0.354cm" svg:width="9.239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48" chart:label-cell-address="Sheet2.N2:Sheet2.N2" chart:class="chart:scatter">
            <chart:domain table:cell-range-address="Sheet2.A2:Sheet2.A48"/>
            <chart:regression-curve chart:style-name="ch7"/>
            <chart:data-point chart:repeated="47"/>
          </chart:series>
          <chart:series chart:style-name="ch8" chart:values-cell-range-address="Sheet2.O2:Sheet2.O48" chart:label-cell-address="Sheet2.O2:Sheet2.O2" chart:class="chart:scatter">
            <chart:data-point chart:repeated="47"/>
          </chart:series>
          <chart:series chart:style-name="ch9" chart:values-cell-range-address="Sheet2.P2:Sheet2.P48" chart:label-cell-address="Sheet2.P2:Sheet2.P2" chart:class="chart:scatter">
            <chart:data-point chart:repeated="47"/>
          </chart:series>
          <chart:series chart:style-name="ch10" chart:values-cell-range-address="Sheet2.Q2:Sheet2.Q48" chart:label-cell-address="Sheet2.Q2:Sheet2.Q2" chart:class="chart:scatter">
            <chart:data-point chart:repeated="47"/>
          </chart:series>
          <chart:series chart:style-name="ch11" chart:values-cell-range-address="Sheet2.R2:Sheet2.R48" chart:label-cell-address="Sheet2.R2:Sheet2.R2" chart:class="chart:scatte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88.946425</text:p>
                <draw:g>
                  <svg:desc>Sheet2.N2:Sheet2.N2</svg:desc>
                </draw:g>
              </table:table-cell>
              <table:table-cell office:value-type="string">
                <text:p>76.713858</text:p>
                <draw:g>
                  <svg:desc>Sheet2.O2:Sheet2.O2</svg:desc>
                </draw:g>
              </table:table-cell>
              <table:table-cell office:value-type="string">
                <text:p>76.713858</text:p>
                <draw:g>
                  <svg:desc>Sheet2.P2:Sheet2.P2</svg:desc>
                </draw:g>
              </table:table-cell>
              <table:table-cell office:value-type="string">
                <text:p>39.111142</text:p>
                <draw:g>
                  <svg:desc>Sheet2.Q2:Sheet2.Q2</svg:desc>
                </draw:g>
              </table:table-cell>
              <table:table-cell office:value-type="string">
                <text:p>37.592839</text:p>
                <draw:g>
                  <svg:desc>Sheet2.R2:Sheet2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2:Sheet2.A48</svg:desc>
                </draw:g>
              </table:table-cell>
              <table:table-cell office:value-type="float" office:value="288.946425">
                <text:p>288.946425</text:p>
                <draw:g>
                  <svg:desc>Sheet2.N2:Sheet2.N48</svg:desc>
                </draw:g>
              </table:table-cell>
              <table:table-cell office:value-type="float" office:value="76.713858">
                <text:p>76.713858</text:p>
                <draw:g>
                  <svg:desc>Sheet2.O2:Sheet2.O48</svg:desc>
                </draw:g>
              </table:table-cell>
              <table:table-cell office:value-type="float" office:value="76.713858">
                <text:p>76.713858</text:p>
                <draw:g>
                  <svg:desc>Sheet2.P2:Sheet2.P48</svg:desc>
                </draw:g>
              </table:table-cell>
              <table:table-cell office:value-type="float" office:value="39.111142">
                <text:p>39.111142</text:p>
                <draw:g>
                  <svg:desc>Sheet2.Q2:Sheet2.Q48</svg:desc>
                </draw:g>
              </table:table-cell>
              <table:table-cell office:value-type="float" office:value="37.592839">
                <text:p>37.592839</text:p>
                <draw:g>
                  <svg:desc>Sheet2.R2:Sheet2.R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311.260661">
                <text:p>311.260661</text:p>
              </table:table-cell>
              <table:table-cell office:value-type="float" office:value="75.46281">
                <text:p>75.46281</text:p>
              </table:table-cell>
              <table:table-cell office:value-type="float" office:value="75.46281">
                <text:p>75.46281</text:p>
              </table:table-cell>
              <table:table-cell office:value-type="float" office:value="39.791331">
                <text:p>39.791331</text:p>
              </table:table-cell>
              <table:table-cell office:value-type="float" office:value="39.644808">
                <text:p>39.64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304.761374">
                <text:p>304.761374</text:p>
              </table:table-cell>
              <table:table-cell office:value-type="float" office:value="78.090416">
                <text:p>78.090416</text:p>
              </table:table-cell>
              <table:table-cell office:value-type="float" office:value="78.090416">
                <text:p>78.090416</text:p>
              </table:table-cell>
              <table:table-cell office:value-type="float" office:value="37.353257">
                <text:p>37.353257</text:p>
              </table:table-cell>
              <table:table-cell office:value-type="float" office:value="36.095003">
                <text:p>36.095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88.161878">
                <text:p>288.161878</text:p>
              </table:table-cell>
              <table:table-cell office:value-type="float" office:value="78.46684">
                <text:p>78.46684</text:p>
              </table:table-cell>
              <table:table-cell office:value-type="float" office:value="78.46684">
                <text:p>78.46684</text:p>
              </table:table-cell>
              <table:table-cell office:value-type="float" office:value="41.744027">
                <text:p>41.744027</text:p>
              </table:table-cell>
              <table:table-cell office:value-type="float" office:value="48.998472">
                <text:p>48.998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272.826777">
                <text:p>272.826777</text:p>
              </table:table-cell>
              <table:table-cell office:value-type="float" office:value="74.816968">
                <text:p>74.816968</text:p>
              </table:table-cell>
              <table:table-cell office:value-type="float" office:value="74.816968">
                <text:p>74.816968</text:p>
              </table:table-cell>
              <table:table-cell office:value-type="float" office:value="40.13258">
                <text:p>40.13258</text:p>
              </table:table-cell>
              <table:table-cell office:value-type="float" office:value="35.517655">
                <text:p>35.517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259.285299">
                <text:p>259.285299</text:p>
              </table:table-cell>
              <table:table-cell office:value-type="float" office:value="72.902372">
                <text:p>72.902372</text:p>
              </table:table-cell>
              <table:table-cell office:value-type="float" office:value="72.902372">
                <text:p>72.902372</text:p>
              </table:table-cell>
              <table:table-cell office:value-type="float" office:value="35.642187">
                <text:p>35.642187</text:p>
              </table:table-cell>
              <table:table-cell office:value-type="float" office:value="35.244714">
                <text:p>35.244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260.10048">
                <text:p>260.10048</text:p>
              </table:table-cell>
              <table:table-cell office:value-type="float" office:value="76.470121">
                <text:p>76.470121</text:p>
              </table:table-cell>
              <table:table-cell office:value-type="float" office:value="76.470121">
                <text:p>76.470121</text:p>
              </table:table-cell>
              <table:table-cell office:value-type="float" office:value="36.615898">
                <text:p>36.615898</text:p>
              </table:table-cell>
              <table:table-cell office:value-type="float" office:value="45.276442">
                <text:p>45.276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54.314305">
                <text:p>254.314305</text:p>
              </table:table-cell>
              <table:table-cell office:value-type="float" office:value="73.376143">
                <text:p>73.376143</text:p>
              </table:table-cell>
              <table:table-cell office:value-type="float" office:value="73.376143">
                <text:p>73.376143</text:p>
              </table:table-cell>
              <table:table-cell office:value-type="float" office:value="43.485529">
                <text:p>43.485529</text:p>
              </table:table-cell>
              <table:table-cell office:value-type="float" office:value="34.514412">
                <text:p>34.514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92.347361">
                <text:p>292.347361</text:p>
              </table:table-cell>
              <table:table-cell office:value-type="float" office:value="71.839825">
                <text:p>71.839825</text:p>
              </table:table-cell>
              <table:table-cell office:value-type="float" office:value="71.839825">
                <text:p>71.839825</text:p>
              </table:table-cell>
              <table:table-cell office:value-type="float" office:value="40.862258">
                <text:p>40.862258</text:p>
              </table:table-cell>
              <table:table-cell office:value-type="float" office:value="35.84139">
                <text:p>35.8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316.193468">
                <text:p>316.193468</text:p>
              </table:table-cell>
              <table:table-cell office:value-type="float" office:value="77.425089">
                <text:p>77.425089</text:p>
              </table:table-cell>
              <table:table-cell office:value-type="float" office:value="77.425089">
                <text:p>77.425089</text:p>
              </table:table-cell>
              <table:table-cell office:value-type="float" office:value="41.985178">
                <text:p>41.985178</text:p>
              </table:table-cell>
              <table:table-cell office:value-type="float" office:value="43.845375">
                <text:p>43.845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277.18297">
                <text:p>277.18297</text:p>
              </table:table-cell>
              <table:table-cell office:value-type="float" office:value="71.864283">
                <text:p>71.864283</text:p>
              </table:table-cell>
              <table:table-cell office:value-type="float" office:value="71.864283">
                <text:p>71.864283</text:p>
              </table:table-cell>
              <table:table-cell office:value-type="float" office:value="35.509842">
                <text:p>35.509842</text:p>
              </table:table-cell>
              <table:table-cell office:value-type="float" office:value="33.670311">
                <text:p>33.670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284.815555">
                <text:p>284.815555</text:p>
              </table:table-cell>
              <table:table-cell office:value-type="float" office:value="72.456381">
                <text:p>72.456381</text:p>
              </table:table-cell>
              <table:table-cell office:value-type="float" office:value="72.456381">
                <text:p>72.456381</text:p>
              </table:table-cell>
              <table:table-cell office:value-type="float" office:value="40.234549">
                <text:p>40.234549</text:p>
              </table:table-cell>
              <table:table-cell office:value-type="float" office:value="39.475947">
                <text:p>39.475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75.474129">
                <text:p>275.474129</text:p>
              </table:table-cell>
              <table:table-cell office:value-type="float" office:value="77.970658">
                <text:p>77.970658</text:p>
              </table:table-cell>
              <table:table-cell office:value-type="float" office:value="77.970658">
                <text:p>77.970658</text:p>
              </table:table-cell>
              <table:table-cell office:value-type="float" office:value="41.363088">
                <text:p>41.363088</text:p>
              </table:table-cell>
              <table:table-cell office:value-type="float" office:value="36.577234">
                <text:p>36.577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285.424105">
                <text:p>285.424105</text:p>
              </table:table-cell>
              <table:table-cell office:value-type="float" office:value="78.288227">
                <text:p>78.288227</text:p>
              </table:table-cell>
              <table:table-cell office:value-type="float" office:value="78.288227">
                <text:p>78.288227</text:p>
              </table:table-cell>
              <table:table-cell office:value-type="float" office:value="43.324958">
                <text:p>43.324958</text:p>
              </table:table-cell>
              <table:table-cell office:value-type="float" office:value="37.540107">
                <text:p>37.54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292.506612">
                <text:p>292.506612</text:p>
              </table:table-cell>
              <table:table-cell office:value-type="float" office:value="77.383075">
                <text:p>77.383075</text:p>
              </table:table-cell>
              <table:table-cell office:value-type="float" office:value="77.383075">
                <text:p>77.383075</text:p>
              </table:table-cell>
              <table:table-cell office:value-type="float" office:value="48.684336">
                <text:p>48.684336</text:p>
              </table:table-cell>
              <table:table-cell office:value-type="float" office:value="41.815309">
                <text:p>41.815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288.733625">
                <text:p>288.733625</text:p>
              </table:table-cell>
              <table:table-cell office:value-type="float" office:value="75.151735">
                <text:p>75.151735</text:p>
              </table:table-cell>
              <table:table-cell office:value-type="float" office:value="75.151735">
                <text:p>75.151735</text:p>
              </table:table-cell>
              <table:table-cell office:value-type="float" office:value="33.289979">
                <text:p>33.289979</text:p>
              </table:table-cell>
              <table:table-cell office:value-type="float" office:value="42.433558">
                <text:p>42.43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97.376994">
                <text:p>297.376994</text:p>
              </table:table-cell>
              <table:table-cell office:value-type="float" office:value="76.992088">
                <text:p>76.992088</text:p>
              </table:table-cell>
              <table:table-cell office:value-type="float" office:value="76.992088">
                <text:p>76.992088</text:p>
              </table:table-cell>
              <table:table-cell office:value-type="float" office:value="40.946108">
                <text:p>40.946108</text:p>
              </table:table-cell>
              <table:table-cell office:value-type="float" office:value="50.031781">
                <text:p>50.031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299.272782">
                <text:p>299.272782</text:p>
              </table:table-cell>
              <table:table-cell office:value-type="float" office:value="78.142058">
                <text:p>78.142058</text:p>
              </table:table-cell>
              <table:table-cell office:value-type="float" office:value="78.142058">
                <text:p>78.142058</text:p>
              </table:table-cell>
              <table:table-cell office:value-type="float" office:value="43.836621">
                <text:p>43.836621</text:p>
              </table:table-cell>
              <table:table-cell office:value-type="float" office:value="42.248886">
                <text:p>42.248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04.479236">
                <text:p>304.479236</text:p>
              </table:table-cell>
              <table:table-cell office:value-type="float" office:value="79.475882">
                <text:p>79.475882</text:p>
              </table:table-cell>
              <table:table-cell office:value-type="float" office:value="79.475882">
                <text:p>79.475882</text:p>
              </table:table-cell>
              <table:table-cell office:value-type="float" office:value="39.424391">
                <text:p>39.424391</text:p>
              </table:table-cell>
              <table:table-cell office:value-type="float" office:value="39.312392">
                <text:p>39.31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03.627241">
                <text:p>303.627241</text:p>
              </table:table-cell>
              <table:table-cell office:value-type="float" office:value="76.219851">
                <text:p>76.219851</text:p>
              </table:table-cell>
              <table:table-cell office:value-type="float" office:value="76.219851">
                <text:p>76.219851</text:p>
              </table:table-cell>
              <table:table-cell office:value-type="float" office:value="34.365603">
                <text:p>34.365603</text:p>
              </table:table-cell>
              <table:table-cell office:value-type="float" office:value="34.90112">
                <text:p>34.90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00.425996">
                <text:p>300.425996</text:p>
              </table:table-cell>
              <table:table-cell office:value-type="float" office:value="73.633989">
                <text:p>73.633989</text:p>
              </table:table-cell>
              <table:table-cell office:value-type="float" office:value="73.633989">
                <text:p>73.633989</text:p>
              </table:table-cell>
              <table:table-cell office:value-type="float" office:value="45.74993">
                <text:p>45.74993</text:p>
              </table:table-cell>
              <table:table-cell office:value-type="float" office:value="43.369635">
                <text:p>43.369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96.146245">
                <text:p>296.146245</text:p>
              </table:table-cell>
              <table:table-cell office:value-type="float" office:value="70.059641">
                <text:p>70.059641</text:p>
              </table:table-cell>
              <table:table-cell office:value-type="float" office:value="70.059641">
                <text:p>70.059641</text:p>
              </table:table-cell>
              <table:table-cell office:value-type="float" office:value="28.671784">
                <text:p>28.671784</text:p>
              </table:table-cell>
              <table:table-cell office:value-type="float" office:value="30.52641">
                <text:p>30.52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03.569491">
                <text:p>303.569491</text:p>
              </table:table-cell>
              <table:table-cell office:value-type="float" office:value="74.769609">
                <text:p>74.769609</text:p>
              </table:table-cell>
              <table:table-cell office:value-type="float" office:value="74.769609">
                <text:p>74.769609</text:p>
              </table:table-cell>
              <table:table-cell office:value-type="float" office:value="40.937085">
                <text:p>40.937085</text:p>
              </table:table-cell>
              <table:table-cell office:value-type="float" office:value="33.055152">
                <text:p>33.055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5.148616">
                <text:p>265.148616</text:p>
              </table:table-cell>
              <table:table-cell office:value-type="float" office:value="69.918">
                <text:p>69.918</text:p>
              </table:table-cell>
              <table:table-cell office:value-type="float" office:value="69.918">
                <text:p>69.918</text:p>
              </table:table-cell>
              <table:table-cell office:value-type="float" office:value="37.708253">
                <text:p>37.708253</text:p>
              </table:table-cell>
              <table:table-cell office:value-type="float" office:value="33.929413">
                <text:p>33.929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8.285174">
                <text:p>248.285174</text:p>
              </table:table-cell>
              <table:table-cell office:value-type="float" office:value="66.958434">
                <text:p>66.958434</text:p>
              </table:table-cell>
              <table:table-cell office:value-type="float" office:value="66.958434">
                <text:p>66.958434</text:p>
              </table:table-cell>
              <table:table-cell office:value-type="float" office:value="33.559553">
                <text:p>33.559553</text:p>
              </table:table-cell>
              <table:table-cell office:value-type="float" office:value="37.559667">
                <text:p>37.55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14.028377">
                <text:p>214.028377</text:p>
              </table:table-cell>
              <table:table-cell office:value-type="float" office:value="57.462851">
                <text:p>57.462851</text:p>
              </table:table-cell>
              <table:table-cell office:value-type="float" office:value="57.462851">
                <text:p>57.462851</text:p>
              </table:table-cell>
              <table:table-cell office:value-type="float" office:value="28.336434">
                <text:p>28.336434</text:p>
              </table:table-cell>
              <table:table-cell office:value-type="float" office:value="27.130528">
                <text:p>27.130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8.358584">
                <text:p>218.358584</text:p>
              </table:table-cell>
              <table:table-cell office:value-type="float" office:value="51.077071">
                <text:p>51.077071</text:p>
              </table:table-cell>
              <table:table-cell office:value-type="float" office:value="51.077071">
                <text:p>51.077071</text:p>
              </table:table-cell>
              <table:table-cell office:value-type="float" office:value="21.399966">
                <text:p>21.399966</text:p>
              </table:table-cell>
              <table:table-cell office:value-type="float" office:value="19.852586">
                <text:p>19.852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2.323324">
                <text:p>212.323324</text:p>
              </table:table-cell>
              <table:table-cell office:value-type="float" office:value="48.887033">
                <text:p>48.887033</text:p>
              </table:table-cell>
              <table:table-cell office:value-type="float" office:value="48.887033">
                <text:p>48.887033</text:p>
              </table:table-cell>
              <table:table-cell office:value-type="float" office:value="23.353184">
                <text:p>23.353184</text:p>
              </table:table-cell>
              <table:table-cell office:value-type="float" office:value="20.305643">
                <text:p>20.305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65.528898">
                <text:p>165.528898</text:p>
              </table:table-cell>
              <table:table-cell office:value-type="float" office:value="39.734015">
                <text:p>39.734015</text:p>
              </table:table-cell>
              <table:table-cell office:value-type="float" office:value="39.734015">
                <text:p>39.734015</text:p>
              </table:table-cell>
              <table:table-cell office:value-type="float" office:value="11.266026">
                <text:p>11.266026</text:p>
              </table:table-cell>
              <table:table-cell office:value-type="float" office:value="14.97677">
                <text:p>14.97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4.293809">
                <text:p>114.293809</text:p>
              </table:table-cell>
              <table:table-cell office:value-type="float" office:value="27.556909">
                <text:p>27.556909</text:p>
              </table:table-cell>
              <table:table-cell office:value-type="float" office:value="27.556909">
                <text:p>27.556909</text:p>
              </table:table-cell>
              <table:table-cell office:value-type="float" office:value="6.808867">
                <text:p>6.808867</text:p>
              </table:table-cell>
              <table:table-cell office:value-type="float" office:value="7.660385">
                <text:p>7.660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03.56108">
                <text:p>103.56108</text:p>
              </table:table-cell>
              <table:table-cell office:value-type="float" office:value="24.517882">
                <text:p>24.517882</text:p>
              </table:table-cell>
              <table:table-cell office:value-type="float" office:value="24.517882">
                <text:p>24.517882</text:p>
              </table:table-cell>
              <table:table-cell office:value-type="float" office:value="6.477788">
                <text:p>6.477788</text:p>
              </table:table-cell>
              <table:table-cell office:value-type="float" office:value="5.854969">
                <text:p>5.854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43.138002">
                <text:p>143.138002</text:p>
              </table:table-cell>
              <table:table-cell office:value-type="float" office:value="32.009059">
                <text:p>32.009059</text:p>
              </table:table-cell>
              <table:table-cell office:value-type="float" office:value="32.009059">
                <text:p>32.009059</text:p>
              </table:table-cell>
              <table:table-cell office:value-type="float" office:value="10.149218">
                <text:p>10.149218</text:p>
              </table:table-cell>
              <table:table-cell office:value-type="float" office:value="8.711685">
                <text:p>8.711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27.47454">
                <text:p>127.47454</text:p>
              </table:table-cell>
              <table:table-cell office:value-type="float" office:value="30.802521">
                <text:p>30.802521</text:p>
              </table:table-cell>
              <table:table-cell office:value-type="float" office:value="30.802521">
                <text:p>30.802521</text:p>
              </table:table-cell>
              <table:table-cell office:value-type="float" office:value="14.881396">
                <text:p>14.881396</text:p>
              </table:table-cell>
              <table:table-cell office:value-type="float" office:value="11.007656">
                <text:p>11.007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168.435442">
                <text:p>168.435442</text:p>
              </table:table-cell>
              <table:table-cell office:value-type="float" office:value="40.560158">
                <text:p>40.560158</text:p>
              </table:table-cell>
              <table:table-cell office:value-type="float" office:value="40.560158">
                <text:p>40.560158</text:p>
              </table:table-cell>
              <table:table-cell office:value-type="float" office:value="14.594176">
                <text:p>14.594176</text:p>
              </table:table-cell>
              <table:table-cell office:value-type="float" office:value="15.961687">
                <text:p>15.961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38.060652">
                <text:p>138.060652</text:p>
              </table:table-cell>
              <table:table-cell office:value-type="float" office:value="37.625253">
                <text:p>37.625253</text:p>
              </table:table-cell>
              <table:table-cell office:value-type="float" office:value="37.625253">
                <text:p>37.625253</text:p>
              </table:table-cell>
              <table:table-cell office:value-type="float" office:value="13.511902">
                <text:p>13.511902</text:p>
              </table:table-cell>
              <table:table-cell office:value-type="float" office:value="17.064044">
                <text:p>17.064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94.60276">
                <text:p>94.60276</text:p>
              </table:table-cell>
              <table:table-cell office:value-type="float" office:value="21.343839">
                <text:p>21.343839</text:p>
              </table:table-cell>
              <table:table-cell office:value-type="float" office:value="21.343839">
                <text:p>21.343839</text:p>
              </table:table-cell>
              <table:table-cell office:value-type="float" office:value="4.502311">
                <text:p>4.502311</text:p>
              </table:table-cell>
              <table:table-cell office:value-type="float" office:value="5.760187">
                <text:p>5.76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84.672699">
                <text:p>84.672699</text:p>
              </table:table-cell>
              <table:table-cell office:value-type="float" office:value="19.757171">
                <text:p>19.757171</text:p>
              </table:table-cell>
              <table:table-cell office:value-type="float" office:value="19.757171">
                <text:p>19.757171</text:p>
              </table:table-cell>
              <table:table-cell office:value-type="float" office:value="4.721538">
                <text:p>4.721538</text:p>
              </table:table-cell>
              <table:table-cell office:value-type="float" office:value="3.967376">
                <text:p>3.967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79.251889">
                <text:p>79.251889</text:p>
              </table:table-cell>
              <table:table-cell office:value-type="float" office:value="23.000559">
                <text:p>23.000559</text:p>
              </table:table-cell>
              <table:table-cell office:value-type="float" office:value="23.000559">
                <text:p>23.000559</text:p>
              </table:table-cell>
              <table:table-cell office:value-type="float" office:value="4.39298">
                <text:p>4.39298</text:p>
              </table:table-cell>
              <table:table-cell office:value-type="float" office:value="4.917325">
                <text:p>4.917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32.720944">
                <text:p>132.720944</text:p>
              </table:table-cell>
              <table:table-cell office:value-type="float" office:value="28.612309">
                <text:p>28.612309</text:p>
              </table:table-cell>
              <table:table-cell office:value-type="float" office:value="28.612309">
                <text:p>28.612309</text:p>
              </table:table-cell>
              <table:table-cell office:value-type="float" office:value="1.962593">
                <text:p>1.962593</text:p>
              </table:table-cell>
              <table:table-cell office:value-type="float" office:value="3.973372">
                <text:p>3.973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06.688383">
                <text:p>106.688383</text:p>
              </table:table-cell>
              <table:table-cell office:value-type="float" office:value="25.422338">
                <text:p>25.422338</text:p>
              </table:table-cell>
              <table:table-cell office:value-type="float" office:value="25.422338">
                <text:p>25.422338</text:p>
              </table:table-cell>
              <table:table-cell office:value-type="float" office:value="3.668971">
                <text:p>3.668971</text:p>
              </table:table-cell>
              <table:table-cell office:value-type="float" office:value="1.514699">
                <text:p>1.5146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21.415412">
                <text:p>121.415412</text:p>
              </table:table-cell>
              <table:table-cell office:value-type="float" office:value="43.099228">
                <text:p>43.099228</text:p>
              </table:table-cell>
              <table:table-cell office:value-type="float" office:value="43.099228">
                <text:p>43.099228</text:p>
              </table:table-cell>
              <table:table-cell office:value-type="float" office:value="2.786639">
                <text:p>2.786639</text:p>
              </table:table-cell>
              <table:table-cell office:value-type="float" office:value="1.931248">
                <text:p>1.931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06.698612">
                <text:p>206.698612</text:p>
              </table:table-cell>
              <table:table-cell office:value-type="float" office:value="56.722774">
                <text:p>56.722774</text:p>
              </table:table-cell>
              <table:table-cell office:value-type="float" office:value="56.722774">
                <text:p>56.722774</text:p>
              </table:table-cell>
              <table:table-cell office:value-type="float" office:value="2.180282">
                <text:p>2.180282</text:p>
              </table:table-cell>
              <table:table-cell office:value-type="float" office:value="1.673918">
                <text:p>1.673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15.040117">
                <text:p>115.040117</text:p>
              </table:table-cell>
              <table:table-cell office:value-type="float" office:value="33.637019">
                <text:p>33.637019</text:p>
              </table:table-cell>
              <table:table-cell office:value-type="float" office:value="33.637019">
                <text:p>33.637019</text:p>
              </table:table-cell>
              <table:table-cell office:value-type="float" office:value="1.31488">
                <text:p>1.31488</text:p>
              </table:table-cell>
              <table:table-cell office:value-type="float" office:value="2.205885">
                <text:p>2.205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93.131263">
                <text:p>93.131263</text:p>
              </table:table-cell>
              <table:table-cell office:value-type="float" office:value="54.541711">
                <text:p>54.541711</text:p>
              </table:table-cell>
              <table:table-cell office:value-type="float" office:value="54.541711">
                <text:p>54.541711</text:p>
              </table:table-cell>
              <table:table-cell office:value-type="float" office:value="4.332546">
                <text:p>4.332546</text:p>
              </table:table-cell>
              <table:table-cell office:value-type="float" office:value="4.96322">
                <text:p>4.96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Ultrafine_20_Dashed"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96cm" svg:y="3.337cm" style:legend-expansion="high" chart:style-name="ch2"/>
        <chart:plot-area chart:style-name="ch3" table:cell-range-address="Sheet2.A2:Sheet2.F48 Sheet2.B1:Sheet2.F1" chart:data-source-has-labels="row" svg:x="0.32cm" svg:y="0.18cm" svg:width="9.856cm" svg:height="8.64cm">
          <chartooo:coordinate-region svg:x="1.047cm" svg:y="0.354cm" svg:width="8.942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48" chart:label-cell-address="Sheet2.B1:Sheet2.B1" chart:class="chart:scatter">
            <chart:domain table:cell-range-address="Sheet2.A2:Sheet2.A48"/>
            <chart:data-point chart:repeated="47"/>
          </chart:series>
          <chart:series chart:style-name="ch7" chart:values-cell-range-address="Sheet2.C2:Sheet2.C48" chart:label-cell-address="Sheet2.C1:Sheet2.C1" chart:class="chart:scatter">
            <chart:data-point chart:repeated="47"/>
          </chart:series>
          <chart:series chart:style-name="ch8" chart:values-cell-range-address="Sheet2.D2:Sheet2.D48" chart:label-cell-address="Sheet2.D1:Sheet2.D1" chart:class="chart:scatter">
            <chart:data-point chart:repeated="47"/>
          </chart:series>
          <chart:series chart:style-name="ch9" chart:values-cell-range-address="Sheet2.E2:Sheet2.E48" chart:label-cell-address="Sheet2.E1:Sheet2.E1" chart:class="chart:scatter">
            <chart:data-point chart:repeated="47"/>
          </chart:series>
          <chart:series chart:style-name="ch10" chart:values-cell-range-address="Sheet2.F2:Sheet2.F48" chart:label-cell-address="Sheet2.F1:Sheet2.F1" chart:class="chart:scatter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usage_middletier</text:p>
                <draw:g>
                  <svg:desc>Sheet2.B1:Sheet2.B1</svg:desc>
                </draw:g>
              </table:table-cell>
              <table:table-cell office:value-type="string">
                <text:p>nodecpu</text:p>
                <draw:g>
                  <svg:desc>Sheet2.C1:Sheet2.C1</svg:desc>
                </draw:g>
              </table:table-cell>
              <table:table-cell office:value-type="string">
                <text:p>nodememory</text:p>
                <draw:g>
                  <svg:desc>Sheet2.D1:Sheet2.D1</svg:desc>
                </draw:g>
              </table:table-cell>
              <table:table-cell office:value-type="string">
                <text:p>memusage_middletier</text:p>
                <draw:g>
                  <svg:desc>Sheet2.E1:Sheet2.E1</svg:desc>
                </draw:g>
              </table:table-cell>
              <table:table-cell office:value-type="string">
                <text:p>network_middletier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2:Sheet2.A48</svg:desc>
                </draw:g>
              </table:table-cell>
              <table:table-cell office:value-type="float" office:value="0.391">
                <text:p>0.391</text:p>
                <draw:g>
                  <svg:desc>Sheet2.B2:Sheet2.B48</svg:desc>
                </draw:g>
              </table:table-cell>
              <table:table-cell office:value-type="float" office:value="0.95550000667572">
                <text:p>0.95550000667572</text:p>
                <draw:g>
                  <svg:desc>Sheet2.C2:Sheet2.C48</svg:desc>
                </draw:g>
              </table:table-cell>
              <table:table-cell office:value-type="float" office:value="0.692381143569946">
                <text:p>0.692381143569946</text:p>
                <draw:g>
                  <svg:desc>Sheet2.D2:Sheet2.D48</svg:desc>
                </draw:g>
              </table:table-cell>
              <table:table-cell office:value-type="float" office:value="0.1497411584">
                <text:p>0.1497411584</text:p>
                <draw:g>
                  <svg:desc>Sheet2.E2:Sheet2.E48</svg:desc>
                </draw:g>
              </table:table-cell>
              <table:table-cell office:value-type="float" office:value="0.0080618815">
                <text:p>0.0080618815</text:p>
                <draw:g>
                  <svg:desc>Sheet2.F2:Sheet2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0.4">
                <text:p>0.4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9227397441864">
                <text:p>0.69227397441864</text:p>
              </table:table-cell>
              <table:table-cell office:value-type="float" office:value="0.1497276416">
                <text:p>0.1497276416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0.393">
                <text:p>0.393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92062139511108">
                <text:p>0.692062139511108</text:p>
              </table:table-cell>
              <table:table-cell office:value-type="float" office:value="0.149733376">
                <text:p>0.149733376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394">
                <text:p>0.394</text:p>
              </table:table-cell>
              <table:table-cell office:value-type="float" office:value="0.952750027179718">
                <text:p>0.952750027179718</text:p>
              </table:table-cell>
              <table:table-cell office:value-type="float" office:value="0.691881597042084">
                <text:p>0.691881597042084</text:p>
              </table:table-cell>
              <table:table-cell office:value-type="float" office:value="0.1497853952">
                <text:p>0.1497853952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0.398">
                <text:p>0.398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0.693667411804199">
                <text:p>0.693667411804199</text:p>
              </table:table-cell>
              <table:table-cell office:value-type="float" office:value="0.1497174016">
                <text:p>0.1497174016</text:p>
              </table:table-cell>
              <table:table-cell office:value-type="float" office:value="0.0082162565">
                <text:p>0.0082162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0.398">
                <text:p>0.398</text:p>
              </table:table-cell>
              <table:table-cell office:value-type="float" office:value="0.953999996185303">
                <text:p>0.953999996185303</text:p>
              </table:table-cell>
              <table:table-cell office:value-type="float" office:value="0.691637933254242">
                <text:p>0.691637933254242</text:p>
              </table:table-cell>
              <table:table-cell office:value-type="float" office:value="0.1497513984">
                <text:p>0.1497513984</text:p>
              </table:table-cell>
              <table:table-cell office:value-type="float" office:value="0.007893696">
                <text:p>0.007893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391">
                <text:p>0.391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691303730010986">
                <text:p>0.691303730010986</text:p>
              </table:table-cell>
              <table:table-cell office:value-type="float" office:value="0.1497227264">
                <text:p>0.1497227264</text:p>
              </table:table-cell>
              <table:table-cell office:value-type="float" office:value="0.008301794">
                <text:p>0.008301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83">
                <text:p>0.383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91139340400696">
                <text:p>0.691139340400696</text:p>
              </table:table-cell>
              <table:table-cell office:value-type="float" office:value="0.1496977408">
                <text:p>0.1496977408</text:p>
              </table:table-cell>
              <table:table-cell office:value-type="float" office:value="0.008301794">
                <text:p>0.008301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388">
                <text:p>0.388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6911740899086">
                <text:p>0.6911740899086</text:p>
              </table:table-cell>
              <table:table-cell office:value-type="float" office:value="0.1498329088">
                <text:p>0.1498329088</text:p>
              </table:table-cell>
              <table:table-cell office:value-type="float" office:value="0.008461977">
                <text:p>0.008461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0.393">
                <text:p>0.393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690862894058228">
                <text:p>0.690862894058228</text:p>
              </table:table-cell>
              <table:table-cell office:value-type="float" office:value="0.1497079808">
                <text:p>0.1497079808</text:p>
              </table:table-cell>
              <table:table-cell office:value-type="float" office:value="0.008461977">
                <text:p>0.008461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0.392">
                <text:p>0.392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92535221576691">
                <text:p>0.692535221576691</text:p>
              </table:table-cell>
              <table:table-cell office:value-type="float" office:value="0.1496887296">
                <text:p>0.1496887296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402">
                <text:p>0.402</text:p>
              </table:table-cell>
              <table:table-cell office:value-type="float" office:value="0.953249990940094">
                <text:p>0.953249990940094</text:p>
              </table:table-cell>
              <table:table-cell office:value-type="float" office:value="0.690908432006836">
                <text:p>0.690908432006836</text:p>
              </table:table-cell>
              <table:table-cell office:value-type="float" office:value="0.1496952832">
                <text:p>0.1496952832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399">
                <text:p>0.399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90230786800385">
                <text:p>0.690230786800385</text:p>
              </table:table-cell>
              <table:table-cell office:value-type="float" office:value="0.1497567232">
                <text:p>0.1497567232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397">
                <text:p>0.397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92157030105591">
                <text:p>0.692157030105591</text:p>
              </table:table-cell>
              <table:table-cell office:value-type="float" office:value="0.1498320896">
                <text:p>0.1498320896</text:p>
              </table:table-cell>
              <table:table-cell office:value-type="float" office:value="0.0081554885">
                <text:p>0.0081554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399">
                <text:p>0.399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89927935600281">
                <text:p>0.689927935600281</text:p>
              </table:table-cell>
              <table:table-cell office:value-type="float" office:value="0.1497464832">
                <text:p>0.1497464832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398">
                <text:p>0.398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89714133739471">
                <text:p>0.689714133739471</text:p>
              </table:table-cell>
              <table:table-cell office:value-type="float" office:value="0.1497853952">
                <text:p>0.1497853952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8960452079773">
                <text:p>0.68960452079773</text:p>
              </table:table-cell>
              <table:table-cell office:value-type="float" office:value="0.1497419776">
                <text:p>0.1497419776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0.39">
                <text:p>0.39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89563393592835">
                <text:p>0.689563393592835</text:p>
              </table:table-cell>
              <table:table-cell office:value-type="float" office:value="0.1497309184">
                <text:p>0.1497309184</text:p>
              </table:table-cell>
              <table:table-cell office:value-type="float" office:value="0.008138197">
                <text:p>0.00813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388">
                <text:p>0.388</text:p>
              </table:table-cell>
              <table:table-cell office:value-type="float" office:value="0.957000017166138">
                <text:p>0.957000017166138</text:p>
              </table:table-cell>
              <table:table-cell office:value-type="float" office:value="0.689400017261505">
                <text:p>0.689400017261505</text:p>
              </table:table-cell>
              <table:table-cell office:value-type="float" office:value="0.1497288704">
                <text:p>0.1497288704</text:p>
              </table:table-cell>
              <table:table-cell office:value-type="float" office:value="0.008138197">
                <text:p>0.008138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395">
                <text:p>0.395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89342737197876">
                <text:p>0.689342737197876</text:p>
              </table:table-cell>
              <table:table-cell office:value-type="float" office:value="0.1497632768">
                <text:p>0.1497632768</text:p>
              </table:table-cell>
              <table:table-cell office:value-type="float" office:value="0.008435606">
                <text:p>0.008435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0.399">
                <text:p>0.399</text:p>
              </table:table-cell>
              <table:table-cell office:value-type="float" office:value="0.956749975681305">
                <text:p>0.956749975681305</text:p>
              </table:table-cell>
              <table:table-cell office:value-type="float" office:value="0.689263999462128">
                <text:p>0.689263999462128</text:p>
              </table:table-cell>
              <table:table-cell office:value-type="float" office:value="0.1497546752">
                <text:p>0.149754675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386">
                <text:p>0.386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91085040569305">
                <text:p>0.691085040569305</text:p>
              </table:table-cell>
              <table:table-cell office:value-type="float" office:value="0.149716992">
                <text:p>0.14971699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388">
                <text:p>0.388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88979208469391">
                <text:p>0.688979208469391</text:p>
              </table:table-cell>
              <table:table-cell office:value-type="float" office:value="0.1497321472">
                <text:p>0.149732147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391">
                <text:p>0.391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88883304595947">
                <text:p>0.688883304595947</text:p>
              </table:table-cell>
              <table:table-cell office:value-type="float" office:value="0.1497247744">
                <text:p>0.149724774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91">
                <text:p>0.391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68868613243103">
                <text:p>0.68868613243103</text:p>
              </table:table-cell>
              <table:table-cell office:value-type="float" office:value="0.1497346048">
                <text:p>0.1497346048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0.357">
                <text:p>0.35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688636720180512">
                <text:p>0.688636720180512</text:p>
              </table:table-cell>
              <table:table-cell office:value-type="float" office:value="0.149714944">
                <text:p>0.14971494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0.337">
                <text:p>0.33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688487529754639">
                <text:p>0.688487529754639</text:p>
              </table:table-cell>
              <table:table-cell office:value-type="float" office:value="0.14969856">
                <text:p>0.14969856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.333">
                <text:p>0.333</text:p>
              </table:table-cell>
              <table:table-cell office:value-type="float" office:value="0.961499989032745">
                <text:p>0.961499989032745</text:p>
              </table:table-cell>
              <table:table-cell office:value-type="float" office:value="0.688379883766174">
                <text:p>0.688379883766174</text:p>
              </table:table-cell>
              <table:table-cell office:value-type="float" office:value="0.149704704">
                <text:p>0.14970470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688157260417938">
                <text:p>0.688157260417938</text:p>
              </table:table-cell>
              <table:table-cell office:value-type="float" office:value="0.1497473024">
                <text:p>0.149747302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.275">
                <text:p>0.275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687691450119019">
                <text:p>0.687691450119019</text:p>
              </table:table-cell>
              <table:table-cell office:value-type="float" office:value="0.1497202688">
                <text:p>0.1497202688</text:p>
              </table:table-cell>
              <table:table-cell office:value-type="float" office:value="0.005765628">
                <text:p>0.0057656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276">
                <text:p>0.276</text:p>
              </table:table-cell>
              <table:table-cell office:value-type="float" office:value="0.964749991893768">
                <text:p>0.964749991893768</text:p>
              </table:table-cell>
              <table:table-cell office:value-type="float" office:value="0.688483119010925">
                <text:p>0.688483119010925</text:p>
              </table:table-cell>
              <table:table-cell office:value-type="float" office:value="0.1496981504">
                <text:p>0.1496981504</text:p>
              </table:table-cell>
              <table:table-cell office:value-type="float" office:value="0.005725593">
                <text:p>0.005725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0.277">
                <text:p>0.277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687185525894165">
                <text:p>0.687185525894165</text:p>
              </table:table-cell>
              <table:table-cell office:value-type="float" office:value="0.149704704">
                <text:p>0.149704704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303">
                <text:p>0.30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68710333108902">
                <text:p>0.68710333108902</text:p>
              </table:table-cell>
              <table:table-cell office:value-type="float" office:value="0.1497976832">
                <text:p>0.1497976832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0.296">
                <text:p>0.296</text:p>
              </table:table-cell>
              <table:table-cell office:value-type="float" office:value="0.968249976634979">
                <text:p>0.968249976634979</text:p>
              </table:table-cell>
              <table:table-cell office:value-type="float" office:value="0.68809312582016">
                <text:p>0.68809312582016</text:p>
              </table:table-cell>
              <table:table-cell office:value-type="float" office:value="0.1497956352">
                <text:p>0.1497956352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.236">
                <text:p>0.236</text:p>
              </table:table-cell>
              <table:table-cell office:value-type="float" office:value="0.97350001335144">
                <text:p>0.97350001335144</text:p>
              </table:table-cell>
              <table:table-cell office:value-type="float" office:value="0.686778485774994">
                <text:p>0.686778485774994</text:p>
              </table:table-cell>
              <table:table-cell office:value-type="float" office:value="0.1497776128">
                <text:p>0.1497776128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0.192">
                <text:p>0.192</text:p>
              </table:table-cell>
              <table:table-cell office:value-type="float" office:value="0.973999977111816">
                <text:p>0.973999977111816</text:p>
              </table:table-cell>
              <table:table-cell office:value-type="float" office:value="0.686603307723999">
                <text:p>0.686603307723999</text:p>
              </table:table-cell>
              <table:table-cell office:value-type="float" office:value="0.1497530368">
                <text:p>0.1497530368</text:p>
              </table:table-cell>
              <table:table-cell office:value-type="float" office:value="0.003306308">
                <text:p>0.003306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173">
                <text:p>0.173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686464369297028">
                <text:p>0.686464369297028</text:p>
              </table:table-cell>
              <table:table-cell office:value-type="float" office:value="0.1497493504">
                <text:p>0.1497493504</text:p>
              </table:table-cell>
              <table:table-cell office:value-type="float" office:value="0.00117118825">
                <text:p>0.00117118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.118">
                <text:p>0.118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.688121497631073">
                <text:p>0.688121497631073</text:p>
              </table:table-cell>
              <table:table-cell office:value-type="float" office:value="0.149778432">
                <text:p>0.149778432</text:p>
              </table:table-cell>
              <table:table-cell office:value-type="float" office:value="0.00117118825">
                <text:p>0.00117118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57">
                <text:p>0.057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685766160488129">
                <text:p>0.685766160488129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7322600625">
                <text:p>0.000732260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054">
                <text:p>0.054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687505066394806">
                <text:p>0.687505066394806</text:p>
              </table:table-cell>
              <table:table-cell office:value-type="float" office:value="0.149694464">
                <text:p>0.149694464</text:p>
              </table:table-cell>
              <table:table-cell office:value-type="float" office:value="0.0007322600625">
                <text:p>0.000732260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041">
                <text:p>0.04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685393333435059">
                <text:p>0.685393333435059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47188221875">
                <text:p>0.000471882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.023">
                <text:p>0.02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685217201709747">
                <text:p>0.685217201709747</text:p>
              </table:table-cell>
              <table:table-cell office:value-type="float" office:value="0.1496977408">
                <text:p>0.1496977408</text:p>
              </table:table-cell>
              <table:table-cell office:value-type="float" office:value="0.0003839798125">
                <text:p>0.000383979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.021">
                <text:p>0.021</text:p>
              </table:table-cell>
              <table:table-cell office:value-type="float" office:value="0.99150002002716">
                <text:p>0.99150002002716</text:p>
              </table:table-cell>
              <table:table-cell office:value-type="float" office:value="0.685011208057404">
                <text:p>0.685011208057404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1178542421875">
                <text:p>0.00011785424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68498432636261">
                <text:p>0.68498432636261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68650341034">
                <text:p>0.684968650341034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38311576843">
                <text:p>0.684938311576843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34914112091">
                <text:p>0.684934914112091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595091015625">
                <text:p>0.000025950910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87cm" svg:y="3.782cm" style:legend-expansion="high" chart:style-name="ch2"/>
        <chart:plot-area chart:style-name="ch3" table:cell-range-address="Sheet2.A2:Sheet2.A48 Sheet2.H2:Sheet2.I48" chart:data-source-has-labels="row" svg:x="0.32cm" svg:y="0.18cm" svg:width="10.047cm" svg:height="8.64cm">
          <chartooo:coordinate-region svg:x="1.127cm" svg:y="0.354cm" svg:width="8.868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48" chart:label-cell-address="Sheet2.H2:Sheet2.H2" chart:class="chart:scatter">
            <chart:domain table:cell-range-address="Sheet2.A2:Sheet2.A48"/>
            <chart:regression-curve chart:style-name="ch7"/>
            <chart:data-point chart:repeated="47"/>
          </chart:series>
          <chart:series chart:style-name="ch8" chart:values-cell-range-address="Sheet2.I2:Sheet2.I48" chart:label-cell-address="Sheet2.I2:Sheet2.I2" chart:class="chart:scatter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71.900014</text:p>
                <draw:g>
                  <svg:desc>Sheet2.H2:Sheet2.H2</svg:desc>
                </draw:g>
              </table:table-cell>
              <table:table-cell office:value-type="string">
                <text:p>1110.240648</text:p>
                <draw:g>
                  <svg:desc>Sheet2.I2:Sheet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2:Sheet2.A48</svg:desc>
                </draw:g>
              </table:table-cell>
              <table:table-cell office:value-type="float" office:value="1071.900014">
                <text:p>1071.900014</text:p>
                <draw:g>
                  <svg:desc>Sheet2.H2:Sheet2.H48</svg:desc>
                </draw:g>
              </table:table-cell>
              <table:table-cell office:value-type="float" office:value="1110.240648">
                <text:p>1110.240648</text:p>
                <draw:g>
                  <svg:desc>Sheet2.I2:Sheet2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999.953245">
                <text:p>999.953245</text:p>
              </table:table-cell>
              <table:table-cell office:value-type="float" office:value="1245.722996">
                <text:p>1245.722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1299.45338">
                <text:p>1299.45338</text:p>
              </table:table-cell>
              <table:table-cell office:value-type="float" office:value="1235.717806">
                <text:p>1235.71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977.003121">
                <text:p>977.003121</text:p>
              </table:table-cell>
              <table:table-cell office:value-type="float" office:value="951.034677">
                <text:p>951.034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840.384923">
                <text:p>840.384923</text:p>
              </table:table-cell>
              <table:table-cell office:value-type="float" office:value="986.011597">
                <text:p>986.011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983.098643">
                <text:p>983.098643</text:p>
              </table:table-cell>
              <table:table-cell office:value-type="float" office:value="897.821075">
                <text:p>897.82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864.065267">
                <text:p>864.065267</text:p>
              </table:table-cell>
              <table:table-cell office:value-type="float" office:value="904.019398">
                <text:p>904.019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756.682785">
                <text:p>756.682785</text:p>
              </table:table-cell>
              <table:table-cell office:value-type="float" office:value="836.370447">
                <text:p>836.370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15.288044">
                <text:p>1015.288044</text:p>
              </table:table-cell>
              <table:table-cell office:value-type="float" office:value="1041.139441">
                <text:p>1041.139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084.27142">
                <text:p>1084.27142</text:p>
              </table:table-cell>
              <table:table-cell office:value-type="float" office:value="1123.322208">
                <text:p>1123.322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018.309913">
                <text:p>1018.309913</text:p>
              </table:table-cell>
              <table:table-cell office:value-type="float" office:value="1012.264673">
                <text:p>1012.264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961.763792">
                <text:p>961.763792</text:p>
              </table:table-cell>
              <table:table-cell office:value-type="float" office:value="1120.851416">
                <text:p>1120.851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985.515422">
                <text:p>985.515422</text:p>
              </table:table-cell>
              <table:table-cell office:value-type="float" office:value="1035.875407">
                <text:p>1035.875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919.917913">
                <text:p>919.917913</text:p>
              </table:table-cell>
              <table:table-cell office:value-type="float" office:value="1036.294493">
                <text:p>1036.294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047.382229">
                <text:p>1047.382229</text:p>
              </table:table-cell>
              <table:table-cell office:value-type="float" office:value="1131.716797">
                <text:p>1131.7167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935.993216">
                <text:p>935.993216</text:p>
              </table:table-cell>
              <table:table-cell office:value-type="float" office:value="990.214415">
                <text:p>990.214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192.137747">
                <text:p>1192.137747</text:p>
              </table:table-cell>
              <table:table-cell office:value-type="float" office:value="1094.813305">
                <text:p>1094.813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127.114417">
                <text:p>1127.114417</text:p>
              </table:table-cell>
              <table:table-cell office:value-type="float" office:value="1131.079776">
                <text:p>1131.079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989.870701">
                <text:p>989.870701</text:p>
              </table:table-cell>
              <table:table-cell office:value-type="float" office:value="998.781656">
                <text:p>998.781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054.238677">
                <text:p>1054.238677</text:p>
              </table:table-cell>
              <table:table-cell office:value-type="float" office:value="1181.062233">
                <text:p>1181.0622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977.477019">
                <text:p>977.477019</text:p>
              </table:table-cell>
              <table:table-cell office:value-type="float" office:value="1027.649086">
                <text:p>1027.649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000.872479">
                <text:p>1000.872479</text:p>
              </table:table-cell>
              <table:table-cell office:value-type="float" office:value="978.720704">
                <text:p>978.720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957.381983">
                <text:p>957.381983</text:p>
              </table:table-cell>
              <table:table-cell office:value-type="float" office:value="954.546395">
                <text:p>954.546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792.198589">
                <text:p>792.198589</text:p>
              </table:table-cell>
              <table:table-cell office:value-type="float" office:value="710.136035">
                <text:p>710.136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17.514834">
                <text:p>717.514834</text:p>
              </table:table-cell>
              <table:table-cell office:value-type="float" office:value="753.964628">
                <text:p>753.964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491.936778">
                <text:p>491.936778</text:p>
              </table:table-cell>
              <table:table-cell office:value-type="float" office:value="580.718772">
                <text:p>580.718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425.218916">
                <text:p>425.218916</text:p>
              </table:table-cell>
              <table:table-cell office:value-type="float" office:value="501.274745">
                <text:p>501.274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74.086177">
                <text:p>474.086177</text:p>
              </table:table-cell>
              <table:table-cell office:value-type="float" office:value="455.692215">
                <text:p>455.692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64.850674">
                <text:p>264.850674</text:p>
              </table:table-cell>
              <table:table-cell office:value-type="float" office:value="230.310838">
                <text:p>230.310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69.862204">
                <text:p>169.862204</text:p>
              </table:table-cell>
              <table:table-cell office:value-type="float" office:value="169.785007">
                <text:p>169.785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64.140446">
                <text:p>164.140446</text:p>
              </table:table-cell>
              <table:table-cell office:value-type="float" office:value="144.555523">
                <text:p>144.55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49.720592">
                <text:p>249.720592</text:p>
              </table:table-cell>
              <table:table-cell office:value-type="float" office:value="173.641066">
                <text:p>173.641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11.854372">
                <text:p>211.854372</text:p>
              </table:table-cell>
              <table:table-cell office:value-type="float" office:value="201.31291">
                <text:p>201.31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261.728417">
                <text:p>261.728417</text:p>
              </table:table-cell>
              <table:table-cell office:value-type="float" office:value="253.167851">
                <text:p>253.167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51.143155">
                <text:p>251.143155</text:p>
              </table:table-cell>
              <table:table-cell office:value-type="float" office:value="210.260422">
                <text:p>210.260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35.163147">
                <text:p>135.163147</text:p>
              </table:table-cell>
              <table:table-cell office:value-type="float" office:value="128.544356">
                <text:p>128.544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117.636752">
                <text:p>117.636752</text:p>
              </table:table-cell>
              <table:table-cell office:value-type="float" office:value="124.278834">
                <text:p>124.278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17.154946">
                <text:p>117.154946</text:p>
              </table:table-cell>
              <table:table-cell office:value-type="float" office:value="108.922774">
                <text:p>108.922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41.680008">
                <text:p>141.680008</text:p>
              </table:table-cell>
              <table:table-cell office:value-type="float" office:value="192.736192">
                <text:p>192.736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27.180581">
                <text:p>127.180581</text:p>
              </table:table-cell>
              <table:table-cell office:value-type="float" office:value="114.672634">
                <text:p>114.6726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9.436706">
                <text:p>139.436706</text:p>
              </table:table-cell>
              <table:table-cell office:value-type="float" office:value="142.088528">
                <text:p>142.088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72.567115">
                <text:p>172.567115</text:p>
              </table:table-cell>
              <table:table-cell office:value-type="float" office:value="223.904729">
                <text:p>223.904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37.766811">
                <text:p>137.766811</text:p>
              </table:table-cell>
              <table:table-cell office:value-type="float" office:value="126.430036">
                <text:p>126.4300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90.724453">
                <text:p>90.724453</text:p>
              </table:table-cell>
              <table:table-cell office:value-type="float" office:value="105.03286">
                <text:p>105.03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2cm" svg:y="4.227cm" style:legend-expansion="high" chart:style-name="ch2"/>
        <chart:plot-area chart:style-name="ch3" table:cell-range-address="Sheet2.A2:Sheet2.A48 Sheet2.S2:Sheet2.S48" chart:data-source-has-labels="row" svg:x="0.32cm" svg:y="0.18cm" svg:width="11.132cm" svg:height="8.64cm">
          <chartooo:coordinate-region svg:x="1.047cm" svg:y="0.353cm" svg:width="10.218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2:Sheet2.S48" chart:label-cell-address="Sheet2.S2:Sheet2.S2" chart:class="chart:scatter">
            <chart:domain table:cell-range-address="Sheet2.A2:Sheet2.A48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67325000333786</text:p>
                <draw:g>
                  <svg:desc>Sheet2.S2:Sheet2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2:Sheet2.A48</svg:desc>
                </draw:g>
              </table:table-cell>
              <table:table-cell office:value-type="float" office:value="0.67325000333786">
                <text:p>0.67325000333786</text:p>
                <draw:g>
                  <svg:desc>Sheet2.S2:Sheet2.S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0.677999985218048">
                <text:p>0.6779999852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0.673624989032745">
                <text:p>0.673624989032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673375013589859">
                <text:p>0.67337501358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0.675500004529953">
                <text:p>0.675500004529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0.675999998092652">
                <text:p>0.675999998092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673125012397766">
                <text:p>0.673125012397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669374994277954">
                <text:p>0.669374994277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672249996900559">
                <text:p>0.67224999690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0.673750009775162">
                <text:p>0.673750009775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0.673124989032746">
                <text:p>0.673124989032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677624995470047">
                <text:p>0.677624995470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676875000715256">
                <text:p>0.676875000715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675875000715256">
                <text:p>0.675875000715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676624989032746">
                <text:p>0.676624989032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676874994277954">
                <text:p>0.676874994277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682999985218048">
                <text:p>0.682999985218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0.672999985218048">
                <text:p>0.672999985218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672500008583069">
                <text:p>0.672500008583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67525000333786">
                <text:p>0.67525000333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0.677874987840653">
                <text:p>0.677874987840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670874994277954">
                <text:p>0.670874994277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671375000715256">
                <text:p>0.671375000715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67325000333786">
                <text:p>0.67325000333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73749996900559">
                <text:p>0.673749996900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0.65837499833107">
                <text:p>0.65837499833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0.649000012636185">
                <text:p>0.649000012636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.647249994516373">
                <text:p>0.647249994516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63375000500679">
                <text:p>0.63375000500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.619999986886978">
                <text:p>0.619999986886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620374995946884">
                <text:p>0.6203749959468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0.619999999761582">
                <text:p>0.619999999761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633250011444092">
                <text:p>0.633250011444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0.63212498831749">
                <text:p>0.63212498831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.60475000667572">
                <text:p>0.60475000667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0.582999988555908">
                <text:p>0.5829999885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576749991416931">
                <text:p>0.5767499914169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.552000000715256">
                <text:p>0.552000000715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52187500333786">
                <text:p>0.52187500333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521125008583069">
                <text:p>0.521125008583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515375013828278">
                <text:p>0.515375013828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.506500004768372">
                <text:p>0.5065000047683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.50625001001358">
                <text:p>0.50625001001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500499991893769">
                <text:p>0.500499991893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496625012636185">
                <text:p>0.496625012636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496625012636185">
                <text:p>0.496625012636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496625012636185">
                <text:p>0.4966250126361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